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86.7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5.85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65.06pt"/>
    </style:style>
    <style:style style:name="co19" style:family="table-column">
      <style:table-column-properties fo:break-before="auto" style:column-width="59.64pt"/>
    </style:style>
    <style:style style:name="co20" style:family="table-column">
      <style:table-column-properties fo:break-before="auto" style:column-width="79.74pt"/>
    </style:style>
    <style:style style:name="co21" style:family="table-column">
      <style:table-column-properties fo:break-before="auto" style:column-width="78.94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TC_results_0" table:style-name="ta1">
        <table:shapes>
          <draw:frame draw:z-index="0" draw:style-name="gr1" draw:text-style-name="P1" svg:width="1135.13pt" svg:height="363.69pt" svg:x="64.26pt" svg:y="57.97pt">
            <draw:object draw:notify-on-update-of-ranges="TTC_results_0.A1:TTC_results_0.A1 TTC_results_0.A2:TTC_results_0.A39 TTC_results_0.B1:TTC_results_0.B1 TTC_results_0.B2:TTC_results_0.B39 TTC_results_0.C1:TTC_results_0.C1 TTC_results_0.C2:TTC_results_0.C39 TTC_results_0.D1:TTC_results_0.D1 TTC_results_0.D2:TTC_results_0.D39 TTC_results_0.E1:TTC_results_0.E1 TTC_results_0.E2:TTC_results_0.E39 TTC_results_0.F1:TTC_results_0.F1 TTC_results_0.F2:TTC_results_0.F39 TTC_results_0.G1:TTC_results_0.G1 TTC_results_0.G2:TTC_results_0.G39 TTC_results_0.H1:TTC_results_0.H1 TTC_results_0.H2:TTC_results_0.H39 TTC_results_0.I1:TTC_results_0.I1 TTC_results_0.I2:TTC_results_0.I39 TTC_results_0.J1:TTC_results_0.J1 TTC_results_0.J2:TTC_results_0.J39 TTC_results_0.K1:TTC_results_0.K1 TTC_results_0.K2:TTC_results_0.K39 TTC_results_0.L1:TTC_results_0.L1 TTC_results_0.L2:TTC_results_0.L39 TTC_results_0.M1:TTC_results_0.M1 TTC_results_0.M2:TTC_results_0.M39 TTC_results_0.N1:TTC_results_0.N1 TTC_results_0.N2:TTC_results_0.N39 TTC_results_0.O1:TTC_results_0.O1 TTC_results_0.O2:TTC_results_0.O39 TTC_results_0.P1:TTC_results_0.P1 TTC_results_0.P2:TTC_results_0.P39 TTC_results_0.Q1:TTC_results_0.Q1 TTC_results_0.Q2:TTC_results_0.Q39 TTC_results_0.R1:TTC_results_0.R1 TTC_results_0.R2:TTC_results_0.R39 TTC_results_0.S1:TTC_results_0.S1 TTC_results_0.S2:TTC_results_0.S39 TTC_results_0.T1:TTC_results_0.T1 TTC_results_0.T2:TTC_results_0.T39 TTC_results_0.U1:TTC_results_0.U1 TTC_results_0.U2:TTC_results_0.U39 TTC_results_0.V1:TTC_results_0.V1 TTC_results_0.V2:TTC_results_0.V39 TTC_results_0.W1:TTC_results_0.W1 TTC_results_0.W2:TTC_results_0.W39 TTC_results_0.X1:TTC_results_0.X1 TTC_results_0.X2:TTC_results_0.X39 TTC_results_0.Y1:TTC_results_0.Y1 TTC_results_0.Y2:TTC_results_0.Y39 TTC_results_0.Z1:TTC_results_0.Z1 TTC_results_0.Z2:TTC_results_0.Z39 TTC_results_0.AA1:TTC_results_0.AA1 TTC_results_0.AA2:TTC_results_0.AA39 TTC_results_0.AB1:TTC_results_0.AB1 TTC_results_0.AB2:TTC_results_0.AB39 TTC_results_0.AC1:TTC_results_0.AC1 TTC_results_0.AC2:TTC_results_0.AC39 TTC_results_0.AD1:TTC_results_0.AD1 TTC_results_0.AD2:TTC_results_0.AD39 TTC_results_0.AE1:TTC_results_0.AE1 TTC_results_0.AE2:TTC_results_0.AE39 TTC_results_0.AF1:TTC_results_0.AF1 TTC_results_0.AF2:TTC_results_0.AF39 TTC_results_0.AG1:TTC_results_0.AG1 TTC_results_0.AG2:TTC_results_0.AG39 TTC_results_0.AH1:TTC_results_0.AH1 TTC_results_0.AH2:TTC_results_0.AH39 TTC_results_0.AI1:TTC_results_0.AI1 TTC_results_0.AI2:TTC_results_0.AI39 TTC_results_0.AJ1:TTC_results_0.AJ1 TTC_results_0.AJ2:TTC_results_0.AJ39 TTC_results_0.AK1:TTC_results_0.AK1 TTC_results_0.AK2:TTC_results_0.A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SHITOMASI+BRISK</text:p>
          </table:table-cell>
          <table:table-cell office:value-type="string" calcext:value-type="string">
            <text:p>SHITOMASI+BRIEF</text:p>
          </table:table-cell>
          <table:table-cell office:value-type="string" calcext:value-type="string">
            <text:p>SHITOMASI+ORB</text:p>
          </table:table-cell>
          <table:table-cell office:value-type="string" calcext:value-type="string">
            <text:p>SHITOMASI+FREAK</text:p>
          </table:table-cell>
          <table:table-cell office:value-type="string" calcext:value-type="string">
            <text:p>SHITOMASI+SIFT</text:p>
          </table:table-cell>
          <table:table-cell office:value-type="string" calcext:value-type="string">
            <text:p>HARRIS+BRISK</text:p>
          </table:table-cell>
          <table:table-cell office:value-type="string" calcext:value-type="string">
            <text:p>HARRIS+BRIEF</text:p>
          </table:table-cell>
          <table:table-cell office:value-type="string" calcext:value-type="string">
            <text:p>HARRIS+ORB</text:p>
          </table:table-cell>
          <table:table-cell office:value-type="string" calcext:value-type="string">
            <text:p>HARRIS+FREAK</text:p>
          </table:table-cell>
          <table:table-cell office:value-type="string" calcext:value-type="string">
            <text:p>HARRIS+SIFT</text:p>
          </table:table-cell>
          <table:table-cell office:value-type="string" calcext:value-type="string">
            <text:p>FAST+BRISK</text:p>
          </table:table-cell>
          <table:table-cell office:value-type="string" calcext:value-type="string">
            <text:p>FAST+BRIEF</text:p>
          </table:table-cell>
          <table:table-cell office:value-type="string" calcext:value-type="string">
            <text:p>FAST+ORB</text:p>
          </table:table-cell>
          <table:table-cell office:value-type="string" calcext:value-type="string">
            <text:p>FAST+FREAK</text:p>
          </table:table-cell>
          <table:table-cell office:value-type="string" calcext:value-type="string">
            <text:p>FAST+SIFT</text:p>
          </table:table-cell>
          <table:table-cell office:value-type="string" calcext:value-type="string">
            <text:p>BRISK+BRISK</text:p>
          </table:table-cell>
          <table:table-cell office:value-type="string" calcext:value-type="string">
            <text:p>BRISK+BRIEF</text:p>
          </table:table-cell>
          <table:table-cell office:value-type="string" calcext:value-type="string">
            <text:p>BRISK+ORB</text:p>
          </table:table-cell>
          <table:table-cell office:value-type="string" calcext:value-type="string">
            <text:p>BRISK+FREAK</text:p>
          </table:table-cell>
          <table:table-cell office:value-type="string" calcext:value-type="string">
            <text:p>BRISK+SIFT</text:p>
          </table:table-cell>
          <table:table-cell office:value-type="string" calcext:value-type="string">
            <text:p>ORB+BRISK</text:p>
          </table:table-cell>
          <table:table-cell office:value-type="string" calcext:value-type="string">
            <text:p>ORB+BRIEF</text:p>
          </table:table-cell>
          <table:table-cell office:value-type="string" calcext:value-type="string">
            <text:p>ORB+ORB</text:p>
          </table:table-cell>
          <table:table-cell office:value-type="string" calcext:value-type="string">
            <text:p>ORB+FREAK</text:p>
          </table:table-cell>
          <table:table-cell office:value-type="string" calcext:value-type="string">
            <text:p>ORB+SIFT</text:p>
          </table:table-cell>
          <table:table-cell office:value-type="string" calcext:value-type="string">
            <text:p>AKAZE+BRISK</text:p>
          </table:table-cell>
          <table:table-cell office:value-type="string" calcext:value-type="string">
            <text:p>AKAZE+BRIEF</text:p>
          </table:table-cell>
          <table:table-cell office:value-type="string" calcext:value-type="string">
            <text:p>AKAZE+ORB</text:p>
          </table:table-cell>
          <table:table-cell office:value-type="string" calcext:value-type="string">
            <text:p>AKAZE+FREAK</text:p>
          </table:table-cell>
          <table:table-cell office:value-type="string" calcext:value-type="string">
            <text:p>AKAZE+AKAZE</text:p>
          </table:table-cell>
          <table:table-cell office:value-type="string" calcext:value-type="string">
            <text:p>AKAZE+SIFT</text:p>
          </table:table-cell>
          <table:table-cell office:value-type="string" calcext:value-type="string">
            <text:p>SIFT+BRISK</text:p>
          </table:table-cell>
          <table:table-cell office:value-type="string" calcext:value-type="string">
            <text:p>SIFT+BRIEF</text:p>
          </table:table-cell>
          <table:table-cell office:value-type="string" calcext:value-type="string">
            <text:p>SIFT+FREAK</text:p>
          </table:table-cell>
          <table:table-cell office:value-type="string" calcext:value-type="string">
            <text:p>SIFT+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584" calcext:value-type="float">
            <text:p>12.5584</text:p>
          </table:table-cell>
          <table:table-cell office:value-type="float" office:value="42.762267" calcext:value-type="float">
            <text:p>42.762267</text:p>
          </table:table-cell>
          <table:table-cell office:value-type="float" office:value="125.658895" calcext:value-type="float">
            <text:p>125.658895</text:p>
          </table:table-cell>
          <table:table-cell office:value-type="float" office:value="56.311205" calcext:value-type="float">
            <text:p>56.311205</text:p>
          </table:table-cell>
          <table:table-cell office:value-type="float" office:value="119.359007" calcext:value-type="float">
            <text:p>119.359007</text:p>
          </table:table-cell>
          <table:table-cell office:value-type="float" office:value="125.658895" calcext:value-type="float">
            <text:p>125.658895</text:p>
          </table:table-cell>
          <table:table-cell office:value-type="float" office:value="36.735145" calcext:value-type="float">
            <text:p>36.735145</text:p>
          </table:table-cell>
          <table:table-cell office:value-type="float" office:value="88.173961" calcext:value-type="float">
            <text:p>88.173961</text:p>
          </table:table-cell>
          <table:table-cell office:value-type="float" office:value="36.735145" calcext:value-type="float">
            <text:p>36.735145</text:p>
          </table:table-cell>
          <table:table-cell office:value-type="float" office:value="20.925524" calcext:value-type="float">
            <text:p>20.925524</text:p>
          </table:table-cell>
          <table:table-cell office:value-type="float" office:value="34.755226" calcext:value-type="float">
            <text:p>34.755226</text:p>
          </table:table-cell>
          <table:table-cell office:value-type="float" office:value="29.872881" calcext:value-type="float">
            <text:p>29.872881</text:p>
          </table:table-cell>
          <table:table-cell office:value-type="float" office:value="99.99" calcext:value-type="float">
            <text:p>99.99</text:p>
          </table:table-cell>
          <table:table-cell office:value-type="float" office:value="41.909439" calcext:value-type="float">
            <text:p>41.909439</text:p>
          </table:table-cell>
          <table:table-cell office:value-type="float" office:value="99.99" calcext:value-type="float">
            <text:p>99.99</text:p>
          </table:table-cell>
          <table:table-cell office:value-type="float" office:value="65.985563" calcext:value-type="float">
            <text:p>65.985563</text:p>
          </table:table-cell>
          <table:table-cell office:value-type="float" office:value="38.748477" calcext:value-type="float">
            <text:p>38.748477</text:p>
          </table:table-cell>
          <table:table-cell office:value-type="float" office:value="47.165793" calcext:value-type="float">
            <text:p>47.165793</text:p>
          </table:table-cell>
          <table:table-cell office:value-type="float" office:value="31.467891" calcext:value-type="float">
            <text:p>31.467891</text:p>
          </table:table-cell>
          <table:table-cell office:value-type="float" office:value="26.992466" calcext:value-type="float">
            <text:p>26.992466</text:p>
          </table:table-cell>
          <table:table-cell office:value-type="float" office:value="51.163606" calcext:value-type="float">
            <text:p>51.163606</text:p>
          </table:table-cell>
          <table:table-cell office:value-type="float" office:value="42.419414" calcext:value-type="float">
            <text:p>42.419414</text:p>
          </table:table-cell>
          <table:table-cell office:value-type="float" office:value="39.910433" calcext:value-type="float">
            <text:p>39.910433</text:p>
          </table:table-cell>
          <table:table-cell office:value-type="float" office:value="63.606163" calcext:value-type="float">
            <text:p>63.606163</text:p>
          </table:table-cell>
          <table:table-cell office:value-type="float" office:value="39.126496" calcext:value-type="float">
            <text:p>39.126496</text:p>
          </table:table-cell>
          <table:table-cell office:value-type="float" office:value="39.462873" calcext:value-type="float">
            <text:p>39.462873</text:p>
          </table:table-cell>
          <table:table-cell office:value-type="float" office:value="29.519998" calcext:value-type="float">
            <text:p>29.519998</text:p>
          </table:table-cell>
          <table:table-cell office:value-type="float" office:value="33.397527" calcext:value-type="float">
            <text:p>33.397527</text:p>
          </table:table-cell>
          <table:table-cell office:value-type="float" office:value="22.789832" calcext:value-type="float">
            <text:p>22.789832</text:p>
          </table:table-cell>
          <table:table-cell office:value-type="float" office:value="27.223615" calcext:value-type="float">
            <text:p>27.223615</text:p>
          </table:table-cell>
          <table:table-cell office:value-type="float" office:value="23.744996" calcext:value-type="float">
            <text:p>23.744996</text:p>
          </table:table-cell>
          <table:table-cell office:value-type="float" office:value="25.548005" calcext:value-type="float">
            <text:p>25.548005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71949" calcext:value-type="float">
            <text:p>9.371949</text:p>
          </table:table-cell>
          <table:table-cell office:value-type="float" office:value="31.444966" calcext:value-type="float">
            <text:p>31.444966</text:p>
          </table:table-cell>
          <table:table-cell office:value-type="float" office:value="35.523124" calcext:value-type="float">
            <text:p>35.523124</text:p>
          </table:table-cell>
          <table:table-cell office:value-type="float" office:value="33.231615" calcext:value-type="float">
            <text:p>33.231615</text:p>
          </table:table-cell>
          <table:table-cell office:value-type="float" office:value="22.347174" calcext:value-type="float">
            <text:p>22.347174</text:p>
          </table:table-cell>
          <table:table-cell office:value-type="float" office:value="41.60776" calcext:value-type="float">
            <text:p>41.60776</text:p>
          </table:table-cell>
          <table:table-cell office:value-type="float" office:value="37.885391" calcext:value-type="float">
            <text:p>37.885391</text:p>
          </table:table-cell>
          <table:table-cell office:value-type="float" office:value="43.323454" calcext:value-type="float">
            <text:p>43.323454</text:p>
          </table:table-cell>
          <table:table-cell office:value-type="float" office:value="38.380591" calcext:value-type="float">
            <text:p>38.380591</text:p>
          </table:table-cell>
          <table:table-cell office:value-type="float" office:value="37.897411" calcext:value-type="float">
            <text:p>37.897411</text:p>
          </table:table-cell>
          <table:table-cell office:value-type="float" office:value="42.594638" calcext:value-type="float">
            <text:p>42.594638</text:p>
          </table:table-cell>
          <table:table-cell office:value-type="float" office:value="76.343869" calcext:value-type="float">
            <text:p>76.343869</text:p>
          </table:table-cell>
          <table:table-cell office:value-type="float" office:value="99.99" calcext:value-type="float">
            <text:p>99.99</text:p>
          </table:table-cell>
          <table:table-cell office:value-type="float" office:value="56.743302" calcext:value-type="float">
            <text:p>56.743302</text:p>
          </table:table-cell>
          <table:table-cell office:value-type="float" office:value="76.343869" calcext:value-type="float">
            <text:p>76.343869</text:p>
          </table:table-cell>
          <table:table-cell office:value-type="float" office:value="1664.199994" calcext:value-type="float">
            <text:p>1664.199994</text:p>
          </table:table-cell>
          <table:table-cell office:value-type="float" office:value="29.493054" calcext:value-type="float">
            <text:p>29.493054</text:p>
          </table:table-cell>
          <table:table-cell office:value-type="float" office:value="28.250383" calcext:value-type="float">
            <text:p>28.250383</text:p>
          </table:table-cell>
          <table:table-cell office:value-type="float" office:value="26.909907" calcext:value-type="float">
            <text:p>26.909907</text:p>
          </table:table-cell>
          <table:table-cell office:value-type="float" office:value="48.632988" calcext:value-type="float">
            <text:p>48.632988</text:p>
          </table:table-cell>
          <table:table-cell office:value-type="float" office:value="28.520043" calcext:value-type="float">
            <text:p>28.520043</text:p>
          </table:table-cell>
          <table:table-cell office:value-type="float" office:value="52.530928" calcext:value-type="float">
            <text:p>52.530928</text:p>
          </table:table-cell>
          <table:table-cell office:value-type="float" office:value="22.933982" calcext:value-type="float">
            <text:p>22.933982</text:p>
          </table:table-cell>
          <table:table-cell office:value-type="float" office:value="42.010786" calcext:value-type="float">
            <text:p>42.010786</text:p>
          </table:table-cell>
          <table:table-cell office:value-type="float" office:value="114.387853" calcext:value-type="float">
            <text:p>114.387853</text:p>
          </table:table-cell>
          <table:table-cell office:value-type="float" office:value="83.559156" calcext:value-type="float">
            <text:p>83.559156</text:p>
          </table:table-cell>
          <table:table-cell office:value-type="float" office:value="20.482128" calcext:value-type="float">
            <text:p>20.482128</text:p>
          </table:table-cell>
          <table:table-cell office:value-type="float" office:value="21.709202" calcext:value-type="float">
            <text:p>21.709202</text:p>
          </table:table-cell>
          <table:table-cell office:value-type="float" office:value="18.525499" calcext:value-type="float">
            <text:p>18.525499</text:p>
          </table:table-cell>
          <table:table-cell office:value-type="float" office:value="31.965486" calcext:value-type="float">
            <text:p>31.965486</text:p>
          </table:table-cell>
          <table:table-cell office:value-type="float" office:value="20.192358" calcext:value-type="float">
            <text:p>20.192358</text:p>
          </table:table-cell>
          <table:table-cell office:value-type="float" office:value="24.236213" calcext:value-type="float">
            <text:p>24.236213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31508" calcext:value-type="float">
            <text:p>14.031508</text:p>
          </table:table-cell>
          <table:table-cell office:value-type="float" office:value="28.870181" calcext:value-type="float">
            <text:p>28.870181</text:p>
          </table:table-cell>
          <table:table-cell office:value-type="float" office:value="31.145463" calcext:value-type="float">
            <text:p>31.145463</text:p>
          </table:table-cell>
          <table:table-cell office:value-type="float" office:value="33.720757" calcext:value-type="float">
            <text:p>33.720757</text:p>
          </table:table-cell>
          <table:table-cell office:value-type="float" office:value="99.99" calcext:value-type="float">
            <text:p>99.99</text:p>
          </table:table-cell>
          <table:table-cell office:value-type="float" office:value="31.815042" calcext:value-type="float">
            <text:p>31.815042</text:p>
          </table:table-cell>
          <table:table-cell office:value-type="float" office:value="24.945343" calcext:value-type="float">
            <text:p>24.945343</text:p>
          </table:table-cell>
          <table:table-cell office:value-type="float" office:value="99.99" calcext:value-type="float">
            <text:p>99.99</text:p>
          </table:table-cell>
          <table:table-cell office:value-type="float" office:value="31.614457" calcext:value-type="float">
            <text:p>31.614457</text:p>
          </table:table-cell>
          <table:table-cell office:value-type="float" office:value="12.731355" calcext:value-type="float">
            <text:p>12.731355</text:p>
          </table:table-cell>
          <table:table-cell office:value-type="float" office:value="99.99" calcext:value-type="float">
            <text:p>99.99</text:p>
          </table:table-cell>
          <table:table-cell office:value-type="float" office:value="32.763663" calcext:value-type="float">
            <text:p>32.763663</text:p>
          </table:table-cell>
          <table:table-cell office:value-type="float" office:value="57.172048" calcext:value-type="float">
            <text:p>57.172048</text:p>
          </table:table-cell>
          <table:table-cell office:value-type="float" office:value="30.157086" calcext:value-type="float">
            <text:p>30.157086</text:p>
          </table:table-cell>
          <table:table-cell office:value-type="float" office:value="32.607157" calcext:value-type="float">
            <text:p>32.607157</text:p>
          </table:table-cell>
          <table:table-cell office:value-type="float" office:value="50.03701" calcext:value-type="float">
            <text:p>50.03701</text:p>
          </table:table-cell>
          <table:table-cell office:value-type="float" office:value="22.65836" calcext:value-type="float">
            <text:p>22.65836</text:p>
          </table:table-cell>
          <table:table-cell office:value-type="float" office:value="22.511855" calcext:value-type="float">
            <text:p>22.511855</text:p>
          </table:table-cell>
          <table:table-cell office:value-type="float" office:value="17.779988" calcext:value-type="float">
            <text:p>17.779988</text:p>
          </table:table-cell>
          <table:table-cell office:value-type="float" office:value="24.548269" calcext:value-type="float">
            <text:p>24.548269</text:p>
          </table:table-cell>
          <table:table-cell office:value-type="float" office:value="24.320934" calcext:value-type="float">
            <text:p>24.320934</text:p>
          </table:table-cell>
          <table:table-cell office:value-type="float" office:value="41.161144" calcext:value-type="float">
            <text:p>41.161144</text:p>
          </table:table-cell>
          <table:table-cell office:value-type="float" office:value="54.718549" calcext:value-type="float">
            <text:p>54.718549</text:p>
          </table:table-cell>
          <table:table-cell office:value-type="float" office:value="49.858699" calcext:value-type="float">
            <text:p>49.858699</text:p>
          </table:table-cell>
          <table:table-cell office:value-type="float" office:value="100.770539" calcext:value-type="float">
            <text:p>100.770539</text:p>
          </table:table-cell>
          <table:table-cell office:value-type="float" office:value="63.325862" calcext:value-type="float">
            <text:p>63.325862</text:p>
          </table:table-cell>
          <table:table-cell office:value-type="float" office:value="24.270998" calcext:value-type="float">
            <text:p>24.270998</text:p>
          </table:table-cell>
          <table:table-cell office:value-type="float" office:value="24.099721" calcext:value-type="float">
            <text:p>24.099721</text:p>
          </table:table-cell>
          <table:table-cell office:value-type="float" office:value="25.479836" calcext:value-type="float">
            <text:p>25.479836</text:p>
          </table:table-cell>
          <table:table-cell office:value-type="float" office:value="23.732104" calcext:value-type="float">
            <text:p>23.732104</text:p>
          </table:table-cell>
          <table:table-cell office:value-type="float" office:value="20.266936" calcext:value-type="float">
            <text:p>20.266936</text:p>
          </table:table-cell>
          <table:table-cell office:value-type="float" office:value="23.737065" calcext:value-type="float">
            <text:p>23.737065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241828" calcext:value-type="float">
            <text:p>24.241828</text:p>
          </table:table-cell>
          <table:table-cell office:value-type="float" office:value="25.95597" calcext:value-type="float">
            <text:p>25.95597</text:p>
          </table:table-cell>
          <table:table-cell office:value-type="float" office:value="37.502366" calcext:value-type="float">
            <text:p>37.502366</text:p>
          </table:table-cell>
          <table:table-cell office:value-type="float" office:value="27.136787" calcext:value-type="float">
            <text:p>27.136787</text:p>
          </table:table-cell>
          <table:table-cell office:value-type="float" office:value="26.993954" calcext:value-type="float">
            <text:p>26.993954</text:p>
          </table:table-cell>
          <table:table-cell office:value-type="float" office:value="27.136787" calcext:value-type="float">
            <text:p>27.136787</text:p>
          </table:table-cell>
          <table:table-cell office:value-type="float" office:value="29.824436" calcext:value-type="float">
            <text:p>29.824436</text:p>
          </table:table-cell>
          <table:table-cell office:value-type="float" office:value="36.939028" calcext:value-type="float">
            <text:p>36.939028</text:p>
          </table:table-cell>
          <table:table-cell office:value-type="float" office:value="184.606196" calcext:value-type="float">
            <text:p>184.606196</text:p>
          </table:table-cell>
          <table:table-cell office:value-type="float" office:value="26.357537" calcext:value-type="float">
            <text:p>26.357537</text:p>
          </table:table-cell>
          <table:table-cell office:value-type="float" office:value="50.973167" calcext:value-type="float">
            <text:p>50.973167</text:p>
          </table:table-cell>
          <table:table-cell office:value-type="float" office:value="28.137073" calcext:value-type="float">
            <text:p>28.137073</text:p>
          </table:table-cell>
          <table:table-cell office:value-type="float" office:value="32.087041" calcext:value-type="float">
            <text:p>32.087041</text:p>
          </table:table-cell>
          <table:table-cell office:value-type="float" office:value="28.833754" calcext:value-type="float">
            <text:p>28.833754</text:p>
          </table:table-cell>
          <table:table-cell office:value-type="float" office:value="29.088304" calcext:value-type="float">
            <text:p>29.088304</text:p>
          </table:table-cell>
          <table:table-cell office:value-type="float" office:value="29.268118" calcext:value-type="float">
            <text:p>29.268118</text:p>
          </table:table-cell>
          <table:table-cell office:value-type="float" office:value="27.390169" calcext:value-type="float">
            <text:p>27.390169</text:p>
          </table:table-cell>
          <table:table-cell office:value-type="float" office:value="29.924719" calcext:value-type="float">
            <text:p>29.924719</text:p>
          </table:table-cell>
          <table:table-cell office:value-type="float" office:value="30.279101" calcext:value-type="float">
            <text:p>30.279101</text:p>
          </table:table-cell>
          <table:table-cell office:value-type="float" office:value="27.321182" calcext:value-type="float">
            <text:p>27.321182</text:p>
          </table:table-cell>
          <table:table-cell office:value-type="float" office:value="30.684139" calcext:value-type="float">
            <text:p>30.684139</text:p>
          </table:table-cell>
          <table:table-cell office:value-type="float" office:value="255.880032" calcext:value-type="float">
            <text:p>255.880032</text:p>
          </table:table-cell>
          <table:table-cell office:value-type="float" office:value="47.15095" calcext:value-type="float">
            <text:p>47.15095</text:p>
          </table:table-cell>
          <table:table-cell office:value-type="float" office:value="26.092555" calcext:value-type="float">
            <text:p>26.092555</text:p>
          </table:table-cell>
          <table:table-cell office:value-type="float" office:value="17.667304" calcext:value-type="float">
            <text:p>17.667304</text:p>
          </table:table-cell>
          <table:table-cell office:value-type="float" office:value="63.573938" calcext:value-type="float">
            <text:p>63.573938</text:p>
          </table:table-cell>
          <table:table-cell office:value-type="float" office:value="23.980598" calcext:value-type="float">
            <text:p>23.980598</text:p>
          </table:table-cell>
          <table:table-cell office:value-type="float" office:value="23.895177" calcext:value-type="float">
            <text:p>23.895177</text:p>
          </table:table-cell>
          <table:table-cell office:value-type="float" office:value="24.104515" calcext:value-type="float">
            <text:p>24.104515</text:p>
          </table:table-cell>
          <table:table-cell office:value-type="float" office:value="21.26976" calcext:value-type="float">
            <text:p>21.26976</text:p>
          </table:table-cell>
          <table:table-cell office:value-type="float" office:value="20.747153" calcext:value-type="float">
            <text:p>20.747153</text:p>
          </table:table-cell>
          <table:table-cell office:value-type="float" office:value="22.886735" calcext:value-type="float">
            <text:p>22.886735</text:p>
          </table:table-cell>
          <table:table-cell office:value-type="float" office:value="388.17265" calcext:value-type="float">
            <text:p>388.17265</text:p>
          </table:table-cell>
          <table:table-cell office:value-type="float" office:value="400.893463" calcext:value-type="float">
            <text:p>400.893463</text:p>
          </table:table-cell>
          <table:table-cell office:value-type="float" office:value="65.102551" calcext:value-type="float">
            <text:p>65.102551</text:p>
          </table:table-cell>
          <table:table-cell office:value-type="float" office:value="88.021073" calcext:value-type="float">
            <text:p>88.021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119698" calcext:value-type="float">
            <text:p>12.119698</text:p>
          </table:table-cell>
          <table:table-cell office:value-type="float" office:value="25.625886" calcext:value-type="float">
            <text:p>25.625886</text:p>
          </table:table-cell>
          <table:table-cell office:value-type="float" office:value="26.419015" calcext:value-type="float">
            <text:p>26.419015</text:p>
          </table:table-cell>
          <table:table-cell office:value-type="float" office:value="26.613036" calcext:value-type="float">
            <text:p>26.613036</text:p>
          </table:table-cell>
          <table:table-cell office:value-type="float" office:value="27.243409" calcext:value-type="float">
            <text:p>27.243409</text:p>
          </table:table-cell>
          <table:table-cell office:value-type="float" office:value="26.16713" calcext:value-type="float">
            <text:p>26.16713</text:p>
          </table:table-cell>
          <table:table-cell office:value-type="float" office:value="27.650931" calcext:value-type="float">
            <text:p>27.650931</text:p>
          </table:table-cell>
          <table:table-cell office:value-type="float" office:value="54.814862" calcext:value-type="float">
            <text:p>54.814862</text:p>
          </table:table-cell>
          <table:table-cell office:value-type="float" office:value="26.920448" calcext:value-type="float">
            <text:p>26.920448</text:p>
          </table:table-cell>
          <table:table-cell office:value-type="float" office:value="26.553265" calcext:value-type="float">
            <text:p>26.553265</text:p>
          </table:table-cell>
          <table:table-cell office:value-type="float" office:value="34.031331" calcext:value-type="float">
            <text:p>34.031331</text:p>
          </table:table-cell>
          <table:table-cell office:value-type="float" office:value="25.001927" calcext:value-type="float">
            <text:p>25.001927</text:p>
          </table:table-cell>
          <table:table-cell office:value-type="float" office:value="29.856628" calcext:value-type="float">
            <text:p>29.856628</text:p>
          </table:table-cell>
          <table:table-cell office:value-type="float" office:value="23.805528" calcext:value-type="float">
            <text:p>23.805528</text:p>
          </table:table-cell>
          <table:table-cell office:value-type="float" office:value="24.93054" calcext:value-type="float">
            <text:p>24.93054</text:p>
          </table:table-cell>
          <table:table-cell office:value-type="float" office:value="26.328697" calcext:value-type="float">
            <text:p>26.328697</text:p>
          </table:table-cell>
          <table:table-cell office:value-type="float" office:value="25.843286" calcext:value-type="float">
            <text:p>25.843286</text:p>
          </table:table-cell>
          <table:table-cell office:value-type="float" office:value="23.955243" calcext:value-type="float">
            <text:p>23.955243</text:p>
          </table:table-cell>
          <table:table-cell office:value-type="float" office:value="20.975609" calcext:value-type="float">
            <text:p>20.975609</text:p>
          </table:table-cell>
          <table:table-cell office:value-type="float" office:value="23.836091" calcext:value-type="float">
            <text:p>23.836091</text:p>
          </table:table-cell>
          <table:table-cell office:value-type="float" office:value="26.230388" calcext:value-type="float">
            <text:p>26.230388</text:p>
          </table:table-cell>
          <table:table-cell office:value-type="float" office:value="99.99" calcext:value-type="float">
            <text:p>99.99</text:p>
          </table:table-cell>
          <table:table-cell office:value-type="float" office:value="32.471464" calcext:value-type="float">
            <text:p>32.471464</text:p>
          </table:table-cell>
          <table:table-cell office:value-type="float" office:value="21.773749" calcext:value-type="float">
            <text:p>21.773749</text:p>
          </table:table-cell>
          <table:table-cell office:value-type="float" office:value="99.99" calcext:value-type="float">
            <text:p>99.99</text:p>
          </table:table-cell>
          <table:table-cell office:value-type="float" office:value="33.570936" calcext:value-type="float">
            <text:p>33.570936</text:p>
          </table:table-cell>
          <table:table-cell office:value-type="float" office:value="24.602866" calcext:value-type="float">
            <text:p>24.602866</text:p>
          </table:table-cell>
          <table:table-cell office:value-type="float" office:value="23.329393" calcext:value-type="float">
            <text:p>23.329393</text:p>
          </table:table-cell>
          <table:table-cell office:value-type="float" office:value="24.839296" calcext:value-type="float">
            <text:p>24.839296</text:p>
          </table:table-cell>
          <table:table-cell office:value-type="float" office:value="27.218015" calcext:value-type="float">
            <text:p>27.218015</text:p>
          </table:table-cell>
          <table:table-cell office:value-type="float" office:value="23.541032" calcext:value-type="float">
            <text:p>23.541032</text:p>
          </table:table-cell>
          <table:table-cell office:value-type="float" office:value="23.088757" calcext:value-type="float">
            <text:p>23.088757</text:p>
          </table:table-cell>
          <table:table-cell office:value-type="float" office:value="56.891477" calcext:value-type="float">
            <text:p>56.891477</text:p>
          </table:table-cell>
          <table:table-cell office:value-type="float" office:value="144.177951" calcext:value-type="float">
            <text:p>144.177951</text:p>
          </table:table-cell>
          <table:table-cell office:value-type="float" office:value="161.31699" calcext:value-type="float">
            <text:p>161.31699</text:p>
          </table:table-cell>
          <table:table-cell office:value-type="float" office:value="52.621117" calcext:value-type="float">
            <text:p>52.621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19806" calcext:value-type="float">
            <text:p>12.019806</text:p>
          </table:table-cell>
          <table:table-cell office:value-type="float" office:value="26.694652" calcext:value-type="float">
            <text:p>26.694652</text:p>
          </table:table-cell>
          <table:table-cell office:value-type="float" office:value="25.605252" calcext:value-type="float">
            <text:p>25.605252</text:p>
          </table:table-cell>
          <table:table-cell office:value-type="float" office:value="34.606624" calcext:value-type="float">
            <text:p>34.606624</text:p>
          </table:table-cell>
          <table:table-cell office:value-type="float" office:value="30.616624" calcext:value-type="float">
            <text:p>30.616624</text:p>
          </table:table-cell>
          <table:table-cell office:value-type="float" office:value="26.168342" calcext:value-type="float">
            <text:p>26.168342</text:p>
          </table:table-cell>
          <table:table-cell office:value-type="float" office:value="32.424967" calcext:value-type="float">
            <text:p>32.424967</text:p>
          </table:table-cell>
          <table:table-cell office:value-type="float" office:value="22.858634" calcext:value-type="float">
            <text:p>22.858634</text:p>
          </table:table-cell>
          <table:table-cell office:value-type="float" office:value="23.104888" calcext:value-type="float">
            <text:p>23.104888</text:p>
          </table:table-cell>
          <table:table-cell office:value-type="float" office:value="20.370906" calcext:value-type="float">
            <text:p>20.370906</text:p>
          </table:table-cell>
          <table:table-cell office:value-type="float" office:value="26.84403" calcext:value-type="float">
            <text:p>26.84403</text:p>
          </table:table-cell>
          <table:table-cell office:value-type="float" office:value="28.712893" calcext:value-type="float">
            <text:p>28.712893</text:p>
          </table:table-cell>
          <table:table-cell office:value-type="float" office:value="30.027466" calcext:value-type="float">
            <text:p>30.027466</text:p>
          </table:table-cell>
          <table:table-cell office:value-type="float" office:value="27.35233" calcext:value-type="float">
            <text:p>27.35233</text:p>
          </table:table-cell>
          <table:table-cell office:value-type="float" office:value="28.104009" calcext:value-type="float">
            <text:p>28.104009</text:p>
          </table:table-cell>
          <table:table-cell office:value-type="float" office:value="29.708603" calcext:value-type="float">
            <text:p>29.708603</text:p>
          </table:table-cell>
          <table:table-cell office:value-type="float" office:value="22.957581" calcext:value-type="float">
            <text:p>22.957581</text:p>
          </table:table-cell>
          <table:table-cell office:value-type="float" office:value="28.516339" calcext:value-type="float">
            <text:p>28.516339</text:p>
          </table:table-cell>
          <table:table-cell office:value-type="float" office:value="20.527396" calcext:value-type="float">
            <text:p>20.527396</text:p>
          </table:table-cell>
          <table:table-cell office:value-type="float" office:value="20.807778" calcext:value-type="float">
            <text:p>20.807778</text:p>
          </table:table-cell>
          <table:table-cell office:value-type="float" office:value="22.097012" calcext:value-type="float">
            <text:p>22.097012</text:p>
          </table:table-cell>
          <table:table-cell office:value-type="float" office:value="21.325313" calcext:value-type="float">
            <text:p>21.325313</text:p>
          </table:table-cell>
          <table:table-cell office:value-type="float" office:value="16.207002" calcext:value-type="float">
            <text:p>16.207002</text:p>
          </table:table-cell>
          <table:table-cell office:value-type="float" office:value="18.832868" calcext:value-type="float">
            <text:p>18.832868</text:p>
          </table:table-cell>
          <table:table-cell office:value-type="float" office:value="25.862391" calcext:value-type="float">
            <text:p>25.862391</text:p>
          </table:table-cell>
          <table:table-cell office:value-type="float" office:value="22.181786" calcext:value-type="float">
            <text:p>22.181786</text:p>
          </table:table-cell>
          <table:table-cell office:value-type="float" office:value="21.861063" calcext:value-type="float">
            <text:p>21.861063</text:p>
          </table:table-cell>
          <table:table-cell office:value-type="float" office:value="21.286137" calcext:value-type="float">
            <text:p>21.286137</text:p>
          </table:table-cell>
          <table:table-cell office:value-type="float" office:value="19.038173" calcext:value-type="float">
            <text:p>19.038173</text:p>
          </table:table-cell>
          <table:table-cell office:value-type="float" office:value="17.334787" calcext:value-type="float">
            <text:p>17.334787</text:p>
          </table:table-cell>
          <table:table-cell office:value-type="float" office:value="20.095356" calcext:value-type="float">
            <text:p>20.095356</text:p>
          </table:table-cell>
          <table:table-cell office:value-type="float" office:value="22.103185" calcext:value-type="float">
            <text:p>22.103185</text:p>
          </table:table-cell>
          <table:table-cell office:value-type="float" office:value="83.721571" calcext:value-type="float">
            <text:p>83.721571</text:p>
          </table:table-cell>
          <table:table-cell office:value-type="float" office:value="341.106865" calcext:value-type="float">
            <text:p>341.106865</text:p>
          </table:table-cell>
          <table:table-cell office:value-type="float" office:value="172.064677" calcext:value-type="float">
            <text:p>172.064677</text:p>
          </table:table-cell>
          <table:table-cell office:value-type="float" office:value="57.925364" calcext:value-type="float">
            <text:p>57.925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70654" calcext:value-type="float">
            <text:p>9.970654</text:p>
          </table:table-cell>
          <table:table-cell office:value-type="float" office:value="22.407248" calcext:value-type="float">
            <text:p>22.407248</text:p>
          </table:table-cell>
          <table:table-cell office:value-type="float" office:value="22.300744" calcext:value-type="float">
            <text:p>22.300744</text:p>
          </table:table-cell>
          <table:table-cell office:value-type="float" office:value="19.461321" calcext:value-type="float">
            <text:p>19.461321</text:p>
          </table:table-cell>
          <table:table-cell office:value-type="float" office:value="23.891924" calcext:value-type="float">
            <text:p>23.891924</text:p>
          </table:table-cell>
          <table:table-cell office:value-type="float" office:value="23.852816" calcext:value-type="float">
            <text:p>23.852816</text:p>
          </table:table-cell>
          <table:table-cell office:value-type="float" office:value="1716.199994" calcext:value-type="float">
            <text:p>1716.199994</text:p>
          </table:table-cell>
          <table:table-cell office:value-type="float" office:value="35.217574" calcext:value-type="float">
            <text:p>35.217574</text:p>
          </table:table-cell>
          <table:table-cell office:value-type="float" office:value="25.676266" calcext:value-type="float">
            <text:p>25.676266</text:p>
          </table:table-cell>
          <table:table-cell office:value-type="float" office:value="38.103584" calcext:value-type="float">
            <text:p>38.103584</text:p>
          </table:table-cell>
          <table:table-cell office:value-type="float" office:value="37.127664" calcext:value-type="float">
            <text:p>37.127664</text:p>
          </table:table-cell>
          <table:table-cell office:value-type="float" office:value="27.337205" calcext:value-type="float">
            <text:p>27.337205</text:p>
          </table:table-cell>
          <table:table-cell office:value-type="float" office:value="26.553265" calcext:value-type="float">
            <text:p>26.553265</text:p>
          </table:table-cell>
          <table:table-cell office:value-type="float" office:value="21.646084" calcext:value-type="float">
            <text:p>21.646084</text:p>
          </table:table-cell>
          <table:table-cell office:value-type="float" office:value="27.975102" calcext:value-type="float">
            <text:p>27.975102</text:p>
          </table:table-cell>
          <table:table-cell office:value-type="float" office:value="27.590414" calcext:value-type="float">
            <text:p>27.590414</text:p>
          </table:table-cell>
          <table:table-cell office:value-type="float" office:value="20.316196" calcext:value-type="float">
            <text:p>20.316196</text:p>
          </table:table-cell>
          <table:table-cell office:value-type="float" office:value="17.667144" calcext:value-type="float">
            <text:p>17.667144</text:p>
          </table:table-cell>
          <table:table-cell office:value-type="float" office:value="26.795417" calcext:value-type="float">
            <text:p>26.795417</text:p>
          </table:table-cell>
          <table:table-cell office:value-type="float" office:value="21.507732" calcext:value-type="float">
            <text:p>21.507732</text:p>
          </table:table-cell>
          <table:table-cell office:value-type="float" office:value="22.892415" calcext:value-type="float">
            <text:p>22.892415</text:p>
          </table:table-cell>
          <table:table-cell office:value-type="float" office:value="39.176953" calcext:value-type="float">
            <text:p>39.176953</text:p>
          </table:table-cell>
          <table:table-cell office:value-type="float" office:value="18.375681" calcext:value-type="float">
            <text:p>18.375681</text:p>
          </table:table-cell>
          <table:table-cell office:value-type="float" office:value="19.056838" calcext:value-type="float">
            <text:p>19.056838</text:p>
          </table:table-cell>
          <table:table-cell office:value-type="float" office:value="42.798954" calcext:value-type="float">
            <text:p>42.798954</text:p>
          </table:table-cell>
          <table:table-cell office:value-type="float" office:value="37.186477" calcext:value-type="float">
            <text:p>37.186477</text:p>
          </table:table-cell>
          <table:table-cell office:value-type="float" office:value="24.051156" calcext:value-type="float">
            <text:p>24.051156</text:p>
          </table:table-cell>
          <table:table-cell office:value-type="float" office:value="19.875512" calcext:value-type="float">
            <text:p>19.875512</text:p>
          </table:table-cell>
          <table:table-cell office:value-type="float" office:value="24.220666" calcext:value-type="float">
            <text:p>24.220666</text:p>
          </table:table-cell>
          <table:table-cell office:value-type="float" office:value="21.943682" calcext:value-type="float">
            <text:p>21.943682</text:p>
          </table:table-cell>
          <table:table-cell office:value-type="float" office:value="21.088793" calcext:value-type="float">
            <text:p>21.088793</text:p>
          </table:table-cell>
          <table:table-cell office:value-type="float" office:value="21.552078" calcext:value-type="float">
            <text:p>21.552078</text:p>
          </table:table-cell>
          <table:table-cell office:value-type="float" office:value="60.314757" calcext:value-type="float">
            <text:p>60.314757</text:p>
          </table:table-cell>
          <table:table-cell office:value-type="float" office:value="84.030184" calcext:value-type="float">
            <text:p>84.030184</text:p>
          </table:table-cell>
          <table:table-cell office:value-type="float" office:value="68.49615" calcext:value-type="float">
            <text:p>68.49615</text:p>
          </table:table-cell>
          <table:table-cell office:value-type="float" office:value="51.276806" calcext:value-type="float">
            <text:p>51.2768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21191" calcext:value-type="float">
            <text:p>4.521191</text:p>
          </table:table-cell>
          <table:table-cell office:value-type="float" office:value="27.435156" calcext:value-type="float">
            <text:p>27.435156</text:p>
          </table:table-cell>
          <table:table-cell office:value-type="float" office:value="28.049927" calcext:value-type="float">
            <text:p>28.049927</text:p>
          </table:table-cell>
          <table:table-cell office:value-type="float" office:value="27.234518" calcext:value-type="float">
            <text:p>27.234518</text:p>
          </table:table-cell>
          <table:table-cell office:value-type="float" office:value="26.531497" calcext:value-type="float">
            <text:p>26.531497</text:p>
          </table:table-cell>
          <table:table-cell office:value-type="float" office:value="26.891682" calcext:value-type="float">
            <text:p>26.891682</text:p>
          </table:table-cell>
          <table:table-cell office:value-type="float" office:value="22.86686" calcext:value-type="float">
            <text:p>22.86686</text:p>
          </table:table-cell>
          <table:table-cell office:value-type="float" office:value="24.878716" calcext:value-type="float">
            <text:p>24.878716</text:p>
          </table:table-cell>
          <table:table-cell office:value-type="float" office:value="22.86686" calcext:value-type="float">
            <text:p>22.86686</text:p>
          </table:table-cell>
          <table:table-cell office:value-type="float" office:value="25.129366" calcext:value-type="float">
            <text:p>25.129366</text:p>
          </table:table-cell>
          <table:table-cell office:value-type="float" office:value="23.922475" calcext:value-type="float">
            <text:p>23.922475</text:p>
          </table:table-cell>
          <table:table-cell office:value-type="float" office:value="26.195373" calcext:value-type="float">
            <text:p>26.195373</text:p>
          </table:table-cell>
          <table:table-cell office:value-type="float" office:value="29.729185" calcext:value-type="float">
            <text:p>29.729185</text:p>
          </table:table-cell>
          <table:table-cell office:value-type="float" office:value="27.39252" calcext:value-type="float">
            <text:p>27.39252</text:p>
          </table:table-cell>
          <table:table-cell office:value-type="float" office:value="28.127319" calcext:value-type="float">
            <text:p>28.127319</text:p>
          </table:table-cell>
          <table:table-cell office:value-type="float" office:value="25.824711" calcext:value-type="float">
            <text:p>25.824711</text:p>
          </table:table-cell>
          <table:table-cell office:value-type="float" office:value="20.507069" calcext:value-type="float">
            <text:p>20.507069</text:p>
          </table:table-cell>
          <table:table-cell office:value-type="float" office:value="24.78673" calcext:value-type="float">
            <text:p>24.78673</text:p>
          </table:table-cell>
          <table:table-cell office:value-type="float" office:value="19.219027" calcext:value-type="float">
            <text:p>19.219027</text:p>
          </table:table-cell>
          <table:table-cell office:value-type="float" office:value="21.09695" calcext:value-type="float">
            <text:p>21.09695</text:p>
          </table:table-cell>
          <table:table-cell office:value-type="float" office:value="20.652549" calcext:value-type="float">
            <text:p>20.652549</text:p>
          </table:table-cell>
          <table:table-cell office:value-type="float" office:value="25.321147" calcext:value-type="float">
            <text:p>25.321147</text:p>
          </table:table-cell>
          <table:table-cell office:value-type="float" office:value="14.983407" calcext:value-type="float">
            <text:p>14.983407</text:p>
          </table:table-cell>
          <table:table-cell office:value-type="float" office:value="22.777867" calcext:value-type="float">
            <text:p>22.777867</text:p>
          </table:table-cell>
          <table:table-cell office:value-type="float" office:value="24.964019" calcext:value-type="float">
            <text:p>24.964019</text:p>
          </table:table-cell>
          <table:table-cell office:value-type="float" office:value="22.41574" calcext:value-type="float">
            <text:p>22.41574</text:p>
          </table:table-cell>
          <table:table-cell office:value-type="float" office:value="22.519524" calcext:value-type="float">
            <text:p>22.519524</text:p>
          </table:table-cell>
          <table:table-cell office:value-type="float" office:value="23.648321" calcext:value-type="float">
            <text:p>23.648321</text:p>
          </table:table-cell>
          <table:table-cell office:value-type="float" office:value="18.323096" calcext:value-type="float">
            <text:p>18.323096</text:p>
          </table:table-cell>
          <table:table-cell office:value-type="float" office:value="20.088967" calcext:value-type="float">
            <text:p>20.088967</text:p>
          </table:table-cell>
          <table:table-cell office:value-type="float" office:value="19.984626" calcext:value-type="float">
            <text:p>19.984626</text:p>
          </table:table-cell>
          <table:table-cell office:value-type="float" office:value="18.252231" calcext:value-type="float">
            <text:p>18.252231</text:p>
          </table:table-cell>
          <table:table-cell office:value-type="float" office:value="45.758742" calcext:value-type="float">
            <text:p>45.758742</text:p>
          </table:table-cell>
          <table:table-cell office:value-type="float" office:value="31.861882" calcext:value-type="float">
            <text:p>31.861882</text:p>
          </table:table-cell>
          <table:table-cell office:value-type="float" office:value="27.516041" calcext:value-type="float">
            <text:p>27.516041</text:p>
          </table:table-cell>
          <table:table-cell office:value-type="float" office:value="48.090598" calcext:value-type="float">
            <text:p>48.090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830679" calcext:value-type="float">
            <text:p>104.830679</text:p>
          </table:table-cell>
          <table:table-cell office:value-type="float" office:value="17.964446" calcext:value-type="float">
            <text:p>17.964446</text:p>
          </table:table-cell>
          <table:table-cell office:value-type="float" office:value="19.255447" calcext:value-type="float">
            <text:p>19.255447</text:p>
          </table:table-cell>
          <table:table-cell office:value-type="float" office:value="17.907895" calcext:value-type="float">
            <text:p>17.907895</text:p>
          </table:table-cell>
          <table:table-cell office:value-type="float" office:value="13.120268" calcext:value-type="float">
            <text:p>13.120268</text:p>
          </table:table-cell>
          <table:table-cell office:value-type="float" office:value="22.541225" calcext:value-type="float">
            <text:p>22.541225</text:p>
          </table:table-cell>
          <table:table-cell office:value-type="float" office:value="22.766229" calcext:value-type="float">
            <text:p>22.766229</text:p>
          </table:table-cell>
          <table:table-cell office:value-type="float" office:value="20.345274" calcext:value-type="float">
            <text:p>20.345274</text:p>
          </table:table-cell>
          <table:table-cell office:value-type="float" office:value="22.52029" calcext:value-type="float">
            <text:p>22.52029</text:p>
          </table:table-cell>
          <table:table-cell table:number-columns-repeated="2" office:value-type="float" office:value="25.127482" calcext:value-type="float">
            <text:p>25.127482</text:p>
          </table:table-cell>
          <table:table-cell office:value-type="float" office:value="33.189443" calcext:value-type="float">
            <text:p>33.189443</text:p>
          </table:table-cell>
          <table:table-cell office:value-type="float" office:value="26.495814" calcext:value-type="float">
            <text:p>26.495814</text:p>
          </table:table-cell>
          <table:table-cell office:value-type="float" office:value="30.22954" calcext:value-type="float">
            <text:p>30.22954</text:p>
          </table:table-cell>
          <table:table-cell office:value-type="float" office:value="40.954595" calcext:value-type="float">
            <text:p>40.954595</text:p>
          </table:table-cell>
          <table:table-cell office:value-type="float" office:value="31.497533" calcext:value-type="float">
            <text:p>31.497533</text:p>
          </table:table-cell>
          <table:table-cell office:value-type="float" office:value="23.56743" calcext:value-type="float">
            <text:p>23.56743</text:p>
          </table:table-cell>
          <table:table-cell office:value-type="float" office:value="22.369051" calcext:value-type="float">
            <text:p>22.369051</text:p>
          </table:table-cell>
          <table:table-cell office:value-type="float" office:value="26.737771" calcext:value-type="float">
            <text:p>26.737771</text:p>
          </table:table-cell>
          <table:table-cell office:value-type="float" office:value="23.113915" calcext:value-type="float">
            <text:p>23.113915</text:p>
          </table:table-cell>
          <table:table-cell office:value-type="float" office:value="23.210874" calcext:value-type="float">
            <text:p>23.210874</text:p>
          </table:table-cell>
          <table:table-cell office:value-type="float" office:value="20.323317" calcext:value-type="float">
            <text:p>20.323317</text:p>
          </table:table-cell>
          <table:table-cell office:value-type="float" office:value="29.560631" calcext:value-type="float">
            <text:p>29.560631</text:p>
          </table:table-cell>
          <table:table-cell office:value-type="float" office:value="24.205233" calcext:value-type="float">
            <text:p>24.205233</text:p>
          </table:table-cell>
          <table:table-cell office:value-type="float" office:value="14.823929" calcext:value-type="float">
            <text:p>14.823929</text:p>
          </table:table-cell>
          <table:table-cell office:value-type="float" office:value="32.48639" calcext:value-type="float">
            <text:p>32.48639</text:p>
          </table:table-cell>
          <table:table-cell office:value-type="float" office:value="21.147971" calcext:value-type="float">
            <text:p>21.147971</text:p>
          </table:table-cell>
          <table:table-cell office:value-type="float" office:value="20.233133" calcext:value-type="float">
            <text:p>20.233133</text:p>
          </table:table-cell>
          <table:table-cell office:value-type="float" office:value="19.902773" calcext:value-type="float">
            <text:p>19.902773</text:p>
          </table:table-cell>
          <table:table-cell office:value-type="float" office:value="19.791757" calcext:value-type="float">
            <text:p>19.791757</text:p>
          </table:table-cell>
          <table:table-cell office:value-type="float" office:value="18.75101" calcext:value-type="float">
            <text:p>18.75101</text:p>
          </table:table-cell>
          <table:table-cell office:value-type="float" office:value="20.479516" calcext:value-type="float">
            <text:p>20.479516</text:p>
          </table:table-cell>
          <table:table-cell office:value-type="float" office:value="45.133432" calcext:value-type="float">
            <text:p>45.133432</text:p>
          </table:table-cell>
          <table:table-cell office:value-type="float" office:value="31.981358" calcext:value-type="float">
            <text:p>31.981358</text:p>
          </table:table-cell>
          <table:table-cell office:value-type="float" office:value="40.433911" calcext:value-type="float">
            <text:p>40.433911</text:p>
          </table:table-cell>
          <table:table-cell office:value-type="float" office:value="35.68571" calcext:value-type="float">
            <text:p>35.68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03518" calcext:value-type="float">
            <text:p>5.803518</text:p>
          </table:table-cell>
          <table:table-cell office:value-type="float" office:value="21.823046" calcext:value-type="float">
            <text:p>21.823046</text:p>
          </table:table-cell>
          <table:table-cell office:value-type="float" office:value="20.922491" calcext:value-type="float">
            <text:p>20.922491</text:p>
          </table:table-cell>
          <table:table-cell office:value-type="float" office:value="24.406315" calcext:value-type="float">
            <text:p>24.406315</text:p>
          </table:table-cell>
          <table:table-cell office:value-type="float" office:value="18.159073" calcext:value-type="float">
            <text:p>18.159073</text:p>
          </table:table-cell>
          <table:table-cell office:value-type="float" office:value="19.278136" calcext:value-type="float">
            <text:p>19.278136</text:p>
          </table:table-cell>
          <table:table-cell office:value-type="float" office:value="33.390544" calcext:value-type="float">
            <text:p>33.390544</text:p>
          </table:table-cell>
          <table:table-cell office:value-type="float" office:value="45.180165" calcext:value-type="float">
            <text:p>45.180165</text:p>
          </table:table-cell>
          <table:table-cell table:number-columns-repeated="2" office:value-type="float" office:value="32.090262" calcext:value-type="float">
            <text:p>32.090262</text:p>
          </table:table-cell>
          <table:table-cell office:value-type="float" office:value="41.425203" calcext:value-type="float">
            <text:p>41.425203</text:p>
          </table:table-cell>
          <table:table-cell office:value-type="float" office:value="25.551087" calcext:value-type="float">
            <text:p>25.551087</text:p>
          </table:table-cell>
          <table:table-cell office:value-type="float" office:value="26.12414" calcext:value-type="float">
            <text:p>26.12414</text:p>
          </table:table-cell>
          <table:table-cell office:value-type="float" office:value="25.527061" calcext:value-type="float">
            <text:p>25.527061</text:p>
          </table:table-cell>
          <table:table-cell office:value-type="float" office:value="23.980807" calcext:value-type="float">
            <text:p>23.980807</text:p>
          </table:table-cell>
          <table:table-cell office:value-type="float" office:value="27.153049" calcext:value-type="float">
            <text:p>27.153049</text:p>
          </table:table-cell>
          <table:table-cell office:value-type="float" office:value="22.930854" calcext:value-type="float">
            <text:p>22.930854</text:p>
          </table:table-cell>
          <table:table-cell office:value-type="float" office:value="23.015259" calcext:value-type="float">
            <text:p>23.015259</text:p>
          </table:table-cell>
          <table:table-cell office:value-type="float" office:value="22.127711" calcext:value-type="float">
            <text:p>22.127711</text:p>
          </table:table-cell>
          <table:table-cell office:value-type="float" office:value="22.500376" calcext:value-type="float">
            <text:p>22.500376</text:p>
          </table:table-cell>
          <table:table-cell office:value-type="float" office:value="29.054681" calcext:value-type="float">
            <text:p>29.054681</text:p>
          </table:table-cell>
          <table:table-cell office:value-type="float" office:value="52.327839" calcext:value-type="float">
            <text:p>52.327839</text:p>
          </table:table-cell>
          <table:table-cell office:value-type="float" office:value="34.897668" calcext:value-type="float">
            <text:p>34.897668</text:p>
          </table:table-cell>
          <table:table-cell office:value-type="float" office:value="2433.708812" calcext:value-type="float">
            <text:p>2433.708812</text:p>
          </table:table-cell>
          <table:table-cell office:value-type="float" office:value="99.99" calcext:value-type="float">
            <text:p>99.99</text:p>
          </table:table-cell>
          <table:table-cell office:value-type="float" office:value="2433.708812" calcext:value-type="float">
            <text:p>2433.708812</text:p>
          </table:table-cell>
          <table:table-cell office:value-type="float" office:value="26.462184" calcext:value-type="float">
            <text:p>26.462184</text:p>
          </table:table-cell>
          <table:table-cell office:value-type="float" office:value="24.373729" calcext:value-type="float">
            <text:p>24.373729</text:p>
          </table:table-cell>
          <table:table-cell office:value-type="float" office:value="22.606129" calcext:value-type="float">
            <text:p>22.606129</text:p>
          </table:table-cell>
          <table:table-cell office:value-type="float" office:value="25.357169" calcext:value-type="float">
            <text:p>25.357169</text:p>
          </table:table-cell>
          <table:table-cell office:value-type="float" office:value="22.456194" calcext:value-type="float">
            <text:p>22.456194</text:p>
          </table:table-cell>
          <table:table-cell office:value-type="float" office:value="22.861242" calcext:value-type="float">
            <text:p>22.861242</text:p>
          </table:table-cell>
          <table:table-cell office:value-type="float" office:value="81.052554" calcext:value-type="float">
            <text:p>81.052554</text:p>
          </table:table-cell>
          <table:table-cell office:value-type="float" office:value="47.137119" calcext:value-type="float">
            <text:p>47.137119</text:p>
          </table:table-cell>
          <table:table-cell office:value-type="float" office:value="29.110121" calcext:value-type="float">
            <text:p>29.110121</text:p>
          </table:table-cell>
          <table:table-cell office:value-type="float" office:value="53.351125" calcext:value-type="float">
            <text:p>53.351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70365" calcext:value-type="float">
            <text:p>6.770365</text:p>
          </table:table-cell>
          <table:table-cell office:value-type="float" office:value="20.190498" calcext:value-type="float">
            <text:p>20.190498</text:p>
          </table:table-cell>
          <table:table-cell office:value-type="float" office:value="21.883529" calcext:value-type="float">
            <text:p>21.883529</text:p>
          </table:table-cell>
          <table:table-cell office:value-type="float" office:value="21.557289" calcext:value-type="float">
            <text:p>21.557289</text:p>
          </table:table-cell>
          <table:table-cell office:value-type="float" office:value="24.404438" calcext:value-type="float">
            <text:p>24.404438</text:p>
          </table:table-cell>
          <table:table-cell office:value-type="float" office:value="21.829224" calcext:value-type="float">
            <text:p>21.829224</text:p>
          </table:table-cell>
          <table:table-cell office:value-type="float" office:value="22.601762" calcext:value-type="float">
            <text:p>22.601762</text:p>
          </table:table-cell>
          <table:table-cell office:value-type="float" office:value="26.492575" calcext:value-type="float">
            <text:p>26.492575</text:p>
          </table:table-cell>
          <table:table-cell office:value-type="float" office:value="21.96905" calcext:value-type="float">
            <text:p>21.96905</text:p>
          </table:table-cell>
          <table:table-cell office:value-type="float" office:value="22.800008" calcext:value-type="float">
            <text:p>22.800008</text:p>
          </table:table-cell>
          <table:table-cell office:value-type="float" office:value="26.300465" calcext:value-type="float">
            <text:p>26.300465</text:p>
          </table:table-cell>
          <table:table-cell office:value-type="float" office:value="29.364331" calcext:value-type="float">
            <text:p>29.364331</text:p>
          </table:table-cell>
          <table:table-cell office:value-type="float" office:value="27.584606" calcext:value-type="float">
            <text:p>27.584606</text:p>
          </table:table-cell>
          <table:table-cell office:value-type="float" office:value="31.276473" calcext:value-type="float">
            <text:p>31.276473</text:p>
          </table:table-cell>
          <table:table-cell office:value-type="float" office:value="31.298353" calcext:value-type="float">
            <text:p>31.298353</text:p>
          </table:table-cell>
          <table:table-cell office:value-type="float" office:value="31.464997" calcext:value-type="float">
            <text:p>31.464997</text:p>
          </table:table-cell>
          <table:table-cell office:value-type="float" office:value="19.380758" calcext:value-type="float">
            <text:p>19.380758</text:p>
          </table:table-cell>
          <table:table-cell office:value-type="float" office:value="21.185683" calcext:value-type="float">
            <text:p>21.185683</text:p>
          </table:table-cell>
          <table:table-cell office:value-type="float" office:value="17.458919" calcext:value-type="float">
            <text:p>17.458919</text:p>
          </table:table-cell>
          <table:table-cell office:value-type="float" office:value="22.239705" calcext:value-type="float">
            <text:p>22.239705</text:p>
          </table:table-cell>
          <table:table-cell office:value-type="float" office:value="22.321972" calcext:value-type="float">
            <text:p>22.321972</text:p>
          </table:table-cell>
          <table:table-cell office:value-type="float" office:value="105.059656" calcext:value-type="float">
            <text:p>105.059656</text:p>
          </table:table-cell>
          <table:table-cell office:value-type="float" office:value="27.221687" calcext:value-type="float">
            <text:p>27.221687</text:p>
          </table:table-cell>
          <table:table-cell office:value-type="float" office:value="29.875908" calcext:value-type="float">
            <text:p>29.875908</text:p>
          </table:table-cell>
          <table:table-cell office:value-type="float" office:value="99.99" calcext:value-type="float">
            <text:p>99.99</text:p>
          </table:table-cell>
          <table:table-cell office:value-type="float" office:value="53.675409" calcext:value-type="float">
            <text:p>53.675409</text:p>
          </table:table-cell>
          <table:table-cell office:value-type="float" office:value="22.477615" calcext:value-type="float">
            <text:p>22.477615</text:p>
          </table:table-cell>
          <table:table-cell office:value-type="float" office:value="19.817947" calcext:value-type="float">
            <text:p>19.817947</text:p>
          </table:table-cell>
          <table:table-cell office:value-type="float" office:value="20.200632" calcext:value-type="float">
            <text:p>20.200632</text:p>
          </table:table-cell>
          <table:table-cell office:value-type="float" office:value="21.868809" calcext:value-type="float">
            <text:p>21.868809</text:p>
          </table:table-cell>
          <table:table-cell office:value-type="float" office:value="19.104534" calcext:value-type="float">
            <text:p>19.104534</text:p>
          </table:table-cell>
          <table:table-cell office:value-type="float" office:value="19.996889" calcext:value-type="float">
            <text:p>19.996889</text:p>
          </table:table-cell>
          <table:table-cell office:value-type="float" office:value="90.740711" calcext:value-type="float">
            <text:p>90.740711</text:p>
          </table:table-cell>
          <table:table-cell office:value-type="float" office:value="93.065313" calcext:value-type="float">
            <text:p>93.065313</text:p>
          </table:table-cell>
          <table:table-cell office:value-type="float" office:value="124.188335" calcext:value-type="float">
            <text:p>124.188335</text:p>
          </table:table-cell>
          <table:table-cell office:value-type="float" office:value="66.834519" calcext:value-type="float">
            <text:p>66.8345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555153" calcext:value-type="float">
            <text:p>7.555153</text:p>
          </table:table-cell>
          <table:table-cell office:value-type="float" office:value="32.880497" calcext:value-type="float">
            <text:p>32.880497</text:p>
          </table:table-cell>
          <table:table-cell office:value-type="float" office:value="28.926115" calcext:value-type="float">
            <text:p>28.926115</text:p>
          </table:table-cell>
          <table:table-cell office:value-type="float" office:value="31.129565" calcext:value-type="float">
            <text:p>31.129565</text:p>
          </table:table-cell>
          <table:table-cell office:value-type="float" office:value="29.413271" calcext:value-type="float">
            <text:p>29.413271</text:p>
          </table:table-cell>
          <table:table-cell office:value-type="float" office:value="28.952903" calcext:value-type="float">
            <text:p>28.952903</text:p>
          </table:table-cell>
          <table:table-cell office:value-type="float" office:value="39.427638" calcext:value-type="float">
            <text:p>39.427638</text:p>
          </table:table-cell>
          <table:table-cell office:value-type="float" office:value="31.256872" calcext:value-type="float">
            <text:p>31.256872</text:p>
          </table:table-cell>
          <table:table-cell office:value-type="float" office:value="35.296002" calcext:value-type="float">
            <text:p>35.296002</text:p>
          </table:table-cell>
          <table:table-cell office:value-type="float" office:value="114.02455" calcext:value-type="float">
            <text:p>114.02455</text:p>
          </table:table-cell>
          <table:table-cell office:value-type="float" office:value="60.22737" calcext:value-type="float">
            <text:p>60.22737</text:p>
          </table:table-cell>
          <table:table-cell office:value-type="float" office:value="26.129999" calcext:value-type="float">
            <text:p>26.129999</text:p>
          </table:table-cell>
          <table:table-cell office:value-type="float" office:value="28.383285" calcext:value-type="float">
            <text:p>28.383285</text:p>
          </table:table-cell>
          <table:table-cell office:value-type="float" office:value="30.686706" calcext:value-type="float">
            <text:p>30.686706</text:p>
          </table:table-cell>
          <table:table-cell office:value-type="float" office:value="34.105463" calcext:value-type="float">
            <text:p>34.105463</text:p>
          </table:table-cell>
          <table:table-cell office:value-type="float" office:value="35.928624" calcext:value-type="float">
            <text:p>35.928624</text:p>
          </table:table-cell>
          <table:table-cell office:value-type="float" office:value="18.271911" calcext:value-type="float">
            <text:p>18.271911</text:p>
          </table:table-cell>
          <table:table-cell office:value-type="float" office:value="19.35001" calcext:value-type="float">
            <text:p>19.35001</text:p>
          </table:table-cell>
          <table:table-cell office:value-type="float" office:value="17.714649" calcext:value-type="float">
            <text:p>17.714649</text:p>
          </table:table-cell>
          <table:table-cell office:value-type="float" office:value="22.098019" calcext:value-type="float">
            <text:p>22.098019</text:p>
          </table:table-cell>
          <table:table-cell office:value-type="float" office:value="20.487459" calcext:value-type="float">
            <text:p>20.487459</text:p>
          </table:table-cell>
          <table:table-cell office:value-type="float" office:value="64.624994" calcext:value-type="float">
            <text:p>64.624994</text:p>
          </table:table-cell>
          <table:table-cell office:value-type="float" office:value="36.762488" calcext:value-type="float">
            <text:p>36.762488</text:p>
          </table:table-cell>
          <table:table-cell office:value-type="float" office:value="29.889531" calcext:value-type="float">
            <text:p>29.889531</text:p>
          </table:table-cell>
          <table:table-cell office:value-type="float" office:value="302.053705" calcext:value-type="float">
            <text:p>302.053705</text:p>
          </table:table-cell>
          <table:table-cell office:value-type="float" office:value="56.672901" calcext:value-type="float">
            <text:p>56.672901</text:p>
          </table:table-cell>
          <table:table-cell office:value-type="float" office:value="24.403333" calcext:value-type="float">
            <text:p>24.403333</text:p>
          </table:table-cell>
          <table:table-cell office:value-type="float" office:value="22.995626" calcext:value-type="float">
            <text:p>22.995626</text:p>
          </table:table-cell>
          <table:table-cell office:value-type="float" office:value="22.959896" calcext:value-type="float">
            <text:p>22.959896</text:p>
          </table:table-cell>
          <table:table-cell office:value-type="float" office:value="20.616631" calcext:value-type="float">
            <text:p>20.616631</text:p>
          </table:table-cell>
          <table:table-cell office:value-type="float" office:value="20.229951" calcext:value-type="float">
            <text:p>20.229951</text:p>
          </table:table-cell>
          <table:table-cell office:value-type="float" office:value="20.616631" calcext:value-type="float">
            <text:p>20.616631</text:p>
          </table:table-cell>
          <table:table-cell office:value-type="float" office:value="38.348134" calcext:value-type="float">
            <text:p>38.348134</text:p>
          </table:table-cell>
          <table:table-cell office:value-type="float" office:value="34.779419" calcext:value-type="float">
            <text:p>34.779419</text:p>
          </table:table-cell>
          <table:table-cell office:value-type="float" office:value="38.348134" calcext:value-type="float">
            <text:p>38.348134</text:p>
          </table:table-cell>
          <table:table-cell office:value-type="float" office:value="33.205663" calcext:value-type="float">
            <text:p>33.2056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280281" calcext:value-type="float">
            <text:p>8.280281</text:p>
          </table:table-cell>
          <table:table-cell office:value-type="float" office:value="26.948701" calcext:value-type="float">
            <text:p>26.948701</text:p>
          </table:table-cell>
          <table:table-cell office:value-type="float" office:value="29.931514" calcext:value-type="float">
            <text:p>29.931514</text:p>
          </table:table-cell>
          <table:table-cell office:value-type="float" office:value="24.522874" calcext:value-type="float">
            <text:p>24.522874</text:p>
          </table:table-cell>
          <table:table-cell office:value-type="float" office:value="26.851307" calcext:value-type="float">
            <text:p>26.851307</text:p>
          </table:table-cell>
          <table:table-cell office:value-type="float" office:value="30.911356" calcext:value-type="float">
            <text:p>30.911356</text:p>
          </table:table-cell>
          <table:table-cell table:number-columns-repeated="2" office:value-type="float" office:value="27.17484" calcext:value-type="float">
            <text:p>27.17484</text:p>
          </table:table-cell>
          <table:table-cell office:value-type="float" office:value="30.128893" calcext:value-type="float">
            <text:p>30.128893</text:p>
          </table:table-cell>
          <table:table-cell office:value-type="float" office:value="32.575115" calcext:value-type="float">
            <text:p>32.575115</text:p>
          </table:table-cell>
          <table:table-cell office:value-type="float" office:value="30.518646" calcext:value-type="float">
            <text:p>30.518646</text:p>
          </table:table-cell>
          <table:table-cell office:value-type="float" office:value="32.33195" calcext:value-type="float">
            <text:p>32.33195</text:p>
          </table:table-cell>
          <table:table-cell office:value-type="float" office:value="34.97516" calcext:value-type="float">
            <text:p>34.97516</text:p>
          </table:table-cell>
          <table:table-cell office:value-type="float" office:value="32.449849" calcext:value-type="float">
            <text:p>32.449849</text:p>
          </table:table-cell>
          <table:table-cell office:value-type="float" office:value="33.058689" calcext:value-type="float">
            <text:p>33.058689</text:p>
          </table:table-cell>
          <table:table-cell office:value-type="float" office:value="35.437424" calcext:value-type="float">
            <text:p>35.437424</text:p>
          </table:table-cell>
          <table:table-cell office:value-type="float" office:value="22.91155" calcext:value-type="float">
            <text:p>22.91155</text:p>
          </table:table-cell>
          <table:table-cell office:value-type="float" office:value="22.477846" calcext:value-type="float">
            <text:p>22.477846</text:p>
          </table:table-cell>
          <table:table-cell office:value-type="float" office:value="25.858164" calcext:value-type="float">
            <text:p>25.858164</text:p>
          </table:table-cell>
          <table:table-cell office:value-type="float" office:value="24.811526" calcext:value-type="float">
            <text:p>24.811526</text:p>
          </table:table-cell>
          <table:table-cell office:value-type="float" office:value="27.202027" calcext:value-type="float">
            <text:p>27.202027</text:p>
          </table:table-cell>
          <table:table-cell office:value-type="float" office:value="21.74606" calcext:value-type="float">
            <text:p>21.74606</text:p>
          </table:table-cell>
          <table:table-cell office:value-type="float" office:value="23.87422" calcext:value-type="float">
            <text:p>23.87422</text:p>
          </table:table-cell>
          <table:table-cell office:value-type="float" office:value="36.030083" calcext:value-type="float">
            <text:p>36.030083</text:p>
          </table:table-cell>
          <table:table-cell office:value-type="float" office:value="99.99" calcext:value-type="float">
            <text:p>99.99</text:p>
          </table:table-cell>
          <table:table-cell office:value-type="float" office:value="2890.113207" calcext:value-type="float">
            <text:p>2890.113207</text:p>
          </table:table-cell>
          <table:table-cell office:value-type="float" office:value="20.986848" calcext:value-type="float">
            <text:p>20.986848</text:p>
          </table:table-cell>
          <table:table-cell office:value-type="float" office:value="22.168017" calcext:value-type="float">
            <text:p>22.168017</text:p>
          </table:table-cell>
          <table:table-cell office:value-type="float" office:value="24.091159" calcext:value-type="float">
            <text:p>24.091159</text:p>
          </table:table-cell>
          <table:table-cell office:value-type="float" office:value="22.257593" calcext:value-type="float">
            <text:p>22.257593</text:p>
          </table:table-cell>
          <table:table-cell office:value-type="float" office:value="20.694323" calcext:value-type="float">
            <text:p>20.694323</text:p>
          </table:table-cell>
          <table:table-cell office:value-type="float" office:value="19.818626" calcext:value-type="float">
            <text:p>19.818626</text:p>
          </table:table-cell>
          <table:table-cell office:value-type="float" office:value="37.943089" calcext:value-type="float">
            <text:p>37.943089</text:p>
          </table:table-cell>
          <table:table-cell office:value-type="float" office:value="41.228072" calcext:value-type="float">
            <text:p>41.228072</text:p>
          </table:table-cell>
          <table:table-cell office:value-type="float" office:value="25.69889" calcext:value-type="float">
            <text:p>25.69889</text:p>
          </table:table-cell>
          <table:table-cell office:value-type="float" office:value="58.92947" calcext:value-type="float">
            <text:p>58.929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21214" calcext:value-type="float">
            <text:p>9.021214</text:p>
          </table:table-cell>
          <table:table-cell office:value-type="float" office:value="28.722438" calcext:value-type="float">
            <text:p>28.722438</text:p>
          </table:table-cell>
          <table:table-cell office:value-type="float" office:value="25.523887" calcext:value-type="float">
            <text:p>25.523887</text:p>
          </table:table-cell>
          <table:table-cell office:value-type="float" office:value="27.96968" calcext:value-type="float">
            <text:p>27.96968</text:p>
          </table:table-cell>
          <table:table-cell office:value-type="float" office:value="26.580736" calcext:value-type="float">
            <text:p>26.580736</text:p>
          </table:table-cell>
          <table:table-cell office:value-type="float" office:value="30.911356" calcext:value-type="float">
            <text:p>30.911356</text:p>
          </table:table-cell>
          <table:table-cell office:value-type="float" office:value="28.439314" calcext:value-type="float">
            <text:p>28.439314</text:p>
          </table:table-cell>
          <table:table-cell office:value-type="float" office:value="30.673961" calcext:value-type="float">
            <text:p>30.673961</text:p>
          </table:table-cell>
          <table:table-cell office:value-type="float" office:value="23.800897" calcext:value-type="float">
            <text:p>23.800897</text:p>
          </table:table-cell>
          <table:table-cell office:value-type="float" office:value="21.389135" calcext:value-type="float">
            <text:p>21.389135</text:p>
          </table:table-cell>
          <table:table-cell office:value-type="float" office:value="29.706243" calcext:value-type="float">
            <text:p>29.706243</text:p>
          </table:table-cell>
          <table:table-cell office:value-type="float" office:value="34.729653" calcext:value-type="float">
            <text:p>34.729653</text:p>
          </table:table-cell>
          <table:table-cell office:value-type="float" office:value="52.589157" calcext:value-type="float">
            <text:p>52.589157</text:p>
          </table:table-cell>
          <table:table-cell office:value-type="float" office:value="38.542018" calcext:value-type="float">
            <text:p>38.542018</text:p>
          </table:table-cell>
          <table:table-cell office:value-type="float" office:value="36.104936" calcext:value-type="float">
            <text:p>36.104936</text:p>
          </table:table-cell>
          <table:table-cell office:value-type="float" office:value="45.223699" calcext:value-type="float">
            <text:p>45.223699</text:p>
          </table:table-cell>
          <table:table-cell office:value-type="float" office:value="24.072692" calcext:value-type="float">
            <text:p>24.072692</text:p>
          </table:table-cell>
          <table:table-cell office:value-type="float" office:value="23.370511" calcext:value-type="float">
            <text:p>23.370511</text:p>
          </table:table-cell>
          <table:table-cell office:value-type="float" office:value="25.083055" calcext:value-type="float">
            <text:p>25.083055</text:p>
          </table:table-cell>
          <table:table-cell office:value-type="float" office:value="22.376991" calcext:value-type="float">
            <text:p>22.376991</text:p>
          </table:table-cell>
          <table:table-cell office:value-type="float" office:value="31.379286" calcext:value-type="float">
            <text:p>31.379286</text:p>
          </table:table-cell>
          <table:table-cell office:value-type="float" office:value="1461.032211" calcext:value-type="float">
            <text:p>1461.032211</text:p>
          </table:table-cell>
          <table:table-cell office:value-type="float" office:value="56.305756" calcext:value-type="float">
            <text:p>56.305756</text:p>
          </table:table-cell>
          <table:table-cell office:value-type="float" office:value="72.456258" calcext:value-type="float">
            <text:p>72.456258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4.026391" calcext:value-type="float">
            <text:p>24.026391</text:p>
          </table:table-cell>
          <table:table-cell office:value-type="float" office:value="28.899566" calcext:value-type="float">
            <text:p>28.899566</text:p>
          </table:table-cell>
          <table:table-cell office:value-type="float" office:value="23.882526" calcext:value-type="float">
            <text:p>23.882526</text:p>
          </table:table-cell>
          <table:table-cell office:value-type="float" office:value="21.30121" calcext:value-type="float">
            <text:p>21.30121</text:p>
          </table:table-cell>
          <table:table-cell office:value-type="float" office:value="27.262569" calcext:value-type="float">
            <text:p>27.262569</text:p>
          </table:table-cell>
          <table:table-cell office:value-type="float" office:value="27.12013" calcext:value-type="float">
            <text:p>27.12013</text:p>
          </table:table-cell>
          <table:table-cell office:value-type="float" office:value="21.872797" calcext:value-type="float">
            <text:p>21.872797</text:p>
          </table:table-cell>
          <table:table-cell office:value-type="float" office:value="30.79945" calcext:value-type="float">
            <text:p>30.79945</text:p>
          </table:table-cell>
          <table:table-cell office:value-type="float" office:value="19.455523" calcext:value-type="float">
            <text:p>19.455523</text:p>
          </table:table-cell>
          <table:table-cell office:value-type="float" office:value="30.79945" calcext:value-type="float">
            <text:p>30.799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196284" calcext:value-type="float">
            <text:p>7.196284</text:p>
          </table:table-cell>
          <table:table-cell office:value-type="float" office:value="26.107385" calcext:value-type="float">
            <text:p>26.107385</text:p>
          </table:table-cell>
          <table:table-cell office:value-type="float" office:value="32.145792" calcext:value-type="float">
            <text:p>32.145792</text:p>
          </table:table-cell>
          <table:table-cell office:value-type="float" office:value="30.545128" calcext:value-type="float">
            <text:p>30.545128</text:p>
          </table:table-cell>
          <table:table-cell office:value-type="float" office:value="30.20132" calcext:value-type="float">
            <text:p>30.20132</text:p>
          </table:table-cell>
          <table:table-cell office:value-type="float" office:value="46.787685" calcext:value-type="float">
            <text:p>46.787685</text:p>
          </table:table-cell>
          <table:table-cell office:value-type="float" office:value="26.201784" calcext:value-type="float">
            <text:p>26.201784</text:p>
          </table:table-cell>
          <table:table-cell office:value-type="float" office:value="24.834952" calcext:value-type="float">
            <text:p>24.834952</text:p>
          </table:table-cell>
          <table:table-cell office:value-type="float" office:value="23.528454" calcext:value-type="float">
            <text:p>23.528454</text:p>
          </table:table-cell>
          <table:table-cell office:value-type="float" office:value="24.522639" calcext:value-type="float">
            <text:p>24.522639</text:p>
          </table:table-cell>
          <table:table-cell office:value-type="float" office:value="28.328579" calcext:value-type="float">
            <text:p>28.328579</text:p>
          </table:table-cell>
          <table:table-cell office:value-type="float" office:value="31.505895" calcext:value-type="float">
            <text:p>31.505895</text:p>
          </table:table-cell>
          <table:table-cell office:value-type="float" office:value="33.501736" calcext:value-type="float">
            <text:p>33.501736</text:p>
          </table:table-cell>
          <table:table-cell office:value-type="float" office:value="33.111249" calcext:value-type="float">
            <text:p>33.111249</text:p>
          </table:table-cell>
          <table:table-cell office:value-type="float" office:value="32.842312" calcext:value-type="float">
            <text:p>32.842312</text:p>
          </table:table-cell>
          <table:table-cell office:value-type="float" office:value="33.907856" calcext:value-type="float">
            <text:p>33.907856</text:p>
          </table:table-cell>
          <table:table-cell office:value-type="float" office:value="34.167148" calcext:value-type="float">
            <text:p>34.167148</text:p>
          </table:table-cell>
          <table:table-cell office:value-type="float" office:value="28.576655" calcext:value-type="float">
            <text:p>28.576655</text:p>
          </table:table-cell>
          <table:table-cell office:value-type="float" office:value="29.375471" calcext:value-type="float">
            <text:p>29.375471</text:p>
          </table:table-cell>
          <table:table-cell office:value-type="float" office:value="28.007355" calcext:value-type="float">
            <text:p>28.007355</text:p>
          </table:table-cell>
          <table:table-cell office:value-type="float" office:value="35.318586" calcext:value-type="float">
            <text:p>35.318586</text:p>
          </table:table-cell>
          <table:table-cell office:value-type="float" office:value="95.074271" calcext:value-type="float">
            <text:p>95.074271</text:p>
          </table:table-cell>
          <table:table-cell office:value-type="float" office:value="23.478067" calcext:value-type="float">
            <text:p>23.478067</text:p>
          </table:table-cell>
          <table:table-cell office:value-type="float" office:value="28.285526" calcext:value-type="float">
            <text:p>28.285526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3.263485" calcext:value-type="float">
            <text:p>23.263485</text:p>
          </table:table-cell>
          <table:table-cell office:value-type="float" office:value="25.140273" calcext:value-type="float">
            <text:p>25.140273</text:p>
          </table:table-cell>
          <table:table-cell office:value-type="float" office:value="22.566862" calcext:value-type="float">
            <text:p>22.566862</text:p>
          </table:table-cell>
          <table:table-cell office:value-type="float" office:value="22.026138" calcext:value-type="float">
            <text:p>22.026138</text:p>
          </table:table-cell>
          <table:table-cell office:value-type="float" office:value="25.553546" calcext:value-type="float">
            <text:p>25.553546</text:p>
          </table:table-cell>
          <table:table-cell office:value-type="float" office:value="24.837577" calcext:value-type="float">
            <text:p>24.837577</text:p>
          </table:table-cell>
          <table:table-cell office:value-type="float" office:value="32.032084" calcext:value-type="float">
            <text:p>32.032084</text:p>
          </table:table-cell>
          <table:table-cell office:value-type="float" office:value="30.273985" calcext:value-type="float">
            <text:p>30.273985</text:p>
          </table:table-cell>
          <table:table-cell office:value-type="float" office:value="44.346167" calcext:value-type="float">
            <text:p>44.346167</text:p>
          </table:table-cell>
          <table:table-cell office:value-type="float" office:value="37.249604" calcext:value-type="float">
            <text:p>37.2496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772158" calcext:value-type="float">
            <text:p>5.772158</text:p>
          </table:table-cell>
          <table:table-cell office:value-type="float" office:value="30.351726" calcext:value-type="float">
            <text:p>30.351726</text:p>
          </table:table-cell>
          <table:table-cell office:value-type="float" office:value="38.546118" calcext:value-type="float">
            <text:p>38.546118</text:p>
          </table:table-cell>
          <table:table-cell office:value-type="float" office:value="33.277396" calcext:value-type="float">
            <text:p>33.277396</text:p>
          </table:table-cell>
          <table:table-cell office:value-type="float" office:value="31.373282" calcext:value-type="float">
            <text:p>31.373282</text:p>
          </table:table-cell>
          <table:table-cell office:value-type="float" office:value="57.159825" calcext:value-type="float">
            <text:p>57.159825</text:p>
          </table:table-cell>
          <table:table-cell office:value-type="float" office:value="33.949706" calcext:value-type="float">
            <text:p>33.949706</text:p>
          </table:table-cell>
          <table:table-cell office:value-type="float" office:value="35.333616" calcext:value-type="float">
            <text:p>35.333616</text:p>
          </table:table-cell>
          <table:table-cell office:value-type="float" office:value="39.910167" calcext:value-type="float">
            <text:p>39.910167</text:p>
          </table:table-cell>
          <table:table-cell office:value-type="float" office:value="29.049429" calcext:value-type="float">
            <text:p>29.049429</text:p>
          </table:table-cell>
          <table:table-cell office:value-type="float" office:value="34.228634" calcext:value-type="float">
            <text:p>34.228634</text:p>
          </table:table-cell>
          <table:table-cell office:value-type="float" office:value="46.666715" calcext:value-type="float">
            <text:p>46.666715</text:p>
          </table:table-cell>
          <table:table-cell office:value-type="float" office:value="99.99" calcext:value-type="float">
            <text:p>99.99</text:p>
          </table:table-cell>
          <table:table-cell office:value-type="float" office:value="54.944646" calcext:value-type="float">
            <text:p>54.944646</text:p>
          </table:table-cell>
          <table:table-cell office:value-type="float" office:value="48.79518" calcext:value-type="float">
            <text:p>48.79518</text:p>
          </table:table-cell>
          <table:table-cell office:value-type="float" office:value="104.278974" calcext:value-type="float">
            <text:p>104.278974</text:p>
          </table:table-cell>
          <table:table-cell office:value-type="float" office:value="34.626685" calcext:value-type="float">
            <text:p>34.626685</text:p>
          </table:table-cell>
          <table:table-cell table:number-columns-repeated="2" office:value-type="float" office:value="32.734629" calcext:value-type="float">
            <text:p>32.734629</text:p>
          </table:table-cell>
          <table:table-cell office:value-type="float" office:value="30.931278" calcext:value-type="float">
            <text:p>30.931278</text:p>
          </table:table-cell>
          <table:table-cell office:value-type="float" office:value="38.503868" calcext:value-type="float">
            <text:p>38.503868</text:p>
          </table:table-cell>
          <table:table-cell office:value-type="float" office:value="52.031716" calcext:value-type="float">
            <text:p>52.031716</text:p>
          </table:table-cell>
          <table:table-cell office:value-type="float" office:value="47.178728" calcext:value-type="float">
            <text:p>47.178728</text:p>
          </table:table-cell>
          <table:table-cell office:value-type="float" office:value="21.760656" calcext:value-type="float">
            <text:p>21.760656</text:p>
          </table:table-cell>
          <table:table-cell office:value-type="float" office:value="56.508002" calcext:value-type="float">
            <text:p>56.508002</text:p>
          </table:table-cell>
          <table:table-cell office:value-type="float" office:value="306.74293" calcext:value-type="float">
            <text:p>306.74293</text:p>
          </table:table-cell>
          <table:table-cell office:value-type="float" office:value="28.757187" calcext:value-type="float">
            <text:p>28.757187</text:p>
          </table:table-cell>
          <table:table-cell office:value-type="float" office:value="32.184128" calcext:value-type="float">
            <text:p>32.184128</text:p>
          </table:table-cell>
          <table:table-cell office:value-type="float" office:value="29.740368" calcext:value-type="float">
            <text:p>29.740368</text:p>
          </table:table-cell>
          <table:table-cell office:value-type="float" office:value="28.486132" calcext:value-type="float">
            <text:p>28.486132</text:p>
          </table:table-cell>
          <table:table-cell office:value-type="float" office:value="28.536095" calcext:value-type="float">
            <text:p>28.536095</text:p>
          </table:table-cell>
          <table:table-cell office:value-type="float" office:value="32.556669" calcext:value-type="float">
            <text:p>32.556669</text:p>
          </table:table-cell>
          <table:table-cell office:value-type="float" office:value="80.892752" calcext:value-type="float">
            <text:p>80.892752</text:p>
          </table:table-cell>
          <table:table-cell office:value-type="float" office:value="97.09558" calcext:value-type="float">
            <text:p>97.09558</text:p>
          </table:table-cell>
          <table:table-cell office:value-type="float" office:value="52.878891" calcext:value-type="float">
            <text:p>52.878891</text:p>
          </table:table-cell>
          <table:table-cell office:value-type="float" office:value="72.844477" calcext:value-type="float">
            <text:p>72.8444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249914" calcext:value-type="float">
            <text:p>25.249914</text:p>
          </table:table-cell>
          <table:table-cell office:value-type="float" office:value="34.861067" calcext:value-type="float">
            <text:p>34.861067</text:p>
          </table:table-cell>
          <table:table-cell office:value-type="float" office:value="31.929274" calcext:value-type="float">
            <text:p>31.929274</text:p>
          </table:table-cell>
          <table:table-cell office:value-type="float" office:value="42.063255" calcext:value-type="float">
            <text:p>42.063255</text:p>
          </table:table-cell>
          <table:table-cell office:value-type="float" office:value="31.954036" calcext:value-type="float">
            <text:p>31.954036</text:p>
          </table:table-cell>
          <table:table-cell office:value-type="float" office:value="36.316392" calcext:value-type="float">
            <text:p>36.316392</text:p>
          </table:table-cell>
          <table:table-cell office:value-type="float" office:value="31.529075" calcext:value-type="float">
            <text:p>31.529075</text:p>
          </table:table-cell>
          <table:table-cell office:value-type="float" office:value="30.828687" calcext:value-type="float">
            <text:p>30.828687</text:p>
          </table:table-cell>
          <table:table-cell office:value-type="float" office:value="24.118071" calcext:value-type="float">
            <text:p>24.118071</text:p>
          </table:table-cell>
          <table:table-cell office:value-type="float" office:value="39.251829" calcext:value-type="float">
            <text:p>39.251829</text:p>
          </table:table-cell>
          <table:table-cell office:value-type="float" office:value="30.123285" calcext:value-type="float">
            <text:p>30.123285</text:p>
          </table:table-cell>
          <table:table-cell office:value-type="float" office:value="100.873455" calcext:value-type="float">
            <text:p>100.873455</text:p>
          </table:table-cell>
          <table:table-cell office:value-type="float" office:value="159.3052" calcext:value-type="float">
            <text:p>159.3052</text:p>
          </table:table-cell>
          <table:table-cell office:value-type="float" office:value="99.99" calcext:value-type="float">
            <text:p>99.99</text:p>
          </table:table-cell>
          <table:table-cell office:value-type="float" office:value="183.638407" calcext:value-type="float">
            <text:p>183.638407</text:p>
          </table:table-cell>
          <table:table-cell office:value-type="float" office:value="162.840679" calcext:value-type="float">
            <text:p>162.840679</text:p>
          </table:table-cell>
          <table:table-cell office:value-type="float" office:value="28.264669" calcext:value-type="float">
            <text:p>28.264669</text:p>
          </table:table-cell>
          <table:table-cell office:value-type="float" office:value="33.352206" calcext:value-type="float">
            <text:p>33.352206</text:p>
          </table:table-cell>
          <table:table-cell office:value-type="float" office:value="34.447691" calcext:value-type="float">
            <text:p>34.447691</text:p>
          </table:table-cell>
          <table:table-cell office:value-type="float" office:value="40.457669" calcext:value-type="float">
            <text:p>40.457669</text:p>
          </table:table-cell>
          <table:table-cell office:value-type="float" office:value="31.936377" calcext:value-type="float">
            <text:p>31.936377</text:p>
          </table:table-cell>
          <table:table-cell office:value-type="float" office:value="24.031018" calcext:value-type="float">
            <text:p>24.031018</text:p>
          </table:table-cell>
          <table:table-cell office:value-type="float" office:value="20.281462" calcext:value-type="float">
            <text:p>20.281462</text:p>
          </table:table-cell>
          <table:table-cell office:value-type="float" office:value="27.037869" calcext:value-type="float">
            <text:p>27.037869</text:p>
          </table:table-cell>
          <table:table-cell office:value-type="float" office:value="112.750943" calcext:value-type="float">
            <text:p>112.750943</text:p>
          </table:table-cell>
          <table:table-cell office:value-type="float" office:value="41.337707" calcext:value-type="float">
            <text:p>41.337707</text:p>
          </table:table-cell>
          <table:table-cell office:value-type="float" office:value="21.592195" calcext:value-type="float">
            <text:p>21.592195</text:p>
          </table:table-cell>
          <table:table-cell office:value-type="float" office:value="24.228522" calcext:value-type="float">
            <text:p>24.228522</text:p>
          </table:table-cell>
          <table:table-cell office:value-type="float" office:value="23.290786" calcext:value-type="float">
            <text:p>23.290786</text:p>
          </table:table-cell>
          <table:table-cell office:value-type="float" office:value="21.726872" calcext:value-type="float">
            <text:p>21.726872</text:p>
          </table:table-cell>
          <table:table-cell office:value-type="float" office:value="23.495848" calcext:value-type="float">
            <text:p>23.495848</text:p>
          </table:table-cell>
          <table:table-cell office:value-type="float" office:value="26.772097" calcext:value-type="float">
            <text:p>26.772097</text:p>
          </table:table-cell>
          <table:table-cell office:value-type="float" office:value="82.443803" calcext:value-type="float">
            <text:p>82.443803</text:p>
          </table:table-cell>
          <table:table-cell office:value-type="float" office:value="156.813561" calcext:value-type="float">
            <text:p>156.813561</text:p>
          </table:table-cell>
          <table:table-cell office:value-type="float" office:value="47.964577" calcext:value-type="float">
            <text:p>47.964577</text:p>
          </table:table-cell>
          <table:table-cell office:value-type="float" office:value="97.274857" calcext:value-type="float">
            <text:p>97.274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091055" calcext:value-type="float">
            <text:p>8.091055</text:p>
          </table:table-cell>
          <table:table-cell office:value-type="float" office:value="29.332128" calcext:value-type="float">
            <text:p>29.332128</text:p>
          </table:table-cell>
          <table:table-cell office:value-type="float" office:value="26.034062" calcext:value-type="float">
            <text:p>26.034062</text:p>
          </table:table-cell>
          <table:table-cell office:value-type="float" office:value="29.054202" calcext:value-type="float">
            <text:p>29.054202</text:p>
          </table:table-cell>
          <table:table-cell office:value-type="float" office:value="36.475484" calcext:value-type="float">
            <text:p>36.475484</text:p>
          </table:table-cell>
          <table:table-cell office:value-type="float" office:value="27.295982" calcext:value-type="float">
            <text:p>27.295982</text:p>
          </table:table-cell>
          <table:table-cell office:value-type="float" office:value="38.058997" calcext:value-type="float">
            <text:p>38.058997</text:p>
          </table:table-cell>
          <table:table-cell office:value-type="float" office:value="39.028603" calcext:value-type="float">
            <text:p>39.028603</text:p>
          </table:table-cell>
          <table:table-cell office:value-type="float" office:value="38.079399" calcext:value-type="float">
            <text:p>38.079399</text:p>
          </table:table-cell>
          <table:table-cell office:value-type="float" office:value="38.470953" calcext:value-type="float">
            <text:p>38.470953</text:p>
          </table:table-cell>
          <table:table-cell office:value-type="float" office:value="34.991927" calcext:value-type="float">
            <text:p>34.991927</text:p>
          </table:table-cell>
          <table:table-cell office:value-type="float" office:value="46.84136" calcext:value-type="float">
            <text:p>46.84136</text:p>
          </table:table-cell>
          <table:table-cell office:value-type="float" office:value="40.99942" calcext:value-type="float">
            <text:p>40.99942</text:p>
          </table:table-cell>
          <table:table-cell office:value-type="float" office:value="47.489496" calcext:value-type="float">
            <text:p>47.489496</text:p>
          </table:table-cell>
          <table:table-cell office:value-type="float" office:value="39.67798" calcext:value-type="float">
            <text:p>39.67798</text:p>
          </table:table-cell>
          <table:table-cell office:value-type="float" office:value="36.267762" calcext:value-type="float">
            <text:p>36.267762</text:p>
          </table:table-cell>
          <table:table-cell office:value-type="float" office:value="25.484519" calcext:value-type="float">
            <text:p>25.484519</text:p>
          </table:table-cell>
          <table:table-cell office:value-type="float" office:value="25.865189" calcext:value-type="float">
            <text:p>25.865189</text:p>
          </table:table-cell>
          <table:table-cell office:value-type="float" office:value="24.878508" calcext:value-type="float">
            <text:p>24.878508</text:p>
          </table:table-cell>
          <table:table-cell office:value-type="float" office:value="27.116283" calcext:value-type="float">
            <text:p>27.116283</text:p>
          </table:table-cell>
          <table:table-cell office:value-type="float" office:value="23.133242" calcext:value-type="float">
            <text:p>23.133242</text:p>
          </table:table-cell>
          <table:table-cell office:value-type="float" office:value="15.682953" calcext:value-type="float">
            <text:p>15.682953</text:p>
          </table:table-cell>
          <table:table-cell office:value-type="float" office:value="19.953947" calcext:value-type="float">
            <text:p>19.953947</text:p>
          </table:table-cell>
          <table:table-cell office:value-type="float" office:value="12.02001" calcext:value-type="float">
            <text:p>12.02001</text:p>
          </table:table-cell>
          <table:table-cell office:value-type="float" office:value="8.907078" calcext:value-type="float">
            <text:p>8.907078</text:p>
          </table:table-cell>
          <table:table-cell office:value-type="float" office:value="18.290111" calcext:value-type="float">
            <text:p>18.290111</text:p>
          </table:table-cell>
          <table:table-cell office:value-type="float" office:value="22.48696" calcext:value-type="float">
            <text:p>22.48696</text:p>
          </table:table-cell>
          <table:table-cell office:value-type="float" office:value="19.75524" calcext:value-type="float">
            <text:p>19.75524</text:p>
          </table:table-cell>
          <table:table-cell office:value-type="float" office:value="16.151191" calcext:value-type="float">
            <text:p>16.151191</text:p>
          </table:table-cell>
          <table:table-cell office:value-type="float" office:value="16.527174" calcext:value-type="float">
            <text:p>16.527174</text:p>
          </table:table-cell>
          <table:table-cell office:value-type="float" office:value="20.399312" calcext:value-type="float">
            <text:p>20.399312</text:p>
          </table:table-cell>
          <table:table-cell office:value-type="float" office:value="22.76383" calcext:value-type="float">
            <text:p>22.76383</text:p>
          </table:table-cell>
          <table:table-cell office:value-type="float" office:value="39.582391" calcext:value-type="float">
            <text:p>39.582391</text:p>
          </table:table-cell>
          <table:table-cell office:value-type="float" office:value="40.98761" calcext:value-type="float">
            <text:p>40.98761</text:p>
          </table:table-cell>
          <table:table-cell office:value-type="float" office:value="46.602217" calcext:value-type="float">
            <text:p>46.602217</text:p>
          </table:table-cell>
          <table:table-cell office:value-type="float" office:value="33.444207" calcext:value-type="float">
            <text:p>33.4442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417621" calcext:value-type="float">
            <text:p>5.417621</text:p>
          </table:table-cell>
          <table:table-cell office:value-type="float" office:value="20.762954" calcext:value-type="float">
            <text:p>20.762954</text:p>
          </table:table-cell>
          <table:table-cell office:value-type="float" office:value="22.555533" calcext:value-type="float">
            <text:p>22.555533</text:p>
          </table:table-cell>
          <table:table-cell office:value-type="float" office:value="27.134116" calcext:value-type="float">
            <text:p>27.134116</text:p>
          </table:table-cell>
          <table:table-cell office:value-type="float" office:value="24.624596" calcext:value-type="float">
            <text:p>24.624596</text:p>
          </table:table-cell>
          <table:table-cell office:value-type="float" office:value="25.020104" calcext:value-type="float">
            <text:p>25.020104</text:p>
          </table:table-cell>
          <table:table-cell office:value-type="float" office:value="35.627845" calcext:value-type="float">
            <text:p>35.627845</text:p>
          </table:table-cell>
          <table:table-cell office:value-type="float" office:value="34.327334" calcext:value-type="float">
            <text:p>34.327334</text:p>
          </table:table-cell>
          <table:table-cell office:value-type="float" office:value="34.100884" calcext:value-type="float">
            <text:p>34.100884</text:p>
          </table:table-cell>
          <table:table-cell office:value-type="float" office:value="29.166325" calcext:value-type="float">
            <text:p>29.166325</text:p>
          </table:table-cell>
          <table:table-cell office:value-type="float" office:value="34.337868" calcext:value-type="float">
            <text:p>34.337868</text:p>
          </table:table-cell>
          <table:table-cell office:value-type="float" office:value="37.206542" calcext:value-type="float">
            <text:p>37.206542</text:p>
          </table:table-cell>
          <table:table-cell office:value-type="float" office:value="38.422722" calcext:value-type="float">
            <text:p>38.422722</text:p>
          </table:table-cell>
          <table:table-cell office:value-type="float" office:value="41.657042" calcext:value-type="float">
            <text:p>41.657042</text:p>
          </table:table-cell>
          <table:table-cell office:value-type="float" office:value="39.509152" calcext:value-type="float">
            <text:p>39.509152</text:p>
          </table:table-cell>
          <table:table-cell office:value-type="float" office:value="37.589441" calcext:value-type="float">
            <text:p>37.589441</text:p>
          </table:table-cell>
          <table:table-cell office:value-type="float" office:value="20.816201" calcext:value-type="float">
            <text:p>20.816201</text:p>
          </table:table-cell>
          <table:table-cell office:value-type="float" office:value="31.422257" calcext:value-type="float">
            <text:p>31.422257</text:p>
          </table:table-cell>
          <table:table-cell office:value-type="float" office:value="23.214957" calcext:value-type="float">
            <text:p>23.214957</text:p>
          </table:table-cell>
          <table:table-cell office:value-type="float" office:value="33.022902" calcext:value-type="float">
            <text:p>33.022902</text:p>
          </table:table-cell>
          <table:table-cell office:value-type="float" office:value="25.308945" calcext:value-type="float">
            <text:p>25.308945</text:p>
          </table:table-cell>
          <table:table-cell office:value-type="float" office:value="18.374428" calcext:value-type="float">
            <text:p>18.374428</text:p>
          </table:table-cell>
          <table:table-cell office:value-type="float" office:value="19.390775" calcext:value-type="float">
            <text:p>19.390775</text:p>
          </table:table-cell>
          <table:table-cell office:value-type="float" office:value="19.212295" calcext:value-type="float">
            <text:p>19.212295</text:p>
          </table:table-cell>
          <table:table-cell office:value-type="float" office:value="15.661076" calcext:value-type="float">
            <text:p>15.661076</text:p>
          </table:table-cell>
          <table:table-cell office:value-type="float" office:value="16.261109" calcext:value-type="float">
            <text:p>16.261109</text:p>
          </table:table-cell>
          <table:table-cell office:value-type="float" office:value="16.0967" calcext:value-type="float">
            <text:p>16.0967</text:p>
          </table:table-cell>
          <table:table-cell office:value-type="float" office:value="17.082164" calcext:value-type="float">
            <text:p>17.082164</text:p>
          </table:table-cell>
          <table:table-cell office:value-type="float" office:value="17.618473" calcext:value-type="float">
            <text:p>17.618473</text:p>
          </table:table-cell>
          <table:table-cell office:value-type="float" office:value="14.173219" calcext:value-type="float">
            <text:p>14.173219</text:p>
          </table:table-cell>
          <table:table-cell office:value-type="float" office:value="19.268885" calcext:value-type="float">
            <text:p>19.268885</text:p>
          </table:table-cell>
          <table:table-cell office:value-type="float" office:value="20.460545" calcext:value-type="float">
            <text:p>20.460545</text:p>
          </table:table-cell>
          <table:table-cell office:value-type="float" office:value="43.178784" calcext:value-type="float">
            <text:p>43.178784</text:p>
          </table:table-cell>
          <table:table-cell office:value-type="float" office:value="55.89523" calcext:value-type="float">
            <text:p>55.89523</text:p>
          </table:table-cell>
          <table:table-cell office:value-type="float" office:value="42.563452" calcext:value-type="float">
            <text:p>42.563452</text:p>
          </table:table-cell>
          <table:table-cell office:value-type="float" office:value="41.623143" calcext:value-type="float">
            <text:p>41.6231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07343" calcext:value-type="float">
            <text:p>5.707343</text:p>
          </table:table-cell>
          <table:table-cell office:value-type="float" office:value="45.896504" calcext:value-type="float">
            <text:p>45.896504</text:p>
          </table:table-cell>
          <table:table-cell office:value-type="float" office:value="38.468535" calcext:value-type="float">
            <text:p>38.468535</text:p>
          </table:table-cell>
          <table:table-cell office:value-type="float" office:value="37.817454" calcext:value-type="float">
            <text:p>37.817454</text:p>
          </table:table-cell>
          <table:table-cell office:value-type="float" office:value="29.24936" calcext:value-type="float">
            <text:p>29.24936</text:p>
          </table:table-cell>
          <table:table-cell office:value-type="float" office:value="40.920603" calcext:value-type="float">
            <text:p>40.920603</text:p>
          </table:table-cell>
          <table:table-cell office:value-type="float" office:value="62.77454" calcext:value-type="float">
            <text:p>62.77454</text:p>
          </table:table-cell>
          <table:table-cell office:value-type="float" office:value="51.811957" calcext:value-type="float">
            <text:p>51.811957</text:p>
          </table:table-cell>
          <table:table-cell office:value-type="float" office:value="41.932262" calcext:value-type="float">
            <text:p>41.932262</text:p>
          </table:table-cell>
          <table:table-cell office:value-type="float" office:value="53.349297" calcext:value-type="float">
            <text:p>53.349297</text:p>
          </table:table-cell>
          <table:table-cell office:value-type="float" office:value="76.93237" calcext:value-type="float">
            <text:p>76.93237</text:p>
          </table:table-cell>
          <table:table-cell office:value-type="float" office:value="94.882503" calcext:value-type="float">
            <text:p>94.882503</text:p>
          </table:table-cell>
          <table:table-cell office:value-type="float" office:value="79.802003" calcext:value-type="float">
            <text:p>79.802003</text:p>
          </table:table-cell>
          <table:table-cell office:value-type="float" office:value="453.242835" calcext:value-type="float">
            <text:p>453.242835</text:p>
          </table:table-cell>
          <table:table-cell office:value-type="float" office:value="54.199816" calcext:value-type="float">
            <text:p>54.199816</text:p>
          </table:table-cell>
          <table:table-cell office:value-type="float" office:value="245.518141" calcext:value-type="float">
            <text:p>245.518141</text:p>
          </table:table-cell>
          <table:table-cell office:value-type="float" office:value="26.070144" calcext:value-type="float">
            <text:p>26.070144</text:p>
          </table:table-cell>
          <table:table-cell office:value-type="float" office:value="34.202602" calcext:value-type="float">
            <text:p>34.202602</text:p>
          </table:table-cell>
          <table:table-cell office:value-type="float" office:value="23.511806" calcext:value-type="float">
            <text:p>23.511806</text:p>
          </table:table-cell>
          <table:table-cell office:value-type="float" office:value="26.134079" calcext:value-type="float">
            <text:p>26.134079</text:p>
          </table:table-cell>
          <table:table-cell office:value-type="float" office:value="27.900848" calcext:value-type="float">
            <text:p>27.900848</text:p>
          </table:table-cell>
          <table:table-cell office:value-type="float" office:value="25.128239" calcext:value-type="float">
            <text:p>25.128239</text:p>
          </table:table-cell>
          <table:table-cell office:value-type="float" office:value="89.589549" calcext:value-type="float">
            <text:p>89.589549</text:p>
          </table:table-cell>
          <table:table-cell office:value-type="float" office:value="83.578671" calcext:value-type="float">
            <text:p>83.578671</text:p>
          </table:table-cell>
          <table:table-cell office:value-type="float" office:value="26.113085" calcext:value-type="float">
            <text:p>26.113085</text:p>
          </table:table-cell>
          <table:table-cell office:value-type="float" office:value="31.863821" calcext:value-type="float">
            <text:p>31.863821</text:p>
          </table:table-cell>
          <table:table-cell office:value-type="float" office:value="34.555669" calcext:value-type="float">
            <text:p>34.555669</text:p>
          </table:table-cell>
          <table:table-cell office:value-type="float" office:value="34.877104" calcext:value-type="float">
            <text:p>34.877104</text:p>
          </table:table-cell>
          <table:table-cell office:value-type="float" office:value="25.030364" calcext:value-type="float">
            <text:p>25.030364</text:p>
          </table:table-cell>
          <table:table-cell office:value-type="float" office:value="33.829503" calcext:value-type="float">
            <text:p>33.829503</text:p>
          </table:table-cell>
          <table:table-cell office:value-type="float" office:value="24.599078" calcext:value-type="float">
            <text:p>24.599078</text:p>
          </table:table-cell>
          <table:table-cell office:value-type="float" office:value="32.40194" calcext:value-type="float">
            <text:p>32.40194</text:p>
          </table:table-cell>
          <table:table-cell office:value-type="float" office:value="33.156014" calcext:value-type="float">
            <text:p>33.156014</text:p>
          </table:table-cell>
          <table:table-cell office:value-type="float" office:value="35.057444" calcext:value-type="float">
            <text:p>35.057444</text:p>
          </table:table-cell>
          <table:table-cell office:value-type="float" office:value="22.707241" calcext:value-type="float">
            <text:p>22.707241</text:p>
          </table:table-cell>
          <table:table-cell office:value-type="float" office:value="35.057444" calcext:value-type="float">
            <text:p>35.057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43579" calcext:value-type="float">
            <text:p>5.443579</text:p>
          </table:table-cell>
          <table:table-cell office:value-type="float" office:value="45.504225" calcext:value-type="float">
            <text:p>45.504225</text:p>
          </table:table-cell>
          <table:table-cell office:value-type="float" office:value="46.233118" calcext:value-type="float">
            <text:p>46.233118</text:p>
          </table:table-cell>
          <table:table-cell office:value-type="float" office:value="48.578427" calcext:value-type="float">
            <text:p>48.578427</text:p>
          </table:table-cell>
          <table:table-cell office:value-type="float" office:value="45.70121" calcext:value-type="float">
            <text:p>45.70121</text:p>
          </table:table-cell>
          <table:table-cell office:value-type="float" office:value="38.275115" calcext:value-type="float">
            <text:p>38.275115</text:p>
          </table:table-cell>
          <table:table-cell office:value-type="float" office:value="235.314243" calcext:value-type="float">
            <text:p>235.314243</text:p>
          </table:table-cell>
          <table:table-cell office:value-type="float" office:value="99.99" calcext:value-type="float">
            <text:p>99.99</text:p>
          </table:table-cell>
          <table:table-cell office:value-type="float" office:value="183.505351" calcext:value-type="float">
            <text:p>183.505351</text:p>
          </table:table-cell>
          <table:table-cell office:value-type="float" office:value="84.106131" calcext:value-type="float">
            <text:p>84.106131</text:p>
          </table:table-cell>
          <table:table-cell office:value-type="float" office:value="164.544384" calcext:value-type="float">
            <text:p>164.544384</text:p>
          </table:table-cell>
          <table:table-cell office:value-type="float" office:value="99.99" calcext:value-type="float">
            <text:p>99.99</text:p>
          </table:table-cell>
          <table:table-cell office:value-type="float" office:value="104.904905" calcext:value-type="float">
            <text:p>104.904905</text:p>
          </table:table-cell>
          <table:table-cell office:value-type="float" office:value="82.405638" calcext:value-type="float">
            <text:p>82.405638</text:p>
          </table:table-cell>
          <table:table-cell office:value-type="float" office:value="97.136419" calcext:value-type="float">
            <text:p>97.136419</text:p>
          </table:table-cell>
          <table:table-cell office:value-type="float" office:value="105.317296" calcext:value-type="float">
            <text:p>105.317296</text:p>
          </table:table-cell>
          <table:table-cell office:value-type="float" office:value="26.837702" calcext:value-type="float">
            <text:p>26.837702</text:p>
          </table:table-cell>
          <table:table-cell office:value-type="float" office:value="31.933372" calcext:value-type="float">
            <text:p>31.933372</text:p>
          </table:table-cell>
          <table:table-cell office:value-type="float" office:value="19.123644" calcext:value-type="float">
            <text:p>19.123644</text:p>
          </table:table-cell>
          <table:table-cell office:value-type="float" office:value="42.214775" calcext:value-type="float">
            <text:p>42.214775</text:p>
          </table:table-cell>
          <table:table-cell office:value-type="float" office:value="22.514649" calcext:value-type="float">
            <text:p>22.514649</text:p>
          </table:table-cell>
          <table:table-cell office:value-type="float" office:value="29.404193" calcext:value-type="float">
            <text:p>29.404193</text:p>
          </table:table-cell>
          <table:table-cell office:value-type="float" office:value="14.491233" calcext:value-type="float">
            <text:p>14.491233</text:p>
          </table:table-cell>
          <table:table-cell office:value-type="float" office:value="12.450726" calcext:value-type="float">
            <text:p>12.450726</text:p>
          </table:table-cell>
          <table:table-cell office:value-type="float" office:value="23.810024" calcext:value-type="float">
            <text:p>23.810024</text:p>
          </table:table-cell>
          <table:table-cell office:value-type="float" office:value="37.636423" calcext:value-type="float">
            <text:p>37.636423</text:p>
          </table:table-cell>
          <table:table-cell office:value-type="float" office:value="24.709885" calcext:value-type="float">
            <text:p>24.709885</text:p>
          </table:table-cell>
          <table:table-cell office:value-type="float" office:value="27.974723" calcext:value-type="float">
            <text:p>27.974723</text:p>
          </table:table-cell>
          <table:table-cell office:value-type="float" office:value="30.049684" calcext:value-type="float">
            <text:p>30.049684</text:p>
          </table:table-cell>
          <table:table-cell office:value-type="float" office:value="23.575185" calcext:value-type="float">
            <text:p>23.575185</text:p>
          </table:table-cell>
          <table:table-cell office:value-type="float" office:value="25.619527" calcext:value-type="float">
            <text:p>25.619527</text:p>
          </table:table-cell>
          <table:table-cell office:value-type="float" office:value="26.831218" calcext:value-type="float">
            <text:p>26.831218</text:p>
          </table:table-cell>
          <table:table-cell office:value-type="float" office:value="32.778727" calcext:value-type="float">
            <text:p>32.778727</text:p>
          </table:table-cell>
          <table:table-cell office:value-type="float" office:value="35.286445" calcext:value-type="float">
            <text:p>35.286445</text:p>
          </table:table-cell>
          <table:table-cell office:value-type="float" office:value="20.402222" calcext:value-type="float">
            <text:p>20.402222</text:p>
          </table:table-cell>
          <table:table-cell office:value-type="float" office:value="35.716568" calcext:value-type="float">
            <text:p>35.7165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739433" calcext:value-type="float">
            <text:p>8.739433</text:p>
          </table:table-cell>
          <table:table-cell office:value-type="float" office:value="54.720618" calcext:value-type="float">
            <text:p>54.720618</text:p>
          </table:table-cell>
          <table:table-cell office:value-type="float" office:value="46.078015" calcext:value-type="float">
            <text:p>46.078015</text:p>
          </table:table-cell>
          <table:table-cell office:value-type="float" office:value="40.432173" calcext:value-type="float">
            <text:p>40.432173</text:p>
          </table:table-cell>
          <table:table-cell office:value-type="float" office:value="25.90533" calcext:value-type="float">
            <text:p>25.90533</text:p>
          </table:table-cell>
          <table:table-cell office:value-type="float" office:value="43.945276" calcext:value-type="float">
            <text:p>43.945276</text:p>
          </table:table-cell>
          <table:table-cell office:value-type="float" office:value="78.695111" calcext:value-type="float">
            <text:p>78.695111</text:p>
          </table:table-cell>
          <table:table-cell office:value-type="float" office:value="87.309486" calcext:value-type="float">
            <text:p>87.309486</text:p>
          </table:table-cell>
          <table:table-cell office:value-type="float" office:value="107.379907" calcext:value-type="float">
            <text:p>107.379907</text:p>
          </table:table-cell>
          <table:table-cell office:value-type="float" office:value="63.942467" calcext:value-type="float">
            <text:p>63.942467</text:p>
          </table:table-cell>
          <table:table-cell office:value-type="float" office:value="90.752522" calcext:value-type="float">
            <text:p>90.752522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103.26354" calcext:value-type="float">
            <text:p>103.26354</text:p>
          </table:table-cell>
          <table:table-cell office:value-type="float" office:value="99.99" calcext:value-type="float">
            <text:p>99.99</text:p>
          </table:table-cell>
          <table:table-cell office:value-type="float" office:value="1123.699991" calcext:value-type="float">
            <text:p>1123.699991</text:p>
          </table:table-cell>
          <table:table-cell office:value-type="float" office:value="25.323638" calcext:value-type="float">
            <text:p>25.323638</text:p>
          </table:table-cell>
          <table:table-cell office:value-type="float" office:value="32.300806" calcext:value-type="float">
            <text:p>32.300806</text:p>
          </table:table-cell>
          <table:table-cell office:value-type="float" office:value="27.411413" calcext:value-type="float">
            <text:p>27.411413</text:p>
          </table:table-cell>
          <table:table-cell office:value-type="float" office:value="27.56234" calcext:value-type="float">
            <text:p>27.56234</text:p>
          </table:table-cell>
          <table:table-cell office:value-type="float" office:value="32.468194" calcext:value-type="float">
            <text:p>32.468194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46.174537" calcext:value-type="float">
            <text:p>46.174537</text:p>
          </table:table-cell>
          <table:table-cell office:value-type="float" office:value="99.99" calcext:value-type="float">
            <text:p>99.99</text:p>
          </table:table-cell>
          <table:table-cell office:value-type="float" office:value="695.662047" calcext:value-type="float">
            <text:p>695.662047</text:p>
          </table:table-cell>
          <table:table-cell office:value-type="float" office:value="27.725786" calcext:value-type="float">
            <text:p>27.725786</text:p>
          </table:table-cell>
          <table:table-cell office:value-type="float" office:value="24.5128" calcext:value-type="float">
            <text:p>24.5128</text:p>
          </table:table-cell>
          <table:table-cell office:value-type="float" office:value="24.317295" calcext:value-type="float">
            <text:p>24.317295</text:p>
          </table:table-cell>
          <table:table-cell office:value-type="float" office:value="28.912871" calcext:value-type="float">
            <text:p>28.912871</text:p>
          </table:table-cell>
          <table:table-cell office:value-type="float" office:value="27.382325" calcext:value-type="float">
            <text:p>27.382325</text:p>
          </table:table-cell>
          <table:table-cell office:value-type="float" office:value="26.83383" calcext:value-type="float">
            <text:p>26.83383</text:p>
          </table:table-cell>
          <table:table-cell office:value-type="float" office:value="38.563124" calcext:value-type="float">
            <text:p>38.563124</text:p>
          </table:table-cell>
          <table:table-cell office:value-type="float" office:value="29.581904" calcext:value-type="float">
            <text:p>29.581904</text:p>
          </table:table-cell>
          <table:table-cell office:value-type="float" office:value="47.342275" calcext:value-type="float">
            <text:p>47.342275</text:p>
          </table:table-cell>
          <table:table-cell office:value-type="float" office:value="42.49655" calcext:value-type="float">
            <text:p>42.496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048529" calcext:value-type="float">
            <text:p>9.048529</text:p>
          </table:table-cell>
          <table:table-cell office:value-type="float" office:value="31.270852" calcext:value-type="float">
            <text:p>31.270852</text:p>
          </table:table-cell>
          <table:table-cell office:value-type="float" office:value="31.284867" calcext:value-type="float">
            <text:p>31.284867</text:p>
          </table:table-cell>
          <table:table-cell office:value-type="float" office:value="29.731537" calcext:value-type="float">
            <text:p>29.731537</text:p>
          </table:table-cell>
          <table:table-cell office:value-type="float" office:value="31.247459" calcext:value-type="float">
            <text:p>31.247459</text:p>
          </table:table-cell>
          <table:table-cell office:value-type="float" office:value="29.751406" calcext:value-type="float">
            <text:p>29.751406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68.225881" calcext:value-type="float">
            <text:p>68.225881</text:p>
          </table:table-cell>
          <table:table-cell office:value-type="float" office:value="99.99" calcext:value-type="float">
            <text:p>99.99</text:p>
          </table:table-cell>
          <table:table-cell office:value-type="float" office:value="122.872646" calcext:value-type="float">
            <text:p>122.872646</text:p>
          </table:table-cell>
          <table:table-cell office:value-type="float" office:value="119.927189" calcext:value-type="float">
            <text:p>119.927189</text:p>
          </table:table-cell>
          <table:table-cell office:value-type="float" office:value="68.490442" calcext:value-type="float">
            <text:p>68.490442</text:p>
          </table:table-cell>
          <table:table-cell office:value-type="float" office:value="61.813224" calcext:value-type="float">
            <text:p>61.813224</text:p>
          </table:table-cell>
          <table:table-cell office:value-type="float" office:value="103.588276" calcext:value-type="float">
            <text:p>103.588276</text:p>
          </table:table-cell>
          <table:table-cell office:value-type="float" office:value="29.206943" calcext:value-type="float">
            <text:p>29.206943</text:p>
          </table:table-cell>
          <table:table-cell office:value-type="float" office:value="36.891491" calcext:value-type="float">
            <text:p>36.891491</text:p>
          </table:table-cell>
          <table:table-cell office:value-type="float" office:value="32.33661" calcext:value-type="float">
            <text:p>32.33661</text:p>
          </table:table-cell>
          <table:table-cell office:value-type="float" office:value="31.391167" calcext:value-type="float">
            <text:p>31.391167</text:p>
          </table:table-cell>
          <table:table-cell office:value-type="float" office:value="26.303916" calcext:value-type="float">
            <text:p>26.303916</text:p>
          </table:table-cell>
          <table:table-cell office:value-type="float" office:value="53.546849" calcext:value-type="float">
            <text:p>53.546849</text:p>
          </table:table-cell>
          <table:table-cell office:value-type="float" office:value="38.925459" calcext:value-type="float">
            <text:p>38.925459</text:p>
          </table:table-cell>
          <table:table-cell office:value-type="float" office:value="50.575346" calcext:value-type="float">
            <text:p>50.575346</text:p>
          </table:table-cell>
          <table:table-cell office:value-type="float" office:value="149.551096" calcext:value-type="float">
            <text:p>149.551096</text:p>
          </table:table-cell>
          <table:table-cell office:value-type="float" office:value="155.138951" calcext:value-type="float">
            <text:p>155.138951</text:p>
          </table:table-cell>
          <table:table-cell office:value-type="float" office:value="28.07264" calcext:value-type="float">
            <text:p>28.07264</text:p>
          </table:table-cell>
          <table:table-cell office:value-type="float" office:value="25.374073" calcext:value-type="float">
            <text:p>25.374073</text:p>
          </table:table-cell>
          <table:table-cell office:value-type="float" office:value="30.266896" calcext:value-type="float">
            <text:p>30.266896</text:p>
          </table:table-cell>
          <table:table-cell office:value-type="float" office:value="26.487763" calcext:value-type="float">
            <text:p>26.487763</text:p>
          </table:table-cell>
          <table:table-cell office:value-type="float" office:value="25.684769" calcext:value-type="float">
            <text:p>25.684769</text:p>
          </table:table-cell>
          <table:table-cell office:value-type="float" office:value="30.27902" calcext:value-type="float">
            <text:p>30.27902</text:p>
          </table:table-cell>
          <table:table-cell office:value-type="float" office:value="60.336151" calcext:value-type="float">
            <text:p>60.336151</text:p>
          </table:table-cell>
          <table:table-cell office:value-type="float" office:value="53.337783" calcext:value-type="float">
            <text:p>53.337783</text:p>
          </table:table-cell>
          <table:table-cell office:value-type="float" office:value="50.10228" calcext:value-type="float">
            <text:p>50.10228</text:p>
          </table:table-cell>
          <table:table-cell office:value-type="float" office:value="58.903614" calcext:value-type="float">
            <text:p>58.9036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196392" calcext:value-type="float">
            <text:p>8.196392</text:p>
          </table:table-cell>
          <table:table-cell office:value-type="float" office:value="34.895103" calcext:value-type="float">
            <text:p>34.895103</text:p>
          </table:table-cell>
          <table:table-cell office:value-type="float" office:value="39.227438" calcext:value-type="float">
            <text:p>39.227438</text:p>
          </table:table-cell>
          <table:table-cell office:value-type="float" office:value="40.285216" calcext:value-type="float">
            <text:p>40.285216</text:p>
          </table:table-cell>
          <table:table-cell office:value-type="float" office:value="38.815368" calcext:value-type="float">
            <text:p>38.815368</text:p>
          </table:table-cell>
          <table:table-cell office:value-type="float" office:value="41.555815" calcext:value-type="float">
            <text:p>41.555815</text:p>
          </table:table-cell>
          <table:table-cell office:value-type="float" office:value="60.301985" calcext:value-type="float">
            <text:p>60.301985</text:p>
          </table:table-cell>
          <table:table-cell office:value-type="float" office:value="53.545597" calcext:value-type="float">
            <text:p>53.545597</text:p>
          </table:table-cell>
          <table:table-cell office:value-type="float" office:value="50.646232" calcext:value-type="float">
            <text:p>50.646232</text:p>
          </table:table-cell>
          <table:table-cell office:value-type="float" office:value="43.504422" calcext:value-type="float">
            <text:p>43.504422</text:p>
          </table:table-cell>
          <table:table-cell office:value-type="float" office:value="80.464876" calcext:value-type="float">
            <text:p>80.464876</text:p>
          </table:table-cell>
          <table:table-cell office:value-type="float" office:value="256.457104" calcext:value-type="float">
            <text:p>256.457104</text:p>
          </table:table-cell>
          <table:table-cell office:value-type="float" office:value="100.127486" calcext:value-type="float">
            <text:p>100.127486</text:p>
          </table:table-cell>
          <table:table-cell office:value-type="float" office:value="117.012195" calcext:value-type="float">
            <text:p>117.012195</text:p>
          </table:table-cell>
          <table:table-cell office:value-type="float" office:value="99.99" calcext:value-type="float">
            <text:p>99.99</text:p>
          </table:table-cell>
          <table:table-cell office:value-type="float" office:value="108.8076" calcext:value-type="float">
            <text:p>108.8076</text:p>
          </table:table-cell>
          <table:table-cell office:value-type="float" office:value="33.641755" calcext:value-type="float">
            <text:p>33.641755</text:p>
          </table:table-cell>
          <table:table-cell office:value-type="float" office:value="40.978809" calcext:value-type="float">
            <text:p>40.978809</text:p>
          </table:table-cell>
          <table:table-cell office:value-type="float" office:value="44.123698" calcext:value-type="float">
            <text:p>44.123698</text:p>
          </table:table-cell>
          <table:table-cell office:value-type="float" office:value="43.86008" calcext:value-type="float">
            <text:p>43.86008</text:p>
          </table:table-cell>
          <table:table-cell office:value-type="float" office:value="40.232588" calcext:value-type="float">
            <text:p>40.232588</text:p>
          </table:table-cell>
          <table:table-cell office:value-type="float" office:value="1072.352072" calcext:value-type="float">
            <text:p>1072.352072</text:p>
          </table:table-cell>
          <table:table-cell office:value-type="float" office:value="116.398019" calcext:value-type="float">
            <text:p>116.398019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28.42377" calcext:value-type="float">
            <text:p>28.42377</text:p>
          </table:table-cell>
          <table:table-cell office:value-type="float" office:value="32.059637" calcext:value-type="float">
            <text:p>32.059637</text:p>
          </table:table-cell>
          <table:table-cell office:value-type="float" office:value="34.542748" calcext:value-type="float">
            <text:p>34.542748</text:p>
          </table:table-cell>
          <table:table-cell office:value-type="float" office:value="34.371999" calcext:value-type="float">
            <text:p>34.371999</text:p>
          </table:table-cell>
          <table:table-cell office:value-type="float" office:value="34.257003" calcext:value-type="float">
            <text:p>34.257003</text:p>
          </table:table-cell>
          <table:table-cell office:value-type="float" office:value="32.399263" calcext:value-type="float">
            <text:p>32.399263</text:p>
          </table:table-cell>
          <table:table-cell office:value-type="float" office:value="41.351529" calcext:value-type="float">
            <text:p>41.351529</text:p>
          </table:table-cell>
          <table:table-cell office:value-type="float" office:value="40.095602" calcext:value-type="float">
            <text:p>40.095602</text:p>
          </table:table-cell>
          <table:table-cell office:value-type="float" office:value="38.484425" calcext:value-type="float">
            <text:p>38.484425</text:p>
          </table:table-cell>
          <table:table-cell office:value-type="float" office:value="42.554188" calcext:value-type="float">
            <text:p>42.5541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474241" calcext:value-type="float">
            <text:p>14.474241</text:p>
          </table:table-cell>
          <table:table-cell office:value-type="float" office:value="48.235848" calcext:value-type="float">
            <text:p>48.235848</text:p>
          </table:table-cell>
          <table:table-cell office:value-type="float" office:value="46.716495" calcext:value-type="float">
            <text:p>46.716495</text:p>
          </table:table-cell>
          <table:table-cell office:value-type="float" office:value="51.284588" calcext:value-type="float">
            <text:p>51.284588</text:p>
          </table:table-cell>
          <table:table-cell office:value-type="float" office:value="99.99" calcext:value-type="float">
            <text:p>99.99</text:p>
          </table:table-cell>
          <table:table-cell office:value-type="float" office:value="55.49003" calcext:value-type="float">
            <text:p>55.49003</text:p>
          </table:table-cell>
          <table:table-cell table:number-columns-repeated="10" office:value-type="float" office:value="99.99" calcext:value-type="float">
            <text:p>99.99</text:p>
          </table:table-cell>
          <table:table-cell office:value-type="float" office:value="47.53882" calcext:value-type="float">
            <text:p>47.53882</text:p>
          </table:table-cell>
          <table:table-cell office:value-type="float" office:value="46.125711" calcext:value-type="float">
            <text:p>46.125711</text:p>
          </table:table-cell>
          <table:table-cell office:value-type="float" office:value="67.872948" calcext:value-type="float">
            <text:p>67.872948</text:p>
          </table:table-cell>
          <table:table-cell office:value-type="float" office:value="67.357079" calcext:value-type="float">
            <text:p>67.357079</text:p>
          </table:table-cell>
          <table:table-cell office:value-type="float" office:value="62.739812" calcext:value-type="float">
            <text:p>62.739812</text:p>
          </table:table-cell>
          <table:table-cell office:value-type="float" office:value="99.99" calcext:value-type="float">
            <text:p>99.99</text:p>
          </table:table-cell>
          <table:table-cell office:value-type="float" office:value="607.082751" calcext:value-type="float">
            <text:p>607.082751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47.969013" calcext:value-type="float">
            <text:p>47.969013</text:p>
          </table:table-cell>
          <table:table-cell office:value-type="float" office:value="55.736464" calcext:value-type="float">
            <text:p>55.736464</text:p>
          </table:table-cell>
          <table:table-cell office:value-type="float" office:value="67.965164" calcext:value-type="float">
            <text:p>67.965164</text:p>
          </table:table-cell>
          <table:table-cell office:value-type="float" office:value="69.338742" calcext:value-type="float">
            <text:p>69.338742</text:p>
          </table:table-cell>
          <table:table-cell office:value-type="float" office:value="51.617577" calcext:value-type="float">
            <text:p>51.617577</text:p>
          </table:table-cell>
          <table:table-cell office:value-type="float" office:value="52.824908" calcext:value-type="float">
            <text:p>52.824908</text:p>
          </table:table-cell>
          <table:table-cell office:value-type="float" office:value="61.790625" calcext:value-type="float">
            <text:p>61.790625</text:p>
          </table:table-cell>
          <table:table-cell office:value-type="float" office:value="52.892386" calcext:value-type="float">
            <text:p>52.892386</text:p>
          </table:table-cell>
          <table:table-cell office:value-type="float" office:value="63.030738" calcext:value-type="float">
            <text:p>63.030738</text:p>
          </table:table-cell>
          <table:table-cell office:value-type="float" office:value="60.569768" calcext:value-type="float">
            <text:p>60.569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114366" calcext:value-type="float">
            <text:p>18.114366</text:p>
          </table:table-cell>
          <table:table-cell office:value-type="float" office:value="99.99" calcext:value-type="float">
            <text:p>99.99</text:p>
          </table:table-cell>
          <table:table-cell office:value-type="float" office:value="107.496922" calcext:value-type="float">
            <text:p>107.496922</text:p>
          </table:table-cell>
          <table:table-cell office:value-type="float" office:value="730.366653" calcext:value-type="float">
            <text:p>730.366653</text:p>
          </table:table-cell>
          <table:table-cell office:value-type="float" office:value="99.99" calcext:value-type="float">
            <text:p>99.99</text:p>
          </table:table-cell>
          <table:table-cell office:value-type="float" office:value="140.397603" calcext:value-type="float">
            <text:p>140.397603</text:p>
          </table:table-cell>
          <table:table-cell table:number-columns-repeated="10" office:value-type="float" office:value="99.99" calcext:value-type="float">
            <text:p>99.99</text:p>
          </table:table-cell>
          <table:table-cell office:value-type="float" office:value="88.216956" calcext:value-type="float">
            <text:p>88.216956</text:p>
          </table:table-cell>
          <table:table-cell office:value-type="float" office:value="135.173343" calcext:value-type="float">
            <text:p>135.173343</text:p>
          </table:table-cell>
          <table:table-cell office:value-type="float" office:value="73.77122" calcext:value-type="float">
            <text:p>73.77122</text:p>
          </table:table-cell>
          <table:table-cell office:value-type="float" office:value="100.31003" calcext:value-type="float">
            <text:p>100.31003</text:p>
          </table:table-cell>
          <table:table-cell office:value-type="float" office:value="76.142964" calcext:value-type="float">
            <text:p>76.142964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70.440523" calcext:value-type="float">
            <text:p>70.440523</text:p>
          </table:table-cell>
          <table:table-cell office:value-type="float" office:value="63.016838" calcext:value-type="float">
            <text:p>63.016838</text:p>
          </table:table-cell>
          <table:table-cell office:value-type="float" office:value="75.152164" calcext:value-type="float">
            <text:p>75.152164</text:p>
          </table:table-cell>
          <table:table-cell office:value-type="float" office:value="70.480357" calcext:value-type="float">
            <text:p>70.480357</text:p>
          </table:table-cell>
          <table:table-cell office:value-type="float" office:value="73.032884" calcext:value-type="float">
            <text:p>73.032884</text:p>
          </table:table-cell>
          <table:table-cell office:value-type="float" office:value="76.632256" calcext:value-type="float">
            <text:p>76.632256</text:p>
          </table:table-cell>
          <table:table-cell office:value-type="float" office:value="67.764501" calcext:value-type="float">
            <text:p>67.764501</text:p>
          </table:table-cell>
          <table:table-cell office:value-type="float" office:value="57.134271" calcext:value-type="float">
            <text:p>57.134271</text:p>
          </table:table-cell>
          <table:table-cell office:value-type="float" office:value="89.852757" calcext:value-type="float">
            <text:p>89.852757</text:p>
          </table:table-cell>
          <table:table-cell office:value-type="float" office:value="83.41434" calcext:value-type="float">
            <text:p>83.414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" office:value-type="float" office:value="99.99" calcext:value-type="float">
            <text:p>99.99</text:p>
          </table:table-cell>
          <table:table-cell office:value-type="float" office:value="648.475466" calcext:value-type="float">
            <text:p>648.475466</text:p>
          </table:table-cell>
          <table:table-cell office:value-type="float" office:value="470.322758" calcext:value-type="float">
            <text:p>470.322758</text:p>
          </table:table-cell>
          <table:table-cell office:value-type="float" office:value="602.021969" calcext:value-type="float">
            <text:p>602.021969</text:p>
          </table:table-cell>
          <table:table-cell office:value-type="float" office:value="1035.302738" calcext:value-type="float">
            <text:p>1035.302738</text:p>
          </table:table-cell>
          <table:table-cell office:value-type="float" office:value="1468.260765" calcext:value-type="float">
            <text:p>1468.260765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566.872927" calcext:value-type="float">
            <text:p>2566.872927</text:p>
          </table:table-cell>
          <table:table-cell office:value-type="float" office:value="3939.833809" calcext:value-type="float">
            <text:p>3939.833809</text:p>
          </table:table-cell>
          <table:table-cell office:value-type="float" office:value="3181.283666" calcext:value-type="float">
            <text:p>3181.283666</text:p>
          </table:table-cell>
          <table:table-cell office:value-type="float" office:value="2497.98872" calcext:value-type="float">
            <text:p>2497.98872</text:p>
          </table:table-cell>
          <table:table-cell office:value-type="float" office:value="3910.594749" calcext:value-type="float">
            <text:p>3910.594749</text:p>
          </table:table-cell>
          <table:table-cell office:value-type="float" office:value="6203.325987" calcext:value-type="float">
            <text:p>6203.325987</text:p>
          </table:table-cell>
          <table:table-cell office:value-type="float" office:value="879.249689" calcext:value-type="float">
            <text:p>879.249689</text:p>
          </table:table-cell>
          <table:table-cell office:value-type="float" office:value="786.049174" calcext:value-type="float">
            <text:p>786.049174</text:p>
          </table:table-cell>
          <table:table-cell office:value-type="float" office:value="799.773033" calcext:value-type="float">
            <text:p>799.773033</text:p>
          </table:table-cell>
          <table:table-cell office:value-type="float" office:value="735.110674" calcext:value-type="float">
            <text:p>735.1106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2" office:value-type="float" office:value="99.99" calcext:value-type="float">
            <text:p>99.99</text:p>
          </table:table-cell>
          <table:table-cell office:value-type="float" office:value="754.422277" calcext:value-type="float">
            <text:p>754.422277</text:p>
          </table:table-cell>
          <table:table-cell office:value-type="float" office:value="384.481349" calcext:value-type="float">
            <text:p>384.481349</text:p>
          </table:table-cell>
          <table:table-cell office:value-type="float" office:value="670.578781" calcext:value-type="float">
            <text:p>670.578781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3.932189" calcext:value-type="float">
            <text:p>443.932189</text:p>
          </table:table-cell>
          <table:table-cell table:number-columns-repeated="10" office:value-type="float" office:value="99.99" calcext:value-type="float">
            <text:p>99.99</text:p>
          </table:table-cell>
          <table:table-cell office:value-type="float" office:value="427.507977" calcext:value-type="float">
            <text:p>427.507977</text:p>
          </table:table-cell>
          <table:table-cell office:value-type="float" office:value="389.85436" calcext:value-type="float">
            <text:p>389.85436</text:p>
          </table:table-cell>
          <table:table-cell office:value-type="float" office:value="430.576167" calcext:value-type="float">
            <text:p>430.576167</text:p>
          </table:table-cell>
          <table:table-cell office:value-type="float" office:value="1210.739992" calcext:value-type="float">
            <text:p>1210.739992</text:p>
          </table:table-cell>
          <table:table-cell office:value-type="float" office:value="367.40729" calcext:value-type="float">
            <text:p>367.40729</text:p>
          </table:table-cell>
          <table:table-cell table:number-columns-repeated="20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9" office:value-type="float" office:value="99.99" calcext:value-type="float">
            <text:p>99.99</text:p>
          </table:table-cell>
          <table:table-cell office:value-type="float" office:value="12714.813331" calcext:value-type="float">
            <text:p>12714.813331</text:p>
          </table:table-cell>
          <table:table-cell table:number-columns-repeated="12" office:value-type="float" office:value="99.99" calcext:value-type="float">
            <text:p>99.99</text:p>
          </table:table-cell>
          <table:table-cell office:value-type="float" office:value="396.355734" calcext:value-type="float">
            <text:p>396.355734</text:p>
          </table:table-cell>
          <table:table-cell office:value-type="float" office:value="495.911733" calcext:value-type="float">
            <text:p>495.911733</text:p>
          </table:table-cell>
          <table:table-cell office:value-type="float" office:value="1458.519525" calcext:value-type="float">
            <text:p>1458.519525</text:p>
          </table:table-cell>
          <table:table-cell office:value-type="float" office:value="458.075893" calcext:value-type="float">
            <text:p>458.0758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6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.001431" calcext:value-type="float">
            <text:p>111.001431</text:p>
          </table:table-cell>
          <table:table-cell table:number-columns-repeated="35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.526126" calcext:value-type="float">
            <text:p>80.526126</text:p>
          </table:table-cell>
          <table:table-cell table:number-columns-repeated="35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2" office:value-type="float" office:value="99.99" calcext:value-type="float">
            <text:p>99.99</text:p>
          </table:table-cell>
          <table:table-cell office:value-type="float" office:value="773.996902" calcext:value-type="float">
            <text:p>773.996902</text:p>
          </table:table-cell>
          <table:table-cell office:value-type="float" office:value="929.901366" calcext:value-type="float">
            <text:p>929.901366</text:p>
          </table:table-cell>
          <table:table-cell office:value-type="float" office:value="683.524041" calcext:value-type="float">
            <text:p>683.524041</text:p>
          </table:table-cell>
          <table:table-cell office:value-type="float" office:value="1436.125237" calcext:value-type="float">
            <text:p>1436.1252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.762205" calcext:value-type="float">
            <text:p>88.762205</text:p>
          </table:table-cell>
          <table:table-cell table:number-columns-repeated="31" office:value-type="float" office:value="99.99" calcext:value-type="float">
            <text:p>99.99</text:p>
          </table:table-cell>
          <table:table-cell office:value-type="float" office:value="31520.053187" calcext:value-type="float">
            <text:p>31520.053187</text:p>
          </table:table-cell>
          <table:table-cell table:number-columns-repeated="3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2" office:value-type="float" office:value="99.99" calcext:value-type="float">
            <text:p>99.99</text:p>
          </table:table-cell>
          <table:table-cell office:value-type="float" office:value="1138.014936" calcext:value-type="float">
            <text:p>1138.014936</text:p>
          </table:table-cell>
          <table:table-cell office:value-type="float" office:value="1337.289174" calcext:value-type="float">
            <text:p>1337.289174</text:p>
          </table:table-cell>
          <table:table-cell office:value-type="float" office:value="1019.390387" calcext:value-type="float">
            <text:p>1019.390387</text:p>
          </table:table-cell>
          <table:table-cell office:value-type="float" office:value="1245.795032" calcext:value-type="float">
            <text:p>1245.7950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8.264378" calcext:value-type="float">
            <text:p>888.264378</text:p>
          </table:table-cell>
          <table:table-cell table:number-columns-repeated="25" office:value-type="float" office:value="99.99" calcext:value-type="float">
            <text:p>99.99</text:p>
          </table:table-cell>
          <table:table-cell office:value-type="float" office:value="8027.608752" calcext:value-type="float">
            <text:p>8027.608752</text:p>
          </table:table-cell>
          <table:table-cell office:value-type="float" office:value="6982.516704" calcext:value-type="float">
            <text:p>6982.516704</text:p>
          </table:table-cell>
          <table:table-cell office:value-type="float" office:value="6303.16214" calcext:value-type="float">
            <text:p>6303.16214</text:p>
          </table:table-cell>
          <table:table-cell office:value-type="float" office:value="6538.697522" calcext:value-type="float">
            <text:p>6538.697522</text:p>
          </table:table-cell>
          <table:table-cell office:value-type="float" office:value="7921.022679" calcext:value-type="float">
            <text:p>7921.022679</text:p>
          </table:table-cell>
          <table:table-cell office:value-type="float" office:value="7087.029839" calcext:value-type="float">
            <text:p>7087.029839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" office:value-type="float" office:value="99.99" calcext:value-type="float">
            <text:p>99.99</text:p>
          </table:table-cell>
          <table:table-cell office:value-type="float" office:value="5233.325343" calcext:value-type="float">
            <text:p>5233.325343</text:p>
          </table:table-cell>
          <table:table-cell office:value-type="float" office:value="2496.278859" calcext:value-type="float">
            <text:p>2496.278859</text:p>
          </table:table-cell>
          <table:table-cell office:value-type="float" office:value="6562.307085" calcext:value-type="float">
            <text:p>6562.307085</text:p>
          </table:table-cell>
          <table:table-cell office:value-type="float" office:value="10778.415498" calcext:value-type="float">
            <text:p>10778.415498</text:p>
          </table:table-cell>
          <table:table-cell office:value-type="float" office:value="4751.773172" calcext:value-type="float">
            <text:p>4751.773172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3760.623066" calcext:value-type="float">
            <text:p>3760.623066</text:p>
          </table:table-cell>
          <table:table-cell office:value-type="float" office:value="3239.818526" calcext:value-type="float">
            <text:p>3239.818526</text:p>
          </table:table-cell>
          <table:table-cell office:value-type="float" office:value="3391.967094" calcext:value-type="float">
            <text:p>3391.967094</text:p>
          </table:table-cell>
          <table:table-cell office:value-type="float" office:value="4129.7038" calcext:value-type="float">
            <text:p>4129.7038</text:p>
          </table:table-cell>
          <table:table-cell office:value-type="float" office:value="3780.419497" calcext:value-type="float">
            <text:p>3780.419497</text:p>
          </table:table-cell>
          <table:table-cell office:value-type="float" office:value="3956.715107" calcext:value-type="float">
            <text:p>3956.715107</text:p>
          </table:table-cell>
          <table:table-cell table:number-columns-repeated="4" office:value-type="float" office:value="99.99" calcext:value-type="float">
            <text:p>9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9T20:17:37.108324594</dc:date>
    <meta:editing-duration>PT3M54S</meta:editing-duration>
    <meta:editing-cycles>1</meta:editing-cycles>
    <meta:document-statistic meta:table-count="1" meta:cell-count="144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0.046cm" svg:height="12.831cm" xlink:href=".." xlink:type="simple" chart:class="chart:line" chart:style-name="ch1">
        <chart:legend chart:legend-position="end" svg:x="31.06cm" svg:y="1.634cm" style:legend-expansion="high" chart:style-name="ch2"/>
        <chart:plot-area chart:style-name="ch3" table:cell-range-address="TTC_results_0.A1:TTC_results_0.AK39" chart:data-source-has-labels="row" svg:x="0.8cm" svg:y="0.256cm" svg:width="29.46cm" svg:height="12.319cm">
          <chartooo:coordinate-region svg:x="1.977cm" svg:y="0.455cm" svg:width="28.096cm" svg:height="11.4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_results_0.A2:TTC_results_0.A39" chart:label-cell-address="TTC_results_0.A1:TTC_results_0.A1" chart:class="chart:line">
            <chart:data-point chart:repeated="38"/>
          </chart:series>
          <chart:series chart:style-name="ch7" chart:values-cell-range-address="TTC_results_0.B2:TTC_results_0.B39" chart:label-cell-address="TTC_results_0.B1:TTC_results_0.B1" chart:class="chart:line">
            <chart:data-point chart:repeated="38"/>
          </chart:series>
          <chart:series chart:style-name="ch8" chart:values-cell-range-address="TTC_results_0.C2:TTC_results_0.C39" chart:label-cell-address="TTC_results_0.C1:TTC_results_0.C1" chart:class="chart:line">
            <chart:data-point chart:repeated="38"/>
          </chart:series>
          <chart:series chart:style-name="ch9" chart:values-cell-range-address="TTC_results_0.D2:TTC_results_0.D39" chart:label-cell-address="TTC_results_0.D1:TTC_results_0.D1" chart:class="chart:line">
            <chart:data-point chart:repeated="38"/>
          </chart:series>
          <chart:series chart:style-name="ch10" chart:values-cell-range-address="TTC_results_0.E2:TTC_results_0.E39" chart:label-cell-address="TTC_results_0.E1:TTC_results_0.E1" chart:class="chart:line">
            <chart:data-point chart:repeated="38"/>
          </chart:series>
          <chart:series chart:style-name="ch11" chart:values-cell-range-address="TTC_results_0.F2:TTC_results_0.F39" chart:label-cell-address="TTC_results_0.F1:TTC_results_0.F1" chart:class="chart:line">
            <chart:data-point chart:repeated="38"/>
          </chart:series>
          <chart:series chart:style-name="ch12" chart:values-cell-range-address="TTC_results_0.G2:TTC_results_0.G39" chart:label-cell-address="TTC_results_0.G1:TTC_results_0.G1" chart:class="chart:line">
            <chart:data-point chart:repeated="38"/>
          </chart:series>
          <chart:series chart:style-name="ch13" chart:values-cell-range-address="TTC_results_0.H2:TTC_results_0.H39" chart:label-cell-address="TTC_results_0.H1:TTC_results_0.H1" chart:class="chart:line">
            <chart:data-point chart:repeated="38"/>
          </chart:series>
          <chart:series chart:style-name="ch14" chart:values-cell-range-address="TTC_results_0.I2:TTC_results_0.I39" chart:label-cell-address="TTC_results_0.I1:TTC_results_0.I1" chart:class="chart:line">
            <chart:data-point chart:repeated="38"/>
          </chart:series>
          <chart:series chart:style-name="ch15" chart:values-cell-range-address="TTC_results_0.J2:TTC_results_0.J39" chart:label-cell-address="TTC_results_0.J1:TTC_results_0.J1" chart:class="chart:line">
            <chart:data-point chart:repeated="38"/>
          </chart:series>
          <chart:series chart:style-name="ch16" chart:values-cell-range-address="TTC_results_0.K2:TTC_results_0.K39" chart:label-cell-address="TTC_results_0.K1:TTC_results_0.K1" chart:class="chart:line">
            <chart:data-point chart:repeated="38"/>
          </chart:series>
          <chart:series chart:style-name="ch17" chart:values-cell-range-address="TTC_results_0.L2:TTC_results_0.L39" chart:label-cell-address="TTC_results_0.L1:TTC_results_0.L1" chart:class="chart:line">
            <chart:data-point chart:repeated="38"/>
          </chart:series>
          <chart:series chart:style-name="ch18" chart:values-cell-range-address="TTC_results_0.M2:TTC_results_0.M39" chart:label-cell-address="TTC_results_0.M1:TTC_results_0.M1" chart:class="chart:line">
            <chart:data-point chart:repeated="38"/>
          </chart:series>
          <chart:series chart:style-name="ch19" chart:values-cell-range-address="TTC_results_0.N2:TTC_results_0.N39" chart:label-cell-address="TTC_results_0.N1:TTC_results_0.N1" chart:class="chart:line">
            <chart:data-point chart:repeated="38"/>
          </chart:series>
          <chart:series chart:style-name="ch20" chart:values-cell-range-address="TTC_results_0.O2:TTC_results_0.O39" chart:label-cell-address="TTC_results_0.O1:TTC_results_0.O1" chart:class="chart:line">
            <chart:data-point chart:repeated="38"/>
          </chart:series>
          <chart:series chart:style-name="ch9" chart:values-cell-range-address="TTC_results_0.P2:TTC_results_0.P39" chart:label-cell-address="TTC_results_0.P1:TTC_results_0.P1" chart:class="chart:line">
            <chart:data-point chart:repeated="38"/>
          </chart:series>
          <chart:series chart:style-name="ch10" chart:values-cell-range-address="TTC_results_0.Q2:TTC_results_0.Q39" chart:label-cell-address="TTC_results_0.Q1:TTC_results_0.Q1" chart:class="chart:line">
            <chart:data-point chart:repeated="38"/>
          </chart:series>
          <chart:series chart:style-name="ch11" chart:values-cell-range-address="TTC_results_0.R2:TTC_results_0.R39" chart:label-cell-address="TTC_results_0.R1:TTC_results_0.R1" chart:class="chart:line">
            <chart:data-point chart:repeated="38"/>
          </chart:series>
          <chart:series chart:style-name="ch12" chart:values-cell-range-address="TTC_results_0.S2:TTC_results_0.S39" chart:label-cell-address="TTC_results_0.S1:TTC_results_0.S1" chart:class="chart:line">
            <chart:data-point chart:repeated="38"/>
          </chart:series>
          <chart:series chart:style-name="ch13" chart:values-cell-range-address="TTC_results_0.T2:TTC_results_0.T39" chart:label-cell-address="TTC_results_0.T1:TTC_results_0.T1" chart:class="chart:line">
            <chart:data-point chart:repeated="38"/>
          </chart:series>
          <chart:series chart:style-name="ch14" chart:values-cell-range-address="TTC_results_0.U2:TTC_results_0.U39" chart:label-cell-address="TTC_results_0.U1:TTC_results_0.U1" chart:class="chart:line">
            <chart:data-point chart:repeated="38"/>
          </chart:series>
          <chart:series chart:style-name="ch15" chart:values-cell-range-address="TTC_results_0.V2:TTC_results_0.V39" chart:label-cell-address="TTC_results_0.V1:TTC_results_0.V1" chart:class="chart:line">
            <chart:data-point chart:repeated="38"/>
          </chart:series>
          <chart:series chart:style-name="ch16" chart:values-cell-range-address="TTC_results_0.W2:TTC_results_0.W39" chart:label-cell-address="TTC_results_0.W1:TTC_results_0.W1" chart:class="chart:line">
            <chart:data-point chart:repeated="38"/>
          </chart:series>
          <chart:series chart:style-name="ch17" chart:values-cell-range-address="TTC_results_0.X2:TTC_results_0.X39" chart:label-cell-address="TTC_results_0.X1:TTC_results_0.X1" chart:class="chart:line">
            <chart:data-point chart:repeated="38"/>
          </chart:series>
          <chart:series chart:style-name="ch18" chart:values-cell-range-address="TTC_results_0.Y2:TTC_results_0.Y39" chart:label-cell-address="TTC_results_0.Y1:TTC_results_0.Y1" chart:class="chart:line">
            <chart:data-point chart:repeated="38"/>
          </chart:series>
          <chart:series chart:style-name="ch19" chart:values-cell-range-address="TTC_results_0.Z2:TTC_results_0.Z39" chart:label-cell-address="TTC_results_0.Z1:TTC_results_0.Z1" chart:class="chart:line">
            <chart:data-point chart:repeated="38"/>
          </chart:series>
          <chart:series chart:style-name="ch20" chart:values-cell-range-address="TTC_results_0.AA2:TTC_results_0.AA39" chart:label-cell-address="TTC_results_0.AA1:TTC_results_0.AA1" chart:class="chart:line">
            <chart:data-point chart:repeated="38"/>
          </chart:series>
          <chart:series chart:style-name="ch9" chart:values-cell-range-address="TTC_results_0.AB2:TTC_results_0.AB39" chart:label-cell-address="TTC_results_0.AB1:TTC_results_0.AB1" chart:class="chart:line">
            <chart:data-point chart:repeated="38"/>
          </chart:series>
          <chart:series chart:style-name="ch10" chart:values-cell-range-address="TTC_results_0.AC2:TTC_results_0.AC39" chart:label-cell-address="TTC_results_0.AC1:TTC_results_0.AC1" chart:class="chart:line">
            <chart:data-point chart:repeated="38"/>
          </chart:series>
          <chart:series chart:style-name="ch11" chart:values-cell-range-address="TTC_results_0.AD2:TTC_results_0.AD39" chart:label-cell-address="TTC_results_0.AD1:TTC_results_0.AD1" chart:class="chart:line">
            <chart:data-point chart:repeated="38"/>
          </chart:series>
          <chart:series chart:style-name="ch12" chart:values-cell-range-address="TTC_results_0.AE2:TTC_results_0.AE39" chart:label-cell-address="TTC_results_0.AE1:TTC_results_0.AE1" chart:class="chart:line">
            <chart:data-point chart:repeated="38"/>
          </chart:series>
          <chart:series chart:style-name="ch13" chart:values-cell-range-address="TTC_results_0.AF2:TTC_results_0.AF39" chart:label-cell-address="TTC_results_0.AF1:TTC_results_0.AF1" chart:class="chart:line">
            <chart:data-point chart:repeated="38"/>
          </chart:series>
          <chart:series chart:style-name="ch14" chart:values-cell-range-address="TTC_results_0.AG2:TTC_results_0.AG39" chart:label-cell-address="TTC_results_0.AG1:TTC_results_0.AG1" chart:class="chart:line">
            <chart:data-point chart:repeated="38"/>
          </chart:series>
          <chart:series chart:style-name="ch15" chart:values-cell-range-address="TTC_results_0.AH2:TTC_results_0.AH39" chart:label-cell-address="TTC_results_0.AH1:TTC_results_0.AH1" chart:class="chart:line">
            <chart:data-point chart:repeated="38"/>
          </chart:series>
          <chart:series chart:style-name="ch16" chart:values-cell-range-address="TTC_results_0.AI2:TTC_results_0.AI39" chart:label-cell-address="TTC_results_0.AI1:TTC_results_0.AI1" chart:class="chart:line">
            <chart:data-point chart:repeated="38"/>
          </chart:series>
          <chart:series chart:style-name="ch17" chart:values-cell-range-address="TTC_results_0.AJ2:TTC_results_0.AJ39" chart:label-cell-address="TTC_results_0.AJ1:TTC_results_0.AJ1" chart:class="chart:line">
            <chart:data-point chart:repeated="38"/>
          </chart:series>
          <chart:series chart:style-name="ch18" chart:values-cell-range-address="TTC_results_0.AK2:TTC_results_0.AK39" chart:label-cell-address="TTC_results_0.AK1:TTC_results_0.AK1" chart:class="chart:line">
            <chart:data-point chart:repeated="3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TTC_results_0.A1:TTC_results_0.A1</svg:desc>
                </draw:g>
              </table:table-cell>
              <table:table-cell office:value-type="string">
                <text:p>Lidar</text:p>
                <draw:g>
                  <svg:desc>TTC_results_0.B1:TTC_results_0.B1</svg:desc>
                </draw:g>
              </table:table-cell>
              <table:table-cell office:value-type="string">
                <text:p>SHITOMASI+BRISK</text:p>
                <draw:g>
                  <svg:desc>TTC_results_0.C1:TTC_results_0.C1</svg:desc>
                </draw:g>
              </table:table-cell>
              <table:table-cell office:value-type="string">
                <text:p>SHITOMASI+BRIEF</text:p>
                <draw:g>
                  <svg:desc>TTC_results_0.D1:TTC_results_0.D1</svg:desc>
                </draw:g>
              </table:table-cell>
              <table:table-cell office:value-type="string">
                <text:p>SHITOMASI+ORB</text:p>
                <draw:g>
                  <svg:desc>TTC_results_0.E1:TTC_results_0.E1</svg:desc>
                </draw:g>
              </table:table-cell>
              <table:table-cell office:value-type="string">
                <text:p>SHITOMASI+FREAK</text:p>
                <draw:g>
                  <svg:desc>TTC_results_0.F1:TTC_results_0.F1</svg:desc>
                </draw:g>
              </table:table-cell>
              <table:table-cell office:value-type="string">
                <text:p>SHITOMASI+SIFT</text:p>
                <draw:g>
                  <svg:desc>TTC_results_0.G1:TTC_results_0.G1</svg:desc>
                </draw:g>
              </table:table-cell>
              <table:table-cell office:value-type="string">
                <text:p>HARRIS+BRISK</text:p>
                <draw:g>
                  <svg:desc>TTC_results_0.H1:TTC_results_0.H1</svg:desc>
                </draw:g>
              </table:table-cell>
              <table:table-cell office:value-type="string">
                <text:p>HARRIS+BRIEF</text:p>
                <draw:g>
                  <svg:desc>TTC_results_0.I1:TTC_results_0.I1</svg:desc>
                </draw:g>
              </table:table-cell>
              <table:table-cell office:value-type="string">
                <text:p>HARRIS+ORB</text:p>
                <draw:g>
                  <svg:desc>TTC_results_0.J1:TTC_results_0.J1</svg:desc>
                </draw:g>
              </table:table-cell>
              <table:table-cell office:value-type="string">
                <text:p>HARRIS+FREAK</text:p>
                <draw:g>
                  <svg:desc>TTC_results_0.K1:TTC_results_0.K1</svg:desc>
                </draw:g>
              </table:table-cell>
              <table:table-cell office:value-type="string">
                <text:p>HARRIS+SIFT</text:p>
                <draw:g>
                  <svg:desc>TTC_results_0.L1:TTC_results_0.L1</svg:desc>
                </draw:g>
              </table:table-cell>
              <table:table-cell office:value-type="string">
                <text:p>FAST+BRISK</text:p>
                <draw:g>
                  <svg:desc>TTC_results_0.M1:TTC_results_0.M1</svg:desc>
                </draw:g>
              </table:table-cell>
              <table:table-cell office:value-type="string">
                <text:p>FAST+BRIEF</text:p>
                <draw:g>
                  <svg:desc>TTC_results_0.N1:TTC_results_0.N1</svg:desc>
                </draw:g>
              </table:table-cell>
              <table:table-cell office:value-type="string">
                <text:p>FAST+ORB</text:p>
                <draw:g>
                  <svg:desc>TTC_results_0.O1:TTC_results_0.O1</svg:desc>
                </draw:g>
              </table:table-cell>
              <table:table-cell office:value-type="string">
                <text:p>FAST+FREAK</text:p>
                <draw:g>
                  <svg:desc>TTC_results_0.P1:TTC_results_0.P1</svg:desc>
                </draw:g>
              </table:table-cell>
              <table:table-cell office:value-type="string">
                <text:p>FAST+SIFT</text:p>
                <draw:g>
                  <svg:desc>TTC_results_0.Q1:TTC_results_0.Q1</svg:desc>
                </draw:g>
              </table:table-cell>
              <table:table-cell office:value-type="string">
                <text:p>BRISK+BRISK</text:p>
                <draw:g>
                  <svg:desc>TTC_results_0.R1:TTC_results_0.R1</svg:desc>
                </draw:g>
              </table:table-cell>
              <table:table-cell office:value-type="string">
                <text:p>BRISK+BRIEF</text:p>
                <draw:g>
                  <svg:desc>TTC_results_0.S1:TTC_results_0.S1</svg:desc>
                </draw:g>
              </table:table-cell>
              <table:table-cell office:value-type="string">
                <text:p>BRISK+ORB</text:p>
                <draw:g>
                  <svg:desc>TTC_results_0.T1:TTC_results_0.T1</svg:desc>
                </draw:g>
              </table:table-cell>
              <table:table-cell office:value-type="string">
                <text:p>BRISK+FREAK</text:p>
                <draw:g>
                  <svg:desc>TTC_results_0.U1:TTC_results_0.U1</svg:desc>
                </draw:g>
              </table:table-cell>
              <table:table-cell office:value-type="string">
                <text:p>BRISK+SIFT</text:p>
                <draw:g>
                  <svg:desc>TTC_results_0.V1:TTC_results_0.V1</svg:desc>
                </draw:g>
              </table:table-cell>
              <table:table-cell office:value-type="string">
                <text:p>ORB+BRISK</text:p>
                <draw:g>
                  <svg:desc>TTC_results_0.W1:TTC_results_0.W1</svg:desc>
                </draw:g>
              </table:table-cell>
              <table:table-cell office:value-type="string">
                <text:p>ORB+BRIEF</text:p>
                <draw:g>
                  <svg:desc>TTC_results_0.X1:TTC_results_0.X1</svg:desc>
                </draw:g>
              </table:table-cell>
              <table:table-cell office:value-type="string">
                <text:p>ORB+ORB</text:p>
                <draw:g>
                  <svg:desc>TTC_results_0.Y1:TTC_results_0.Y1</svg:desc>
                </draw:g>
              </table:table-cell>
              <table:table-cell office:value-type="string">
                <text:p>ORB+FREAK</text:p>
                <draw:g>
                  <svg:desc>TTC_results_0.Z1:TTC_results_0.Z1</svg:desc>
                </draw:g>
              </table:table-cell>
              <table:table-cell office:value-type="string">
                <text:p>ORB+SIFT</text:p>
                <draw:g>
                  <svg:desc>TTC_results_0.AA1:TTC_results_0.AA1</svg:desc>
                </draw:g>
              </table:table-cell>
              <table:table-cell office:value-type="string">
                <text:p>AKAZE+BRISK</text:p>
                <draw:g>
                  <svg:desc>TTC_results_0.AB1:TTC_results_0.AB1</svg:desc>
                </draw:g>
              </table:table-cell>
              <table:table-cell office:value-type="string">
                <text:p>AKAZE+BRIEF</text:p>
                <draw:g>
                  <svg:desc>TTC_results_0.AC1:TTC_results_0.AC1</svg:desc>
                </draw:g>
              </table:table-cell>
              <table:table-cell office:value-type="string">
                <text:p>AKAZE+ORB</text:p>
                <draw:g>
                  <svg:desc>TTC_results_0.AD1:TTC_results_0.AD1</svg:desc>
                </draw:g>
              </table:table-cell>
              <table:table-cell office:value-type="string">
                <text:p>AKAZE+FREAK</text:p>
                <draw:g>
                  <svg:desc>TTC_results_0.AE1:TTC_results_0.AE1</svg:desc>
                </draw:g>
              </table:table-cell>
              <table:table-cell office:value-type="string">
                <text:p>AKAZE+AKAZE</text:p>
                <draw:g>
                  <svg:desc>TTC_results_0.AF1:TTC_results_0.AF1</svg:desc>
                </draw:g>
              </table:table-cell>
              <table:table-cell office:value-type="string">
                <text:p>AKAZE+SIFT</text:p>
                <draw:g>
                  <svg:desc>TTC_results_0.AG1:TTC_results_0.AG1</svg:desc>
                </draw:g>
              </table:table-cell>
              <table:table-cell office:value-type="string">
                <text:p>SIFT+BRISK</text:p>
                <draw:g>
                  <svg:desc>TTC_results_0.AH1:TTC_results_0.AH1</svg:desc>
                </draw:g>
              </table:table-cell>
              <table:table-cell office:value-type="string">
                <text:p>SIFT+BRIEF</text:p>
                <draw:g>
                  <svg:desc>TTC_results_0.AI1:TTC_results_0.AI1</svg:desc>
                </draw:g>
              </table:table-cell>
              <table:table-cell office:value-type="string">
                <text:p>SIFT+FREAK</text:p>
                <draw:g>
                  <svg:desc>TTC_results_0.AJ1:TTC_results_0.AJ1</svg:desc>
                </draw:g>
              </table:table-cell>
              <table:table-cell office:value-type="string">
                <text:p>SIFT+SIFT</text:p>
                <draw:g>
                  <svg:desc>TTC_results_0.AK1:TTC_results_0.A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TC_results_0.A2:TTC_results_0.A39</svg:desc>
                </draw:g>
              </table:table-cell>
              <table:table-cell office:value-type="float" office:value="12.5584">
                <text:p>12.5584</text:p>
                <draw:g>
                  <svg:desc>TTC_results_0.B2:TTC_results_0.B39</svg:desc>
                </draw:g>
              </table:table-cell>
              <table:table-cell office:value-type="float" office:value="42.762267">
                <text:p>42.762267</text:p>
                <draw:g>
                  <svg:desc>TTC_results_0.C2:TTC_results_0.C39</svg:desc>
                </draw:g>
              </table:table-cell>
              <table:table-cell office:value-type="float" office:value="125.658895">
                <text:p>125.658895</text:p>
                <draw:g>
                  <svg:desc>TTC_results_0.D2:TTC_results_0.D39</svg:desc>
                </draw:g>
              </table:table-cell>
              <table:table-cell office:value-type="float" office:value="56.311205">
                <text:p>56.311205</text:p>
                <draw:g>
                  <svg:desc>TTC_results_0.E2:TTC_results_0.E39</svg:desc>
                </draw:g>
              </table:table-cell>
              <table:table-cell office:value-type="float" office:value="119.359007">
                <text:p>119.359007</text:p>
                <draw:g>
                  <svg:desc>TTC_results_0.F2:TTC_results_0.F39</svg:desc>
                </draw:g>
              </table:table-cell>
              <table:table-cell office:value-type="float" office:value="125.658895">
                <text:p>125.658895</text:p>
                <draw:g>
                  <svg:desc>TTC_results_0.G2:TTC_results_0.G39</svg:desc>
                </draw:g>
              </table:table-cell>
              <table:table-cell office:value-type="float" office:value="36.735145">
                <text:p>36.735145</text:p>
                <draw:g>
                  <svg:desc>TTC_results_0.H2:TTC_results_0.H39</svg:desc>
                </draw:g>
              </table:table-cell>
              <table:table-cell office:value-type="float" office:value="88.173961">
                <text:p>88.173961</text:p>
                <draw:g>
                  <svg:desc>TTC_results_0.I2:TTC_results_0.I39</svg:desc>
                </draw:g>
              </table:table-cell>
              <table:table-cell office:value-type="float" office:value="36.735145">
                <text:p>36.735145</text:p>
                <draw:g>
                  <svg:desc>TTC_results_0.J2:TTC_results_0.J39</svg:desc>
                </draw:g>
              </table:table-cell>
              <table:table-cell office:value-type="float" office:value="20.925524">
                <text:p>20.925524</text:p>
                <draw:g>
                  <svg:desc>TTC_results_0.K2:TTC_results_0.K39</svg:desc>
                </draw:g>
              </table:table-cell>
              <table:table-cell office:value-type="float" office:value="34.755226">
                <text:p>34.755226</text:p>
                <draw:g>
                  <svg:desc>TTC_results_0.L2:TTC_results_0.L39</svg:desc>
                </draw:g>
              </table:table-cell>
              <table:table-cell office:value-type="float" office:value="29.872881">
                <text:p>29.872881</text:p>
                <draw:g>
                  <svg:desc>TTC_results_0.M2:TTC_results_0.M39</svg:desc>
                </draw:g>
              </table:table-cell>
              <table:table-cell office:value-type="float" office:value="99.99">
                <text:p>99.99</text:p>
                <draw:g>
                  <svg:desc>TTC_results_0.N2:TTC_results_0.N39</svg:desc>
                </draw:g>
              </table:table-cell>
              <table:table-cell office:value-type="float" office:value="41.909439">
                <text:p>41.909439</text:p>
                <draw:g>
                  <svg:desc>TTC_results_0.O2:TTC_results_0.O39</svg:desc>
                </draw:g>
              </table:table-cell>
              <table:table-cell office:value-type="float" office:value="99.99">
                <text:p>99.99</text:p>
                <draw:g>
                  <svg:desc>TTC_results_0.P2:TTC_results_0.P39</svg:desc>
                </draw:g>
              </table:table-cell>
              <table:table-cell office:value-type="float" office:value="65.985563">
                <text:p>65.985563</text:p>
                <draw:g>
                  <svg:desc>TTC_results_0.Q2:TTC_results_0.Q39</svg:desc>
                </draw:g>
              </table:table-cell>
              <table:table-cell office:value-type="float" office:value="38.748477">
                <text:p>38.748477</text:p>
                <draw:g>
                  <svg:desc>TTC_results_0.R2:TTC_results_0.R39</svg:desc>
                </draw:g>
              </table:table-cell>
              <table:table-cell office:value-type="float" office:value="47.165793">
                <text:p>47.165793</text:p>
                <draw:g>
                  <svg:desc>TTC_results_0.S2:TTC_results_0.S39</svg:desc>
                </draw:g>
              </table:table-cell>
              <table:table-cell office:value-type="float" office:value="31.467891">
                <text:p>31.467891</text:p>
                <draw:g>
                  <svg:desc>TTC_results_0.T2:TTC_results_0.T39</svg:desc>
                </draw:g>
              </table:table-cell>
              <table:table-cell office:value-type="float" office:value="26.992466">
                <text:p>26.992466</text:p>
                <draw:g>
                  <svg:desc>TTC_results_0.U2:TTC_results_0.U39</svg:desc>
                </draw:g>
              </table:table-cell>
              <table:table-cell office:value-type="float" office:value="51.163606">
                <text:p>51.163606</text:p>
                <draw:g>
                  <svg:desc>TTC_results_0.V2:TTC_results_0.V39</svg:desc>
                </draw:g>
              </table:table-cell>
              <table:table-cell office:value-type="float" office:value="42.419414">
                <text:p>42.419414</text:p>
                <draw:g>
                  <svg:desc>TTC_results_0.W2:TTC_results_0.W39</svg:desc>
                </draw:g>
              </table:table-cell>
              <table:table-cell office:value-type="float" office:value="39.910433">
                <text:p>39.910433</text:p>
                <draw:g>
                  <svg:desc>TTC_results_0.X2:TTC_results_0.X39</svg:desc>
                </draw:g>
              </table:table-cell>
              <table:table-cell office:value-type="float" office:value="63.606163">
                <text:p>63.606163</text:p>
                <draw:g>
                  <svg:desc>TTC_results_0.Y2:TTC_results_0.Y39</svg:desc>
                </draw:g>
              </table:table-cell>
              <table:table-cell office:value-type="float" office:value="39.126496">
                <text:p>39.126496</text:p>
                <draw:g>
                  <svg:desc>TTC_results_0.Z2:TTC_results_0.Z39</svg:desc>
                </draw:g>
              </table:table-cell>
              <table:table-cell office:value-type="float" office:value="39.462873">
                <text:p>39.462873</text:p>
                <draw:g>
                  <svg:desc>TTC_results_0.AA2:TTC_results_0.AA39</svg:desc>
                </draw:g>
              </table:table-cell>
              <table:table-cell office:value-type="float" office:value="29.519998">
                <text:p>29.519998</text:p>
                <draw:g>
                  <svg:desc>TTC_results_0.AB2:TTC_results_0.AB39</svg:desc>
                </draw:g>
              </table:table-cell>
              <table:table-cell office:value-type="float" office:value="33.397527">
                <text:p>33.397527</text:p>
                <draw:g>
                  <svg:desc>TTC_results_0.AC2:TTC_results_0.AC39</svg:desc>
                </draw:g>
              </table:table-cell>
              <table:table-cell office:value-type="float" office:value="22.789832">
                <text:p>22.789832</text:p>
                <draw:g>
                  <svg:desc>TTC_results_0.AD2:TTC_results_0.AD39</svg:desc>
                </draw:g>
              </table:table-cell>
              <table:table-cell office:value-type="float" office:value="27.223615">
                <text:p>27.223615</text:p>
                <draw:g>
                  <svg:desc>TTC_results_0.AE2:TTC_results_0.AE39</svg:desc>
                </draw:g>
              </table:table-cell>
              <table:table-cell office:value-type="float" office:value="23.744996">
                <text:p>23.744996</text:p>
                <draw:g>
                  <svg:desc>TTC_results_0.AF2:TTC_results_0.AF39</svg:desc>
                </draw:g>
              </table:table-cell>
              <table:table-cell office:value-type="float" office:value="25.548005">
                <text:p>25.548005</text:p>
                <draw:g>
                  <svg:desc>TTC_results_0.AG2:TTC_results_0.AG39</svg:desc>
                </draw:g>
              </table:table-cell>
              <table:table-cell office:value-type="float" office:value="99.99">
                <text:p>99.99</text:p>
                <draw:g>
                  <svg:desc>TTC_results_0.AH2:TTC_results_0.AH39</svg:desc>
                </draw:g>
              </table:table-cell>
              <table:table-cell office:value-type="float" office:value="99.99">
                <text:p>99.99</text:p>
                <draw:g>
                  <svg:desc>TTC_results_0.AI2:TTC_results_0.AI39</svg:desc>
                </draw:g>
              </table:table-cell>
              <table:table-cell office:value-type="float" office:value="99.99">
                <text:p>99.99</text:p>
                <draw:g>
                  <svg:desc>TTC_results_0.AJ2:TTC_results_0.AJ39</svg:desc>
                </draw:g>
              </table:table-cell>
              <table:table-cell office:value-type="float" office:value="99.99">
                <text:p>99.99</text:p>
                <draw:g>
                  <svg:desc>TTC_results_0.AK2:TTC_results_0.A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71949">
                <text:p>9.371949</text:p>
              </table:table-cell>
              <table:table-cell office:value-type="float" office:value="31.444966">
                <text:p>31.444966</text:p>
              </table:table-cell>
              <table:table-cell office:value-type="float" office:value="35.523124">
                <text:p>35.523124</text:p>
              </table:table-cell>
              <table:table-cell office:value-type="float" office:value="33.231615">
                <text:p>33.231615</text:p>
              </table:table-cell>
              <table:table-cell office:value-type="float" office:value="22.347174">
                <text:p>22.347174</text:p>
              </table:table-cell>
              <table:table-cell office:value-type="float" office:value="41.60776">
                <text:p>41.60776</text:p>
              </table:table-cell>
              <table:table-cell office:value-type="float" office:value="37.885391">
                <text:p>37.885391</text:p>
              </table:table-cell>
              <table:table-cell office:value-type="float" office:value="43.323454">
                <text:p>43.323454</text:p>
              </table:table-cell>
              <table:table-cell office:value-type="float" office:value="38.380591">
                <text:p>38.380591</text:p>
              </table:table-cell>
              <table:table-cell office:value-type="float" office:value="37.897411">
                <text:p>37.897411</text:p>
              </table:table-cell>
              <table:table-cell office:value-type="float" office:value="42.594638">
                <text:p>42.594638</text:p>
              </table:table-cell>
              <table:table-cell office:value-type="float" office:value="76.343869">
                <text:p>76.343869</text:p>
              </table:table-cell>
              <table:table-cell office:value-type="float" office:value="99.99">
                <text:p>99.99</text:p>
              </table:table-cell>
              <table:table-cell office:value-type="float" office:value="56.743302">
                <text:p>56.743302</text:p>
              </table:table-cell>
              <table:table-cell office:value-type="float" office:value="76.343869">
                <text:p>76.343869</text:p>
              </table:table-cell>
              <table:table-cell office:value-type="float" office:value="1664.199994">
                <text:p>1664.199994</text:p>
              </table:table-cell>
              <table:table-cell office:value-type="float" office:value="29.493054">
                <text:p>29.493054</text:p>
              </table:table-cell>
              <table:table-cell office:value-type="float" office:value="28.250383">
                <text:p>28.250383</text:p>
              </table:table-cell>
              <table:table-cell office:value-type="float" office:value="26.909907">
                <text:p>26.909907</text:p>
              </table:table-cell>
              <table:table-cell office:value-type="float" office:value="48.632988">
                <text:p>48.632988</text:p>
              </table:table-cell>
              <table:table-cell office:value-type="float" office:value="28.520043">
                <text:p>28.520043</text:p>
              </table:table-cell>
              <table:table-cell office:value-type="float" office:value="52.530928">
                <text:p>52.530928</text:p>
              </table:table-cell>
              <table:table-cell office:value-type="float" office:value="22.933982">
                <text:p>22.933982</text:p>
              </table:table-cell>
              <table:table-cell office:value-type="float" office:value="42.010786">
                <text:p>42.010786</text:p>
              </table:table-cell>
              <table:table-cell office:value-type="float" office:value="114.387853">
                <text:p>114.387853</text:p>
              </table:table-cell>
              <table:table-cell office:value-type="float" office:value="83.559156">
                <text:p>83.559156</text:p>
              </table:table-cell>
              <table:table-cell office:value-type="float" office:value="20.482128">
                <text:p>20.482128</text:p>
              </table:table-cell>
              <table:table-cell office:value-type="float" office:value="21.709202">
                <text:p>21.709202</text:p>
              </table:table-cell>
              <table:table-cell office:value-type="float" office:value="18.525499">
                <text:p>18.525499</text:p>
              </table:table-cell>
              <table:table-cell office:value-type="float" office:value="31.965486">
                <text:p>31.965486</text:p>
              </table:table-cell>
              <table:table-cell office:value-type="float" office:value="20.192358">
                <text:p>20.192358</text:p>
              </table:table-cell>
              <table:table-cell office:value-type="float" office:value="24.236213">
                <text:p>24.23621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031508">
                <text:p>14.031508</text:p>
              </table:table-cell>
              <table:table-cell office:value-type="float" office:value="28.870181">
                <text:p>28.870181</text:p>
              </table:table-cell>
              <table:table-cell office:value-type="float" office:value="31.145463">
                <text:p>31.145463</text:p>
              </table:table-cell>
              <table:table-cell office:value-type="float" office:value="33.720757">
                <text:p>33.720757</text:p>
              </table:table-cell>
              <table:table-cell office:value-type="float" office:value="99.99">
                <text:p>99.99</text:p>
              </table:table-cell>
              <table:table-cell office:value-type="float" office:value="31.815042">
                <text:p>31.815042</text:p>
              </table:table-cell>
              <table:table-cell office:value-type="float" office:value="24.945343">
                <text:p>24.945343</text:p>
              </table:table-cell>
              <table:table-cell office:value-type="float" office:value="99.99">
                <text:p>99.99</text:p>
              </table:table-cell>
              <table:table-cell office:value-type="float" office:value="31.614457">
                <text:p>31.614457</text:p>
              </table:table-cell>
              <table:table-cell office:value-type="float" office:value="12.731355">
                <text:p>12.731355</text:p>
              </table:table-cell>
              <table:table-cell office:value-type="float" office:value="99.99">
                <text:p>99.99</text:p>
              </table:table-cell>
              <table:table-cell office:value-type="float" office:value="32.763663">
                <text:p>32.763663</text:p>
              </table:table-cell>
              <table:table-cell office:value-type="float" office:value="57.172048">
                <text:p>57.172048</text:p>
              </table:table-cell>
              <table:table-cell office:value-type="float" office:value="30.157086">
                <text:p>30.157086</text:p>
              </table:table-cell>
              <table:table-cell office:value-type="float" office:value="32.607157">
                <text:p>32.607157</text:p>
              </table:table-cell>
              <table:table-cell office:value-type="float" office:value="50.03701">
                <text:p>50.03701</text:p>
              </table:table-cell>
              <table:table-cell office:value-type="float" office:value="22.65836">
                <text:p>22.65836</text:p>
              </table:table-cell>
              <table:table-cell office:value-type="float" office:value="22.511855">
                <text:p>22.511855</text:p>
              </table:table-cell>
              <table:table-cell office:value-type="float" office:value="17.779988">
                <text:p>17.779988</text:p>
              </table:table-cell>
              <table:table-cell office:value-type="float" office:value="24.548269">
                <text:p>24.548269</text:p>
              </table:table-cell>
              <table:table-cell office:value-type="float" office:value="24.320934">
                <text:p>24.320934</text:p>
              </table:table-cell>
              <table:table-cell office:value-type="float" office:value="41.161144">
                <text:p>41.161144</text:p>
              </table:table-cell>
              <table:table-cell office:value-type="float" office:value="54.718549">
                <text:p>54.718549</text:p>
              </table:table-cell>
              <table:table-cell office:value-type="float" office:value="49.858699">
                <text:p>49.858699</text:p>
              </table:table-cell>
              <table:table-cell office:value-type="float" office:value="100.770539">
                <text:p>100.770539</text:p>
              </table:table-cell>
              <table:table-cell office:value-type="float" office:value="63.325862">
                <text:p>63.325862</text:p>
              </table:table-cell>
              <table:table-cell office:value-type="float" office:value="24.270998">
                <text:p>24.270998</text:p>
              </table:table-cell>
              <table:table-cell office:value-type="float" office:value="24.099721">
                <text:p>24.099721</text:p>
              </table:table-cell>
              <table:table-cell office:value-type="float" office:value="25.479836">
                <text:p>25.479836</text:p>
              </table:table-cell>
              <table:table-cell office:value-type="float" office:value="23.732104">
                <text:p>23.732104</text:p>
              </table:table-cell>
              <table:table-cell office:value-type="float" office:value="20.266936">
                <text:p>20.266936</text:p>
              </table:table-cell>
              <table:table-cell office:value-type="float" office:value="23.737065">
                <text:p>23.73706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241828">
                <text:p>24.241828</text:p>
              </table:table-cell>
              <table:table-cell office:value-type="float" office:value="25.95597">
                <text:p>25.95597</text:p>
              </table:table-cell>
              <table:table-cell office:value-type="float" office:value="37.502366">
                <text:p>37.502366</text:p>
              </table:table-cell>
              <table:table-cell office:value-type="float" office:value="27.136787">
                <text:p>27.136787</text:p>
              </table:table-cell>
              <table:table-cell office:value-type="float" office:value="26.993954">
                <text:p>26.993954</text:p>
              </table:table-cell>
              <table:table-cell office:value-type="float" office:value="27.136787">
                <text:p>27.136787</text:p>
              </table:table-cell>
              <table:table-cell office:value-type="float" office:value="29.824436">
                <text:p>29.824436</text:p>
              </table:table-cell>
              <table:table-cell office:value-type="float" office:value="36.939028">
                <text:p>36.939028</text:p>
              </table:table-cell>
              <table:table-cell office:value-type="float" office:value="184.606196">
                <text:p>184.606196</text:p>
              </table:table-cell>
              <table:table-cell office:value-type="float" office:value="26.357537">
                <text:p>26.357537</text:p>
              </table:table-cell>
              <table:table-cell office:value-type="float" office:value="50.973167">
                <text:p>50.973167</text:p>
              </table:table-cell>
              <table:table-cell office:value-type="float" office:value="28.137073">
                <text:p>28.137073</text:p>
              </table:table-cell>
              <table:table-cell office:value-type="float" office:value="32.087041">
                <text:p>32.087041</text:p>
              </table:table-cell>
              <table:table-cell office:value-type="float" office:value="28.833754">
                <text:p>28.833754</text:p>
              </table:table-cell>
              <table:table-cell office:value-type="float" office:value="29.088304">
                <text:p>29.088304</text:p>
              </table:table-cell>
              <table:table-cell office:value-type="float" office:value="29.268118">
                <text:p>29.268118</text:p>
              </table:table-cell>
              <table:table-cell office:value-type="float" office:value="27.390169">
                <text:p>27.390169</text:p>
              </table:table-cell>
              <table:table-cell office:value-type="float" office:value="29.924719">
                <text:p>29.924719</text:p>
              </table:table-cell>
              <table:table-cell office:value-type="float" office:value="30.279101">
                <text:p>30.279101</text:p>
              </table:table-cell>
              <table:table-cell office:value-type="float" office:value="27.321182">
                <text:p>27.321182</text:p>
              </table:table-cell>
              <table:table-cell office:value-type="float" office:value="30.684139">
                <text:p>30.684139</text:p>
              </table:table-cell>
              <table:table-cell office:value-type="float" office:value="255.880032">
                <text:p>255.880032</text:p>
              </table:table-cell>
              <table:table-cell office:value-type="float" office:value="47.15095">
                <text:p>47.15095</text:p>
              </table:table-cell>
              <table:table-cell office:value-type="float" office:value="26.092555">
                <text:p>26.092555</text:p>
              </table:table-cell>
              <table:table-cell office:value-type="float" office:value="17.667304">
                <text:p>17.667304</text:p>
              </table:table-cell>
              <table:table-cell office:value-type="float" office:value="63.573938">
                <text:p>63.573938</text:p>
              </table:table-cell>
              <table:table-cell office:value-type="float" office:value="23.980598">
                <text:p>23.980598</text:p>
              </table:table-cell>
              <table:table-cell office:value-type="float" office:value="23.895177">
                <text:p>23.895177</text:p>
              </table:table-cell>
              <table:table-cell office:value-type="float" office:value="24.104515">
                <text:p>24.104515</text:p>
              </table:table-cell>
              <table:table-cell office:value-type="float" office:value="21.26976">
                <text:p>21.26976</text:p>
              </table:table-cell>
              <table:table-cell office:value-type="float" office:value="20.747153">
                <text:p>20.747153</text:p>
              </table:table-cell>
              <table:table-cell office:value-type="float" office:value="22.886735">
                <text:p>22.886735</text:p>
              </table:table-cell>
              <table:table-cell office:value-type="float" office:value="388.17265">
                <text:p>388.17265</text:p>
              </table:table-cell>
              <table:table-cell office:value-type="float" office:value="400.893463">
                <text:p>400.893463</text:p>
              </table:table-cell>
              <table:table-cell office:value-type="float" office:value="65.102551">
                <text:p>65.102551</text:p>
              </table:table-cell>
              <table:table-cell office:value-type="float" office:value="88.021073">
                <text:p>88.021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119698">
                <text:p>12.119698</text:p>
              </table:table-cell>
              <table:table-cell office:value-type="float" office:value="25.625886">
                <text:p>25.625886</text:p>
              </table:table-cell>
              <table:table-cell office:value-type="float" office:value="26.419015">
                <text:p>26.419015</text:p>
              </table:table-cell>
              <table:table-cell office:value-type="float" office:value="26.613036">
                <text:p>26.613036</text:p>
              </table:table-cell>
              <table:table-cell office:value-type="float" office:value="27.243409">
                <text:p>27.243409</text:p>
              </table:table-cell>
              <table:table-cell office:value-type="float" office:value="26.16713">
                <text:p>26.16713</text:p>
              </table:table-cell>
              <table:table-cell office:value-type="float" office:value="27.650931">
                <text:p>27.650931</text:p>
              </table:table-cell>
              <table:table-cell office:value-type="float" office:value="54.814862">
                <text:p>54.814862</text:p>
              </table:table-cell>
              <table:table-cell office:value-type="float" office:value="26.920448">
                <text:p>26.920448</text:p>
              </table:table-cell>
              <table:table-cell office:value-type="float" office:value="26.553265">
                <text:p>26.553265</text:p>
              </table:table-cell>
              <table:table-cell office:value-type="float" office:value="34.031331">
                <text:p>34.031331</text:p>
              </table:table-cell>
              <table:table-cell office:value-type="float" office:value="25.001927">
                <text:p>25.001927</text:p>
              </table:table-cell>
              <table:table-cell office:value-type="float" office:value="29.856628">
                <text:p>29.856628</text:p>
              </table:table-cell>
              <table:table-cell office:value-type="float" office:value="23.805528">
                <text:p>23.805528</text:p>
              </table:table-cell>
              <table:table-cell office:value-type="float" office:value="24.93054">
                <text:p>24.93054</text:p>
              </table:table-cell>
              <table:table-cell office:value-type="float" office:value="26.328697">
                <text:p>26.328697</text:p>
              </table:table-cell>
              <table:table-cell office:value-type="float" office:value="25.843286">
                <text:p>25.843286</text:p>
              </table:table-cell>
              <table:table-cell office:value-type="float" office:value="23.955243">
                <text:p>23.955243</text:p>
              </table:table-cell>
              <table:table-cell office:value-type="float" office:value="20.975609">
                <text:p>20.975609</text:p>
              </table:table-cell>
              <table:table-cell office:value-type="float" office:value="23.836091">
                <text:p>23.836091</text:p>
              </table:table-cell>
              <table:table-cell office:value-type="float" office:value="26.230388">
                <text:p>26.230388</text:p>
              </table:table-cell>
              <table:table-cell office:value-type="float" office:value="99.99">
                <text:p>99.99</text:p>
              </table:table-cell>
              <table:table-cell office:value-type="float" office:value="32.471464">
                <text:p>32.471464</text:p>
              </table:table-cell>
              <table:table-cell office:value-type="float" office:value="21.773749">
                <text:p>21.773749</text:p>
              </table:table-cell>
              <table:table-cell office:value-type="float" office:value="99.99">
                <text:p>99.99</text:p>
              </table:table-cell>
              <table:table-cell office:value-type="float" office:value="33.570936">
                <text:p>33.570936</text:p>
              </table:table-cell>
              <table:table-cell office:value-type="float" office:value="24.602866">
                <text:p>24.602866</text:p>
              </table:table-cell>
              <table:table-cell office:value-type="float" office:value="23.329393">
                <text:p>23.329393</text:p>
              </table:table-cell>
              <table:table-cell office:value-type="float" office:value="24.839296">
                <text:p>24.839296</text:p>
              </table:table-cell>
              <table:table-cell office:value-type="float" office:value="27.218015">
                <text:p>27.218015</text:p>
              </table:table-cell>
              <table:table-cell office:value-type="float" office:value="23.541032">
                <text:p>23.541032</text:p>
              </table:table-cell>
              <table:table-cell office:value-type="float" office:value="23.088757">
                <text:p>23.088757</text:p>
              </table:table-cell>
              <table:table-cell office:value-type="float" office:value="56.891477">
                <text:p>56.891477</text:p>
              </table:table-cell>
              <table:table-cell office:value-type="float" office:value="144.177951">
                <text:p>144.177951</text:p>
              </table:table-cell>
              <table:table-cell office:value-type="float" office:value="161.31699">
                <text:p>161.31699</text:p>
              </table:table-cell>
              <table:table-cell office:value-type="float" office:value="52.621117">
                <text:p>52.621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019806">
                <text:p>12.019806</text:p>
              </table:table-cell>
              <table:table-cell office:value-type="float" office:value="26.694652">
                <text:p>26.694652</text:p>
              </table:table-cell>
              <table:table-cell office:value-type="float" office:value="25.605252">
                <text:p>25.605252</text:p>
              </table:table-cell>
              <table:table-cell office:value-type="float" office:value="34.606624">
                <text:p>34.606624</text:p>
              </table:table-cell>
              <table:table-cell office:value-type="float" office:value="30.616624">
                <text:p>30.616624</text:p>
              </table:table-cell>
              <table:table-cell office:value-type="float" office:value="26.168342">
                <text:p>26.168342</text:p>
              </table:table-cell>
              <table:table-cell office:value-type="float" office:value="32.424967">
                <text:p>32.424967</text:p>
              </table:table-cell>
              <table:table-cell office:value-type="float" office:value="22.858634">
                <text:p>22.858634</text:p>
              </table:table-cell>
              <table:table-cell office:value-type="float" office:value="23.104888">
                <text:p>23.104888</text:p>
              </table:table-cell>
              <table:table-cell office:value-type="float" office:value="20.370906">
                <text:p>20.370906</text:p>
              </table:table-cell>
              <table:table-cell office:value-type="float" office:value="26.84403">
                <text:p>26.84403</text:p>
              </table:table-cell>
              <table:table-cell office:value-type="float" office:value="28.712893">
                <text:p>28.712893</text:p>
              </table:table-cell>
              <table:table-cell office:value-type="float" office:value="30.027466">
                <text:p>30.027466</text:p>
              </table:table-cell>
              <table:table-cell office:value-type="float" office:value="27.35233">
                <text:p>27.35233</text:p>
              </table:table-cell>
              <table:table-cell office:value-type="float" office:value="28.104009">
                <text:p>28.104009</text:p>
              </table:table-cell>
              <table:table-cell office:value-type="float" office:value="29.708603">
                <text:p>29.708603</text:p>
              </table:table-cell>
              <table:table-cell office:value-type="float" office:value="22.957581">
                <text:p>22.957581</text:p>
              </table:table-cell>
              <table:table-cell office:value-type="float" office:value="28.516339">
                <text:p>28.516339</text:p>
              </table:table-cell>
              <table:table-cell office:value-type="float" office:value="20.527396">
                <text:p>20.527396</text:p>
              </table:table-cell>
              <table:table-cell office:value-type="float" office:value="20.807778">
                <text:p>20.807778</text:p>
              </table:table-cell>
              <table:table-cell office:value-type="float" office:value="22.097012">
                <text:p>22.097012</text:p>
              </table:table-cell>
              <table:table-cell office:value-type="float" office:value="21.325313">
                <text:p>21.325313</text:p>
              </table:table-cell>
              <table:table-cell office:value-type="float" office:value="16.207002">
                <text:p>16.207002</text:p>
              </table:table-cell>
              <table:table-cell office:value-type="float" office:value="18.832868">
                <text:p>18.832868</text:p>
              </table:table-cell>
              <table:table-cell office:value-type="float" office:value="25.862391">
                <text:p>25.862391</text:p>
              </table:table-cell>
              <table:table-cell office:value-type="float" office:value="22.181786">
                <text:p>22.181786</text:p>
              </table:table-cell>
              <table:table-cell office:value-type="float" office:value="21.861063">
                <text:p>21.861063</text:p>
              </table:table-cell>
              <table:table-cell office:value-type="float" office:value="21.286137">
                <text:p>21.286137</text:p>
              </table:table-cell>
              <table:table-cell office:value-type="float" office:value="19.038173">
                <text:p>19.038173</text:p>
              </table:table-cell>
              <table:table-cell office:value-type="float" office:value="17.334787">
                <text:p>17.334787</text:p>
              </table:table-cell>
              <table:table-cell office:value-type="float" office:value="20.095356">
                <text:p>20.095356</text:p>
              </table:table-cell>
              <table:table-cell office:value-type="float" office:value="22.103185">
                <text:p>22.103185</text:p>
              </table:table-cell>
              <table:table-cell office:value-type="float" office:value="83.721571">
                <text:p>83.721571</text:p>
              </table:table-cell>
              <table:table-cell office:value-type="float" office:value="341.106865">
                <text:p>341.106865</text:p>
              </table:table-cell>
              <table:table-cell office:value-type="float" office:value="172.064677">
                <text:p>172.064677</text:p>
              </table:table-cell>
              <table:table-cell office:value-type="float" office:value="57.925364">
                <text:p>57.925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970654">
                <text:p>9.970654</text:p>
              </table:table-cell>
              <table:table-cell office:value-type="float" office:value="22.407248">
                <text:p>22.407248</text:p>
              </table:table-cell>
              <table:table-cell office:value-type="float" office:value="22.300744">
                <text:p>22.300744</text:p>
              </table:table-cell>
              <table:table-cell office:value-type="float" office:value="19.461321">
                <text:p>19.461321</text:p>
              </table:table-cell>
              <table:table-cell office:value-type="float" office:value="23.891924">
                <text:p>23.891924</text:p>
              </table:table-cell>
              <table:table-cell office:value-type="float" office:value="23.852816">
                <text:p>23.852816</text:p>
              </table:table-cell>
              <table:table-cell office:value-type="float" office:value="1716.199994">
                <text:p>1716.199994</text:p>
              </table:table-cell>
              <table:table-cell office:value-type="float" office:value="35.217574">
                <text:p>35.217574</text:p>
              </table:table-cell>
              <table:table-cell office:value-type="float" office:value="25.676266">
                <text:p>25.676266</text:p>
              </table:table-cell>
              <table:table-cell office:value-type="float" office:value="38.103584">
                <text:p>38.103584</text:p>
              </table:table-cell>
              <table:table-cell office:value-type="float" office:value="37.127664">
                <text:p>37.127664</text:p>
              </table:table-cell>
              <table:table-cell office:value-type="float" office:value="27.337205">
                <text:p>27.337205</text:p>
              </table:table-cell>
              <table:table-cell office:value-type="float" office:value="26.553265">
                <text:p>26.553265</text:p>
              </table:table-cell>
              <table:table-cell office:value-type="float" office:value="21.646084">
                <text:p>21.646084</text:p>
              </table:table-cell>
              <table:table-cell office:value-type="float" office:value="27.975102">
                <text:p>27.975102</text:p>
              </table:table-cell>
              <table:table-cell office:value-type="float" office:value="27.590414">
                <text:p>27.590414</text:p>
              </table:table-cell>
              <table:table-cell office:value-type="float" office:value="20.316196">
                <text:p>20.316196</text:p>
              </table:table-cell>
              <table:table-cell office:value-type="float" office:value="17.667144">
                <text:p>17.667144</text:p>
              </table:table-cell>
              <table:table-cell office:value-type="float" office:value="26.795417">
                <text:p>26.795417</text:p>
              </table:table-cell>
              <table:table-cell office:value-type="float" office:value="21.507732">
                <text:p>21.507732</text:p>
              </table:table-cell>
              <table:table-cell office:value-type="float" office:value="22.892415">
                <text:p>22.892415</text:p>
              </table:table-cell>
              <table:table-cell office:value-type="float" office:value="39.176953">
                <text:p>39.176953</text:p>
              </table:table-cell>
              <table:table-cell office:value-type="float" office:value="18.375681">
                <text:p>18.375681</text:p>
              </table:table-cell>
              <table:table-cell office:value-type="float" office:value="19.056838">
                <text:p>19.056838</text:p>
              </table:table-cell>
              <table:table-cell office:value-type="float" office:value="42.798954">
                <text:p>42.798954</text:p>
              </table:table-cell>
              <table:table-cell office:value-type="float" office:value="37.186477">
                <text:p>37.186477</text:p>
              </table:table-cell>
              <table:table-cell office:value-type="float" office:value="24.051156">
                <text:p>24.051156</text:p>
              </table:table-cell>
              <table:table-cell office:value-type="float" office:value="19.875512">
                <text:p>19.875512</text:p>
              </table:table-cell>
              <table:table-cell office:value-type="float" office:value="24.220666">
                <text:p>24.220666</text:p>
              </table:table-cell>
              <table:table-cell office:value-type="float" office:value="21.943682">
                <text:p>21.943682</text:p>
              </table:table-cell>
              <table:table-cell office:value-type="float" office:value="21.088793">
                <text:p>21.088793</text:p>
              </table:table-cell>
              <table:table-cell office:value-type="float" office:value="21.552078">
                <text:p>21.552078</text:p>
              </table:table-cell>
              <table:table-cell office:value-type="float" office:value="60.314757">
                <text:p>60.314757</text:p>
              </table:table-cell>
              <table:table-cell office:value-type="float" office:value="84.030184">
                <text:p>84.030184</text:p>
              </table:table-cell>
              <table:table-cell office:value-type="float" office:value="68.49615">
                <text:p>68.49615</text:p>
              </table:table-cell>
              <table:table-cell office:value-type="float" office:value="51.276806">
                <text:p>51.276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521191">
                <text:p>4.521191</text:p>
              </table:table-cell>
              <table:table-cell office:value-type="float" office:value="27.435156">
                <text:p>27.435156</text:p>
              </table:table-cell>
              <table:table-cell office:value-type="float" office:value="28.049927">
                <text:p>28.049927</text:p>
              </table:table-cell>
              <table:table-cell office:value-type="float" office:value="27.234518">
                <text:p>27.234518</text:p>
              </table:table-cell>
              <table:table-cell office:value-type="float" office:value="26.531497">
                <text:p>26.531497</text:p>
              </table:table-cell>
              <table:table-cell office:value-type="float" office:value="26.891682">
                <text:p>26.891682</text:p>
              </table:table-cell>
              <table:table-cell office:value-type="float" office:value="22.86686">
                <text:p>22.86686</text:p>
              </table:table-cell>
              <table:table-cell office:value-type="float" office:value="24.878716">
                <text:p>24.878716</text:p>
              </table:table-cell>
              <table:table-cell office:value-type="float" office:value="22.86686">
                <text:p>22.86686</text:p>
              </table:table-cell>
              <table:table-cell office:value-type="float" office:value="25.129366">
                <text:p>25.129366</text:p>
              </table:table-cell>
              <table:table-cell office:value-type="float" office:value="23.922475">
                <text:p>23.922475</text:p>
              </table:table-cell>
              <table:table-cell office:value-type="float" office:value="26.195373">
                <text:p>26.195373</text:p>
              </table:table-cell>
              <table:table-cell office:value-type="float" office:value="29.729185">
                <text:p>29.729185</text:p>
              </table:table-cell>
              <table:table-cell office:value-type="float" office:value="27.39252">
                <text:p>27.39252</text:p>
              </table:table-cell>
              <table:table-cell office:value-type="float" office:value="28.127319">
                <text:p>28.127319</text:p>
              </table:table-cell>
              <table:table-cell office:value-type="float" office:value="25.824711">
                <text:p>25.824711</text:p>
              </table:table-cell>
              <table:table-cell office:value-type="float" office:value="20.507069">
                <text:p>20.507069</text:p>
              </table:table-cell>
              <table:table-cell office:value-type="float" office:value="24.78673">
                <text:p>24.78673</text:p>
              </table:table-cell>
              <table:table-cell office:value-type="float" office:value="19.219027">
                <text:p>19.219027</text:p>
              </table:table-cell>
              <table:table-cell office:value-type="float" office:value="21.09695">
                <text:p>21.09695</text:p>
              </table:table-cell>
              <table:table-cell office:value-type="float" office:value="20.652549">
                <text:p>20.652549</text:p>
              </table:table-cell>
              <table:table-cell office:value-type="float" office:value="25.321147">
                <text:p>25.321147</text:p>
              </table:table-cell>
              <table:table-cell office:value-type="float" office:value="14.983407">
                <text:p>14.983407</text:p>
              </table:table-cell>
              <table:table-cell office:value-type="float" office:value="22.777867">
                <text:p>22.777867</text:p>
              </table:table-cell>
              <table:table-cell office:value-type="float" office:value="24.964019">
                <text:p>24.964019</text:p>
              </table:table-cell>
              <table:table-cell office:value-type="float" office:value="22.41574">
                <text:p>22.41574</text:p>
              </table:table-cell>
              <table:table-cell office:value-type="float" office:value="22.519524">
                <text:p>22.519524</text:p>
              </table:table-cell>
              <table:table-cell office:value-type="float" office:value="23.648321">
                <text:p>23.648321</text:p>
              </table:table-cell>
              <table:table-cell office:value-type="float" office:value="18.323096">
                <text:p>18.323096</text:p>
              </table:table-cell>
              <table:table-cell office:value-type="float" office:value="20.088967">
                <text:p>20.088967</text:p>
              </table:table-cell>
              <table:table-cell office:value-type="float" office:value="19.984626">
                <text:p>19.984626</text:p>
              </table:table-cell>
              <table:table-cell office:value-type="float" office:value="18.252231">
                <text:p>18.252231</text:p>
              </table:table-cell>
              <table:table-cell office:value-type="float" office:value="45.758742">
                <text:p>45.758742</text:p>
              </table:table-cell>
              <table:table-cell office:value-type="float" office:value="31.861882">
                <text:p>31.861882</text:p>
              </table:table-cell>
              <table:table-cell office:value-type="float" office:value="27.516041">
                <text:p>27.516041</text:p>
              </table:table-cell>
              <table:table-cell office:value-type="float" office:value="48.090598">
                <text:p>48.09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4.830679">
                <text:p>104.830679</text:p>
              </table:table-cell>
              <table:table-cell office:value-type="float" office:value="17.964446">
                <text:p>17.964446</text:p>
              </table:table-cell>
              <table:table-cell office:value-type="float" office:value="19.255447">
                <text:p>19.255447</text:p>
              </table:table-cell>
              <table:table-cell office:value-type="float" office:value="17.907895">
                <text:p>17.907895</text:p>
              </table:table-cell>
              <table:table-cell office:value-type="float" office:value="13.120268">
                <text:p>13.120268</text:p>
              </table:table-cell>
              <table:table-cell office:value-type="float" office:value="22.541225">
                <text:p>22.541225</text:p>
              </table:table-cell>
              <table:table-cell office:value-type="float" office:value="22.766229">
                <text:p>22.766229</text:p>
              </table:table-cell>
              <table:table-cell office:value-type="float" office:value="20.345274">
                <text:p>20.345274</text:p>
              </table:table-cell>
              <table:table-cell office:value-type="float" office:value="22.52029">
                <text:p>22.52029</text:p>
              </table:table-cell>
              <table:table-cell office:value-type="float" office:value="25.127482">
                <text:p>25.127482</text:p>
              </table:table-cell>
              <table:table-cell office:value-type="float" office:value="25.127482">
                <text:p>25.127482</text:p>
              </table:table-cell>
              <table:table-cell office:value-type="float" office:value="33.189443">
                <text:p>33.189443</text:p>
              </table:table-cell>
              <table:table-cell office:value-type="float" office:value="26.495814">
                <text:p>26.495814</text:p>
              </table:table-cell>
              <table:table-cell office:value-type="float" office:value="30.22954">
                <text:p>30.22954</text:p>
              </table:table-cell>
              <table:table-cell office:value-type="float" office:value="40.954595">
                <text:p>40.954595</text:p>
              </table:table-cell>
              <table:table-cell office:value-type="float" office:value="31.497533">
                <text:p>31.497533</text:p>
              </table:table-cell>
              <table:table-cell office:value-type="float" office:value="23.56743">
                <text:p>23.56743</text:p>
              </table:table-cell>
              <table:table-cell office:value-type="float" office:value="22.369051">
                <text:p>22.369051</text:p>
              </table:table-cell>
              <table:table-cell office:value-type="float" office:value="26.737771">
                <text:p>26.737771</text:p>
              </table:table-cell>
              <table:table-cell office:value-type="float" office:value="23.113915">
                <text:p>23.113915</text:p>
              </table:table-cell>
              <table:table-cell office:value-type="float" office:value="23.210874">
                <text:p>23.210874</text:p>
              </table:table-cell>
              <table:table-cell office:value-type="float" office:value="20.323317">
                <text:p>20.323317</text:p>
              </table:table-cell>
              <table:table-cell office:value-type="float" office:value="29.560631">
                <text:p>29.560631</text:p>
              </table:table-cell>
              <table:table-cell office:value-type="float" office:value="24.205233">
                <text:p>24.205233</text:p>
              </table:table-cell>
              <table:table-cell office:value-type="float" office:value="14.823929">
                <text:p>14.823929</text:p>
              </table:table-cell>
              <table:table-cell office:value-type="float" office:value="32.48639">
                <text:p>32.48639</text:p>
              </table:table-cell>
              <table:table-cell office:value-type="float" office:value="21.147971">
                <text:p>21.147971</text:p>
              </table:table-cell>
              <table:table-cell office:value-type="float" office:value="20.233133">
                <text:p>20.233133</text:p>
              </table:table-cell>
              <table:table-cell office:value-type="float" office:value="19.902773">
                <text:p>19.902773</text:p>
              </table:table-cell>
              <table:table-cell office:value-type="float" office:value="19.791757">
                <text:p>19.791757</text:p>
              </table:table-cell>
              <table:table-cell office:value-type="float" office:value="18.75101">
                <text:p>18.75101</text:p>
              </table:table-cell>
              <table:table-cell office:value-type="float" office:value="20.479516">
                <text:p>20.479516</text:p>
              </table:table-cell>
              <table:table-cell office:value-type="float" office:value="45.133432">
                <text:p>45.133432</text:p>
              </table:table-cell>
              <table:table-cell office:value-type="float" office:value="31.981358">
                <text:p>31.981358</text:p>
              </table:table-cell>
              <table:table-cell office:value-type="float" office:value="40.433911">
                <text:p>40.433911</text:p>
              </table:table-cell>
              <table:table-cell office:value-type="float" office:value="35.68571">
                <text:p>35.6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803518">
                <text:p>5.803518</text:p>
              </table:table-cell>
              <table:table-cell office:value-type="float" office:value="21.823046">
                <text:p>21.823046</text:p>
              </table:table-cell>
              <table:table-cell office:value-type="float" office:value="20.922491">
                <text:p>20.922491</text:p>
              </table:table-cell>
              <table:table-cell office:value-type="float" office:value="24.406315">
                <text:p>24.406315</text:p>
              </table:table-cell>
              <table:table-cell office:value-type="float" office:value="18.159073">
                <text:p>18.159073</text:p>
              </table:table-cell>
              <table:table-cell office:value-type="float" office:value="19.278136">
                <text:p>19.278136</text:p>
              </table:table-cell>
              <table:table-cell office:value-type="float" office:value="33.390544">
                <text:p>33.390544</text:p>
              </table:table-cell>
              <table:table-cell office:value-type="float" office:value="45.180165">
                <text:p>45.180165</text:p>
              </table:table-cell>
              <table:table-cell office:value-type="float" office:value="32.090262">
                <text:p>32.090262</text:p>
              </table:table-cell>
              <table:table-cell office:value-type="float" office:value="32.090262">
                <text:p>32.090262</text:p>
              </table:table-cell>
              <table:table-cell office:value-type="float" office:value="41.425203">
                <text:p>41.425203</text:p>
              </table:table-cell>
              <table:table-cell office:value-type="float" office:value="25.551087">
                <text:p>25.551087</text:p>
              </table:table-cell>
              <table:table-cell office:value-type="float" office:value="26.12414">
                <text:p>26.12414</text:p>
              </table:table-cell>
              <table:table-cell office:value-type="float" office:value="25.527061">
                <text:p>25.527061</text:p>
              </table:table-cell>
              <table:table-cell office:value-type="float" office:value="23.980807">
                <text:p>23.980807</text:p>
              </table:table-cell>
              <table:table-cell office:value-type="float" office:value="27.153049">
                <text:p>27.153049</text:p>
              </table:table-cell>
              <table:table-cell office:value-type="float" office:value="22.930854">
                <text:p>22.930854</text:p>
              </table:table-cell>
              <table:table-cell office:value-type="float" office:value="23.015259">
                <text:p>23.015259</text:p>
              </table:table-cell>
              <table:table-cell office:value-type="float" office:value="22.127711">
                <text:p>22.127711</text:p>
              </table:table-cell>
              <table:table-cell office:value-type="float" office:value="22.500376">
                <text:p>22.500376</text:p>
              </table:table-cell>
              <table:table-cell office:value-type="float" office:value="29.054681">
                <text:p>29.054681</text:p>
              </table:table-cell>
              <table:table-cell office:value-type="float" office:value="52.327839">
                <text:p>52.327839</text:p>
              </table:table-cell>
              <table:table-cell office:value-type="float" office:value="34.897668">
                <text:p>34.897668</text:p>
              </table:table-cell>
              <table:table-cell office:value-type="float" office:value="2433.708812">
                <text:p>2433.708812</text:p>
              </table:table-cell>
              <table:table-cell office:value-type="float" office:value="99.99">
                <text:p>99.99</text:p>
              </table:table-cell>
              <table:table-cell office:value-type="float" office:value="2433.708812">
                <text:p>2433.708812</text:p>
              </table:table-cell>
              <table:table-cell office:value-type="float" office:value="26.462184">
                <text:p>26.462184</text:p>
              </table:table-cell>
              <table:table-cell office:value-type="float" office:value="24.373729">
                <text:p>24.373729</text:p>
              </table:table-cell>
              <table:table-cell office:value-type="float" office:value="22.606129">
                <text:p>22.606129</text:p>
              </table:table-cell>
              <table:table-cell office:value-type="float" office:value="25.357169">
                <text:p>25.357169</text:p>
              </table:table-cell>
              <table:table-cell office:value-type="float" office:value="22.456194">
                <text:p>22.456194</text:p>
              </table:table-cell>
              <table:table-cell office:value-type="float" office:value="22.861242">
                <text:p>22.861242</text:p>
              </table:table-cell>
              <table:table-cell office:value-type="float" office:value="81.052554">
                <text:p>81.052554</text:p>
              </table:table-cell>
              <table:table-cell office:value-type="float" office:value="47.137119">
                <text:p>47.137119</text:p>
              </table:table-cell>
              <table:table-cell office:value-type="float" office:value="29.110121">
                <text:p>29.110121</text:p>
              </table:table-cell>
              <table:table-cell office:value-type="float" office:value="53.351125">
                <text:p>53.351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.770365">
                <text:p>6.770365</text:p>
              </table:table-cell>
              <table:table-cell office:value-type="float" office:value="20.190498">
                <text:p>20.190498</text:p>
              </table:table-cell>
              <table:table-cell office:value-type="float" office:value="21.883529">
                <text:p>21.883529</text:p>
              </table:table-cell>
              <table:table-cell office:value-type="float" office:value="21.557289">
                <text:p>21.557289</text:p>
              </table:table-cell>
              <table:table-cell office:value-type="float" office:value="24.404438">
                <text:p>24.404438</text:p>
              </table:table-cell>
              <table:table-cell office:value-type="float" office:value="21.829224">
                <text:p>21.829224</text:p>
              </table:table-cell>
              <table:table-cell office:value-type="float" office:value="22.601762">
                <text:p>22.601762</text:p>
              </table:table-cell>
              <table:table-cell office:value-type="float" office:value="26.492575">
                <text:p>26.492575</text:p>
              </table:table-cell>
              <table:table-cell office:value-type="float" office:value="21.96905">
                <text:p>21.96905</text:p>
              </table:table-cell>
              <table:table-cell office:value-type="float" office:value="22.800008">
                <text:p>22.800008</text:p>
              </table:table-cell>
              <table:table-cell office:value-type="float" office:value="26.300465">
                <text:p>26.300465</text:p>
              </table:table-cell>
              <table:table-cell office:value-type="float" office:value="29.364331">
                <text:p>29.364331</text:p>
              </table:table-cell>
              <table:table-cell office:value-type="float" office:value="27.584606">
                <text:p>27.584606</text:p>
              </table:table-cell>
              <table:table-cell office:value-type="float" office:value="31.276473">
                <text:p>31.276473</text:p>
              </table:table-cell>
              <table:table-cell office:value-type="float" office:value="31.298353">
                <text:p>31.298353</text:p>
              </table:table-cell>
              <table:table-cell office:value-type="float" office:value="31.464997">
                <text:p>31.464997</text:p>
              </table:table-cell>
              <table:table-cell office:value-type="float" office:value="19.380758">
                <text:p>19.380758</text:p>
              </table:table-cell>
              <table:table-cell office:value-type="float" office:value="21.185683">
                <text:p>21.185683</text:p>
              </table:table-cell>
              <table:table-cell office:value-type="float" office:value="17.458919">
                <text:p>17.458919</text:p>
              </table:table-cell>
              <table:table-cell office:value-type="float" office:value="22.239705">
                <text:p>22.239705</text:p>
              </table:table-cell>
              <table:table-cell office:value-type="float" office:value="22.321972">
                <text:p>22.321972</text:p>
              </table:table-cell>
              <table:table-cell office:value-type="float" office:value="105.059656">
                <text:p>105.059656</text:p>
              </table:table-cell>
              <table:table-cell office:value-type="float" office:value="27.221687">
                <text:p>27.221687</text:p>
              </table:table-cell>
              <table:table-cell office:value-type="float" office:value="29.875908">
                <text:p>29.875908</text:p>
              </table:table-cell>
              <table:table-cell office:value-type="float" office:value="99.99">
                <text:p>99.99</text:p>
              </table:table-cell>
              <table:table-cell office:value-type="float" office:value="53.675409">
                <text:p>53.675409</text:p>
              </table:table-cell>
              <table:table-cell office:value-type="float" office:value="22.477615">
                <text:p>22.477615</text:p>
              </table:table-cell>
              <table:table-cell office:value-type="float" office:value="19.817947">
                <text:p>19.817947</text:p>
              </table:table-cell>
              <table:table-cell office:value-type="float" office:value="20.200632">
                <text:p>20.200632</text:p>
              </table:table-cell>
              <table:table-cell office:value-type="float" office:value="21.868809">
                <text:p>21.868809</text:p>
              </table:table-cell>
              <table:table-cell office:value-type="float" office:value="19.104534">
                <text:p>19.104534</text:p>
              </table:table-cell>
              <table:table-cell office:value-type="float" office:value="19.996889">
                <text:p>19.996889</text:p>
              </table:table-cell>
              <table:table-cell office:value-type="float" office:value="90.740711">
                <text:p>90.740711</text:p>
              </table:table-cell>
              <table:table-cell office:value-type="float" office:value="93.065313">
                <text:p>93.065313</text:p>
              </table:table-cell>
              <table:table-cell office:value-type="float" office:value="124.188335">
                <text:p>124.188335</text:p>
              </table:table-cell>
              <table:table-cell office:value-type="float" office:value="66.834519">
                <text:p>66.834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555153">
                <text:p>7.555153</text:p>
              </table:table-cell>
              <table:table-cell office:value-type="float" office:value="32.880497">
                <text:p>32.880497</text:p>
              </table:table-cell>
              <table:table-cell office:value-type="float" office:value="28.926115">
                <text:p>28.926115</text:p>
              </table:table-cell>
              <table:table-cell office:value-type="float" office:value="31.129565">
                <text:p>31.129565</text:p>
              </table:table-cell>
              <table:table-cell office:value-type="float" office:value="29.413271">
                <text:p>29.413271</text:p>
              </table:table-cell>
              <table:table-cell office:value-type="float" office:value="28.952903">
                <text:p>28.952903</text:p>
              </table:table-cell>
              <table:table-cell office:value-type="float" office:value="39.427638">
                <text:p>39.427638</text:p>
              </table:table-cell>
              <table:table-cell office:value-type="float" office:value="31.256872">
                <text:p>31.256872</text:p>
              </table:table-cell>
              <table:table-cell office:value-type="float" office:value="35.296002">
                <text:p>35.296002</text:p>
              </table:table-cell>
              <table:table-cell office:value-type="float" office:value="114.02455">
                <text:p>114.02455</text:p>
              </table:table-cell>
              <table:table-cell office:value-type="float" office:value="60.22737">
                <text:p>60.22737</text:p>
              </table:table-cell>
              <table:table-cell office:value-type="float" office:value="26.129999">
                <text:p>26.129999</text:p>
              </table:table-cell>
              <table:table-cell office:value-type="float" office:value="28.383285">
                <text:p>28.383285</text:p>
              </table:table-cell>
              <table:table-cell office:value-type="float" office:value="30.686706">
                <text:p>30.686706</text:p>
              </table:table-cell>
              <table:table-cell office:value-type="float" office:value="34.105463">
                <text:p>34.105463</text:p>
              </table:table-cell>
              <table:table-cell office:value-type="float" office:value="35.928624">
                <text:p>35.928624</text:p>
              </table:table-cell>
              <table:table-cell office:value-type="float" office:value="18.271911">
                <text:p>18.271911</text:p>
              </table:table-cell>
              <table:table-cell office:value-type="float" office:value="19.35001">
                <text:p>19.35001</text:p>
              </table:table-cell>
              <table:table-cell office:value-type="float" office:value="17.714649">
                <text:p>17.714649</text:p>
              </table:table-cell>
              <table:table-cell office:value-type="float" office:value="22.098019">
                <text:p>22.098019</text:p>
              </table:table-cell>
              <table:table-cell office:value-type="float" office:value="20.487459">
                <text:p>20.487459</text:p>
              </table:table-cell>
              <table:table-cell office:value-type="float" office:value="64.624994">
                <text:p>64.624994</text:p>
              </table:table-cell>
              <table:table-cell office:value-type="float" office:value="36.762488">
                <text:p>36.762488</text:p>
              </table:table-cell>
              <table:table-cell office:value-type="float" office:value="29.889531">
                <text:p>29.889531</text:p>
              </table:table-cell>
              <table:table-cell office:value-type="float" office:value="302.053705">
                <text:p>302.053705</text:p>
              </table:table-cell>
              <table:table-cell office:value-type="float" office:value="56.672901">
                <text:p>56.672901</text:p>
              </table:table-cell>
              <table:table-cell office:value-type="float" office:value="24.403333">
                <text:p>24.403333</text:p>
              </table:table-cell>
              <table:table-cell office:value-type="float" office:value="22.995626">
                <text:p>22.995626</text:p>
              </table:table-cell>
              <table:table-cell office:value-type="float" office:value="22.959896">
                <text:p>22.959896</text:p>
              </table:table-cell>
              <table:table-cell office:value-type="float" office:value="20.616631">
                <text:p>20.616631</text:p>
              </table:table-cell>
              <table:table-cell office:value-type="float" office:value="20.229951">
                <text:p>20.229951</text:p>
              </table:table-cell>
              <table:table-cell office:value-type="float" office:value="20.616631">
                <text:p>20.616631</text:p>
              </table:table-cell>
              <table:table-cell office:value-type="float" office:value="38.348134">
                <text:p>38.348134</text:p>
              </table:table-cell>
              <table:table-cell office:value-type="float" office:value="34.779419">
                <text:p>34.779419</text:p>
              </table:table-cell>
              <table:table-cell office:value-type="float" office:value="38.348134">
                <text:p>38.348134</text:p>
              </table:table-cell>
              <table:table-cell office:value-type="float" office:value="33.205663">
                <text:p>33.20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.280281">
                <text:p>8.280281</text:p>
              </table:table-cell>
              <table:table-cell office:value-type="float" office:value="26.948701">
                <text:p>26.948701</text:p>
              </table:table-cell>
              <table:table-cell office:value-type="float" office:value="29.931514">
                <text:p>29.931514</text:p>
              </table:table-cell>
              <table:table-cell office:value-type="float" office:value="24.522874">
                <text:p>24.522874</text:p>
              </table:table-cell>
              <table:table-cell office:value-type="float" office:value="26.851307">
                <text:p>26.851307</text:p>
              </table:table-cell>
              <table:table-cell office:value-type="float" office:value="30.911356">
                <text:p>30.911356</text:p>
              </table:table-cell>
              <table:table-cell office:value-type="float" office:value="27.17484">
                <text:p>27.17484</text:p>
              </table:table-cell>
              <table:table-cell office:value-type="float" office:value="27.17484">
                <text:p>27.17484</text:p>
              </table:table-cell>
              <table:table-cell office:value-type="float" office:value="30.128893">
                <text:p>30.128893</text:p>
              </table:table-cell>
              <table:table-cell office:value-type="float" office:value="32.575115">
                <text:p>32.575115</text:p>
              </table:table-cell>
              <table:table-cell office:value-type="float" office:value="30.518646">
                <text:p>30.518646</text:p>
              </table:table-cell>
              <table:table-cell office:value-type="float" office:value="32.33195">
                <text:p>32.33195</text:p>
              </table:table-cell>
              <table:table-cell office:value-type="float" office:value="34.97516">
                <text:p>34.97516</text:p>
              </table:table-cell>
              <table:table-cell office:value-type="float" office:value="32.449849">
                <text:p>32.449849</text:p>
              </table:table-cell>
              <table:table-cell office:value-type="float" office:value="33.058689">
                <text:p>33.058689</text:p>
              </table:table-cell>
              <table:table-cell office:value-type="float" office:value="35.437424">
                <text:p>35.437424</text:p>
              </table:table-cell>
              <table:table-cell office:value-type="float" office:value="22.91155">
                <text:p>22.91155</text:p>
              </table:table-cell>
              <table:table-cell office:value-type="float" office:value="22.477846">
                <text:p>22.477846</text:p>
              </table:table-cell>
              <table:table-cell office:value-type="float" office:value="25.858164">
                <text:p>25.858164</text:p>
              </table:table-cell>
              <table:table-cell office:value-type="float" office:value="24.811526">
                <text:p>24.811526</text:p>
              </table:table-cell>
              <table:table-cell office:value-type="float" office:value="27.202027">
                <text:p>27.202027</text:p>
              </table:table-cell>
              <table:table-cell office:value-type="float" office:value="21.74606">
                <text:p>21.74606</text:p>
              </table:table-cell>
              <table:table-cell office:value-type="float" office:value="23.87422">
                <text:p>23.87422</text:p>
              </table:table-cell>
              <table:table-cell office:value-type="float" office:value="36.030083">
                <text:p>36.030083</text:p>
              </table:table-cell>
              <table:table-cell office:value-type="float" office:value="99.99">
                <text:p>99.99</text:p>
              </table:table-cell>
              <table:table-cell office:value-type="float" office:value="2890.113207">
                <text:p>2890.113207</text:p>
              </table:table-cell>
              <table:table-cell office:value-type="float" office:value="20.986848">
                <text:p>20.986848</text:p>
              </table:table-cell>
              <table:table-cell office:value-type="float" office:value="22.168017">
                <text:p>22.168017</text:p>
              </table:table-cell>
              <table:table-cell office:value-type="float" office:value="24.091159">
                <text:p>24.091159</text:p>
              </table:table-cell>
              <table:table-cell office:value-type="float" office:value="22.257593">
                <text:p>22.257593</text:p>
              </table:table-cell>
              <table:table-cell office:value-type="float" office:value="20.694323">
                <text:p>20.694323</text:p>
              </table:table-cell>
              <table:table-cell office:value-type="float" office:value="19.818626">
                <text:p>19.818626</text:p>
              </table:table-cell>
              <table:table-cell office:value-type="float" office:value="37.943089">
                <text:p>37.943089</text:p>
              </table:table-cell>
              <table:table-cell office:value-type="float" office:value="41.228072">
                <text:p>41.228072</text:p>
              </table:table-cell>
              <table:table-cell office:value-type="float" office:value="25.69889">
                <text:p>25.69889</text:p>
              </table:table-cell>
              <table:table-cell office:value-type="float" office:value="58.92947">
                <text:p>58.92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.021214">
                <text:p>9.021214</text:p>
              </table:table-cell>
              <table:table-cell office:value-type="float" office:value="28.722438">
                <text:p>28.722438</text:p>
              </table:table-cell>
              <table:table-cell office:value-type="float" office:value="25.523887">
                <text:p>25.523887</text:p>
              </table:table-cell>
              <table:table-cell office:value-type="float" office:value="27.96968">
                <text:p>27.96968</text:p>
              </table:table-cell>
              <table:table-cell office:value-type="float" office:value="26.580736">
                <text:p>26.580736</text:p>
              </table:table-cell>
              <table:table-cell office:value-type="float" office:value="30.911356">
                <text:p>30.911356</text:p>
              </table:table-cell>
              <table:table-cell office:value-type="float" office:value="28.439314">
                <text:p>28.439314</text:p>
              </table:table-cell>
              <table:table-cell office:value-type="float" office:value="30.673961">
                <text:p>30.673961</text:p>
              </table:table-cell>
              <table:table-cell office:value-type="float" office:value="23.800897">
                <text:p>23.800897</text:p>
              </table:table-cell>
              <table:table-cell office:value-type="float" office:value="21.389135">
                <text:p>21.389135</text:p>
              </table:table-cell>
              <table:table-cell office:value-type="float" office:value="29.706243">
                <text:p>29.706243</text:p>
              </table:table-cell>
              <table:table-cell office:value-type="float" office:value="34.729653">
                <text:p>34.729653</text:p>
              </table:table-cell>
              <table:table-cell office:value-type="float" office:value="52.589157">
                <text:p>52.589157</text:p>
              </table:table-cell>
              <table:table-cell office:value-type="float" office:value="38.542018">
                <text:p>38.542018</text:p>
              </table:table-cell>
              <table:table-cell office:value-type="float" office:value="36.104936">
                <text:p>36.104936</text:p>
              </table:table-cell>
              <table:table-cell office:value-type="float" office:value="45.223699">
                <text:p>45.223699</text:p>
              </table:table-cell>
              <table:table-cell office:value-type="float" office:value="24.072692">
                <text:p>24.072692</text:p>
              </table:table-cell>
              <table:table-cell office:value-type="float" office:value="23.370511">
                <text:p>23.370511</text:p>
              </table:table-cell>
              <table:table-cell office:value-type="float" office:value="25.083055">
                <text:p>25.083055</text:p>
              </table:table-cell>
              <table:table-cell office:value-type="float" office:value="22.376991">
                <text:p>22.376991</text:p>
              </table:table-cell>
              <table:table-cell office:value-type="float" office:value="31.379286">
                <text:p>31.379286</text:p>
              </table:table-cell>
              <table:table-cell office:value-type="float" office:value="1461.032211">
                <text:p>1461.032211</text:p>
              </table:table-cell>
              <table:table-cell office:value-type="float" office:value="56.305756">
                <text:p>56.305756</text:p>
              </table:table-cell>
              <table:table-cell office:value-type="float" office:value="72.456258">
                <text:p>72.45625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4.026391">
                <text:p>24.026391</text:p>
              </table:table-cell>
              <table:table-cell office:value-type="float" office:value="28.899566">
                <text:p>28.899566</text:p>
              </table:table-cell>
              <table:table-cell office:value-type="float" office:value="23.882526">
                <text:p>23.882526</text:p>
              </table:table-cell>
              <table:table-cell office:value-type="float" office:value="21.30121">
                <text:p>21.30121</text:p>
              </table:table-cell>
              <table:table-cell office:value-type="float" office:value="27.262569">
                <text:p>27.262569</text:p>
              </table:table-cell>
              <table:table-cell office:value-type="float" office:value="27.12013">
                <text:p>27.12013</text:p>
              </table:table-cell>
              <table:table-cell office:value-type="float" office:value="21.872797">
                <text:p>21.872797</text:p>
              </table:table-cell>
              <table:table-cell office:value-type="float" office:value="30.79945">
                <text:p>30.79945</text:p>
              </table:table-cell>
              <table:table-cell office:value-type="float" office:value="19.455523">
                <text:p>19.455523</text:p>
              </table:table-cell>
              <table:table-cell office:value-type="float" office:value="30.79945">
                <text:p>30.79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.196284">
                <text:p>7.196284</text:p>
              </table:table-cell>
              <table:table-cell office:value-type="float" office:value="26.107385">
                <text:p>26.107385</text:p>
              </table:table-cell>
              <table:table-cell office:value-type="float" office:value="32.145792">
                <text:p>32.145792</text:p>
              </table:table-cell>
              <table:table-cell office:value-type="float" office:value="30.545128">
                <text:p>30.545128</text:p>
              </table:table-cell>
              <table:table-cell office:value-type="float" office:value="30.20132">
                <text:p>30.20132</text:p>
              </table:table-cell>
              <table:table-cell office:value-type="float" office:value="46.787685">
                <text:p>46.787685</text:p>
              </table:table-cell>
              <table:table-cell office:value-type="float" office:value="26.201784">
                <text:p>26.201784</text:p>
              </table:table-cell>
              <table:table-cell office:value-type="float" office:value="24.834952">
                <text:p>24.834952</text:p>
              </table:table-cell>
              <table:table-cell office:value-type="float" office:value="23.528454">
                <text:p>23.528454</text:p>
              </table:table-cell>
              <table:table-cell office:value-type="float" office:value="24.522639">
                <text:p>24.522639</text:p>
              </table:table-cell>
              <table:table-cell office:value-type="float" office:value="28.328579">
                <text:p>28.328579</text:p>
              </table:table-cell>
              <table:table-cell office:value-type="float" office:value="31.505895">
                <text:p>31.505895</text:p>
              </table:table-cell>
              <table:table-cell office:value-type="float" office:value="33.501736">
                <text:p>33.501736</text:p>
              </table:table-cell>
              <table:table-cell office:value-type="float" office:value="33.111249">
                <text:p>33.111249</text:p>
              </table:table-cell>
              <table:table-cell office:value-type="float" office:value="32.842312">
                <text:p>32.842312</text:p>
              </table:table-cell>
              <table:table-cell office:value-type="float" office:value="33.907856">
                <text:p>33.907856</text:p>
              </table:table-cell>
              <table:table-cell office:value-type="float" office:value="34.167148">
                <text:p>34.167148</text:p>
              </table:table-cell>
              <table:table-cell office:value-type="float" office:value="28.576655">
                <text:p>28.576655</text:p>
              </table:table-cell>
              <table:table-cell office:value-type="float" office:value="29.375471">
                <text:p>29.375471</text:p>
              </table:table-cell>
              <table:table-cell office:value-type="float" office:value="28.007355">
                <text:p>28.007355</text:p>
              </table:table-cell>
              <table:table-cell office:value-type="float" office:value="35.318586">
                <text:p>35.318586</text:p>
              </table:table-cell>
              <table:table-cell office:value-type="float" office:value="95.074271">
                <text:p>95.074271</text:p>
              </table:table-cell>
              <table:table-cell office:value-type="float" office:value="23.478067">
                <text:p>23.478067</text:p>
              </table:table-cell>
              <table:table-cell office:value-type="float" office:value="28.285526">
                <text:p>28.28552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3.263485">
                <text:p>23.263485</text:p>
              </table:table-cell>
              <table:table-cell office:value-type="float" office:value="25.140273">
                <text:p>25.140273</text:p>
              </table:table-cell>
              <table:table-cell office:value-type="float" office:value="22.566862">
                <text:p>22.566862</text:p>
              </table:table-cell>
              <table:table-cell office:value-type="float" office:value="22.026138">
                <text:p>22.026138</text:p>
              </table:table-cell>
              <table:table-cell office:value-type="float" office:value="25.553546">
                <text:p>25.553546</text:p>
              </table:table-cell>
              <table:table-cell office:value-type="float" office:value="24.837577">
                <text:p>24.837577</text:p>
              </table:table-cell>
              <table:table-cell office:value-type="float" office:value="32.032084">
                <text:p>32.032084</text:p>
              </table:table-cell>
              <table:table-cell office:value-type="float" office:value="30.273985">
                <text:p>30.273985</text:p>
              </table:table-cell>
              <table:table-cell office:value-type="float" office:value="44.346167">
                <text:p>44.346167</text:p>
              </table:table-cell>
              <table:table-cell office:value-type="float" office:value="37.249604">
                <text:p>37.249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772158">
                <text:p>5.772158</text:p>
              </table:table-cell>
              <table:table-cell office:value-type="float" office:value="30.351726">
                <text:p>30.351726</text:p>
              </table:table-cell>
              <table:table-cell office:value-type="float" office:value="38.546118">
                <text:p>38.546118</text:p>
              </table:table-cell>
              <table:table-cell office:value-type="float" office:value="33.277396">
                <text:p>33.277396</text:p>
              </table:table-cell>
              <table:table-cell office:value-type="float" office:value="31.373282">
                <text:p>31.373282</text:p>
              </table:table-cell>
              <table:table-cell office:value-type="float" office:value="57.159825">
                <text:p>57.159825</text:p>
              </table:table-cell>
              <table:table-cell office:value-type="float" office:value="33.949706">
                <text:p>33.949706</text:p>
              </table:table-cell>
              <table:table-cell office:value-type="float" office:value="35.333616">
                <text:p>35.333616</text:p>
              </table:table-cell>
              <table:table-cell office:value-type="float" office:value="39.910167">
                <text:p>39.910167</text:p>
              </table:table-cell>
              <table:table-cell office:value-type="float" office:value="29.049429">
                <text:p>29.049429</text:p>
              </table:table-cell>
              <table:table-cell office:value-type="float" office:value="34.228634">
                <text:p>34.228634</text:p>
              </table:table-cell>
              <table:table-cell office:value-type="float" office:value="46.666715">
                <text:p>46.666715</text:p>
              </table:table-cell>
              <table:table-cell office:value-type="float" office:value="99.99">
                <text:p>99.99</text:p>
              </table:table-cell>
              <table:table-cell office:value-type="float" office:value="54.944646">
                <text:p>54.944646</text:p>
              </table:table-cell>
              <table:table-cell office:value-type="float" office:value="48.79518">
                <text:p>48.79518</text:p>
              </table:table-cell>
              <table:table-cell office:value-type="float" office:value="104.278974">
                <text:p>104.278974</text:p>
              </table:table-cell>
              <table:table-cell office:value-type="float" office:value="34.626685">
                <text:p>34.626685</text:p>
              </table:table-cell>
              <table:table-cell office:value-type="float" office:value="32.734629">
                <text:p>32.734629</text:p>
              </table:table-cell>
              <table:table-cell office:value-type="float" office:value="32.734629">
                <text:p>32.734629</text:p>
              </table:table-cell>
              <table:table-cell office:value-type="float" office:value="30.931278">
                <text:p>30.931278</text:p>
              </table:table-cell>
              <table:table-cell office:value-type="float" office:value="38.503868">
                <text:p>38.503868</text:p>
              </table:table-cell>
              <table:table-cell office:value-type="float" office:value="52.031716">
                <text:p>52.031716</text:p>
              </table:table-cell>
              <table:table-cell office:value-type="float" office:value="47.178728">
                <text:p>47.178728</text:p>
              </table:table-cell>
              <table:table-cell office:value-type="float" office:value="21.760656">
                <text:p>21.760656</text:p>
              </table:table-cell>
              <table:table-cell office:value-type="float" office:value="56.508002">
                <text:p>56.508002</text:p>
              </table:table-cell>
              <table:table-cell office:value-type="float" office:value="306.74293">
                <text:p>306.74293</text:p>
              </table:table-cell>
              <table:table-cell office:value-type="float" office:value="28.757187">
                <text:p>28.757187</text:p>
              </table:table-cell>
              <table:table-cell office:value-type="float" office:value="32.184128">
                <text:p>32.184128</text:p>
              </table:table-cell>
              <table:table-cell office:value-type="float" office:value="29.740368">
                <text:p>29.740368</text:p>
              </table:table-cell>
              <table:table-cell office:value-type="float" office:value="28.486132">
                <text:p>28.486132</text:p>
              </table:table-cell>
              <table:table-cell office:value-type="float" office:value="28.536095">
                <text:p>28.536095</text:p>
              </table:table-cell>
              <table:table-cell office:value-type="float" office:value="32.556669">
                <text:p>32.556669</text:p>
              </table:table-cell>
              <table:table-cell office:value-type="float" office:value="80.892752">
                <text:p>80.892752</text:p>
              </table:table-cell>
              <table:table-cell office:value-type="float" office:value="97.09558">
                <text:p>97.09558</text:p>
              </table:table-cell>
              <table:table-cell office:value-type="float" office:value="52.878891">
                <text:p>52.878891</text:p>
              </table:table-cell>
              <table:table-cell office:value-type="float" office:value="72.844477">
                <text:p>72.844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.249914">
                <text:p>25.249914</text:p>
              </table:table-cell>
              <table:table-cell office:value-type="float" office:value="34.861067">
                <text:p>34.861067</text:p>
              </table:table-cell>
              <table:table-cell office:value-type="float" office:value="31.929274">
                <text:p>31.929274</text:p>
              </table:table-cell>
              <table:table-cell office:value-type="float" office:value="42.063255">
                <text:p>42.063255</text:p>
              </table:table-cell>
              <table:table-cell office:value-type="float" office:value="31.954036">
                <text:p>31.954036</text:p>
              </table:table-cell>
              <table:table-cell office:value-type="float" office:value="36.316392">
                <text:p>36.316392</text:p>
              </table:table-cell>
              <table:table-cell office:value-type="float" office:value="31.529075">
                <text:p>31.529075</text:p>
              </table:table-cell>
              <table:table-cell office:value-type="float" office:value="30.828687">
                <text:p>30.828687</text:p>
              </table:table-cell>
              <table:table-cell office:value-type="float" office:value="24.118071">
                <text:p>24.118071</text:p>
              </table:table-cell>
              <table:table-cell office:value-type="float" office:value="39.251829">
                <text:p>39.251829</text:p>
              </table:table-cell>
              <table:table-cell office:value-type="float" office:value="30.123285">
                <text:p>30.123285</text:p>
              </table:table-cell>
              <table:table-cell office:value-type="float" office:value="100.873455">
                <text:p>100.873455</text:p>
              </table:table-cell>
              <table:table-cell office:value-type="float" office:value="159.3052">
                <text:p>159.3052</text:p>
              </table:table-cell>
              <table:table-cell office:value-type="float" office:value="99.99">
                <text:p>99.99</text:p>
              </table:table-cell>
              <table:table-cell office:value-type="float" office:value="183.638407">
                <text:p>183.638407</text:p>
              </table:table-cell>
              <table:table-cell office:value-type="float" office:value="162.840679">
                <text:p>162.840679</text:p>
              </table:table-cell>
              <table:table-cell office:value-type="float" office:value="28.264669">
                <text:p>28.264669</text:p>
              </table:table-cell>
              <table:table-cell office:value-type="float" office:value="33.352206">
                <text:p>33.352206</text:p>
              </table:table-cell>
              <table:table-cell office:value-type="float" office:value="34.447691">
                <text:p>34.447691</text:p>
              </table:table-cell>
              <table:table-cell office:value-type="float" office:value="40.457669">
                <text:p>40.457669</text:p>
              </table:table-cell>
              <table:table-cell office:value-type="float" office:value="31.936377">
                <text:p>31.936377</text:p>
              </table:table-cell>
              <table:table-cell office:value-type="float" office:value="24.031018">
                <text:p>24.031018</text:p>
              </table:table-cell>
              <table:table-cell office:value-type="float" office:value="20.281462">
                <text:p>20.281462</text:p>
              </table:table-cell>
              <table:table-cell office:value-type="float" office:value="27.037869">
                <text:p>27.037869</text:p>
              </table:table-cell>
              <table:table-cell office:value-type="float" office:value="112.750943">
                <text:p>112.750943</text:p>
              </table:table-cell>
              <table:table-cell office:value-type="float" office:value="41.337707">
                <text:p>41.337707</text:p>
              </table:table-cell>
              <table:table-cell office:value-type="float" office:value="21.592195">
                <text:p>21.592195</text:p>
              </table:table-cell>
              <table:table-cell office:value-type="float" office:value="24.228522">
                <text:p>24.228522</text:p>
              </table:table-cell>
              <table:table-cell office:value-type="float" office:value="23.290786">
                <text:p>23.290786</text:p>
              </table:table-cell>
              <table:table-cell office:value-type="float" office:value="21.726872">
                <text:p>21.726872</text:p>
              </table:table-cell>
              <table:table-cell office:value-type="float" office:value="23.495848">
                <text:p>23.495848</text:p>
              </table:table-cell>
              <table:table-cell office:value-type="float" office:value="26.772097">
                <text:p>26.772097</text:p>
              </table:table-cell>
              <table:table-cell office:value-type="float" office:value="82.443803">
                <text:p>82.443803</text:p>
              </table:table-cell>
              <table:table-cell office:value-type="float" office:value="156.813561">
                <text:p>156.813561</text:p>
              </table:table-cell>
              <table:table-cell office:value-type="float" office:value="47.964577">
                <text:p>47.964577</text:p>
              </table:table-cell>
              <table:table-cell office:value-type="float" office:value="97.274857">
                <text:p>97.274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.091055">
                <text:p>8.091055</text:p>
              </table:table-cell>
              <table:table-cell office:value-type="float" office:value="29.332128">
                <text:p>29.332128</text:p>
              </table:table-cell>
              <table:table-cell office:value-type="float" office:value="26.034062">
                <text:p>26.034062</text:p>
              </table:table-cell>
              <table:table-cell office:value-type="float" office:value="29.054202">
                <text:p>29.054202</text:p>
              </table:table-cell>
              <table:table-cell office:value-type="float" office:value="36.475484">
                <text:p>36.475484</text:p>
              </table:table-cell>
              <table:table-cell office:value-type="float" office:value="27.295982">
                <text:p>27.295982</text:p>
              </table:table-cell>
              <table:table-cell office:value-type="float" office:value="38.058997">
                <text:p>38.058997</text:p>
              </table:table-cell>
              <table:table-cell office:value-type="float" office:value="39.028603">
                <text:p>39.028603</text:p>
              </table:table-cell>
              <table:table-cell office:value-type="float" office:value="38.079399">
                <text:p>38.079399</text:p>
              </table:table-cell>
              <table:table-cell office:value-type="float" office:value="38.470953">
                <text:p>38.470953</text:p>
              </table:table-cell>
              <table:table-cell office:value-type="float" office:value="34.991927">
                <text:p>34.991927</text:p>
              </table:table-cell>
              <table:table-cell office:value-type="float" office:value="46.84136">
                <text:p>46.84136</text:p>
              </table:table-cell>
              <table:table-cell office:value-type="float" office:value="40.99942">
                <text:p>40.99942</text:p>
              </table:table-cell>
              <table:table-cell office:value-type="float" office:value="47.489496">
                <text:p>47.489496</text:p>
              </table:table-cell>
              <table:table-cell office:value-type="float" office:value="39.67798">
                <text:p>39.67798</text:p>
              </table:table-cell>
              <table:table-cell office:value-type="float" office:value="36.267762">
                <text:p>36.267762</text:p>
              </table:table-cell>
              <table:table-cell office:value-type="float" office:value="25.484519">
                <text:p>25.484519</text:p>
              </table:table-cell>
              <table:table-cell office:value-type="float" office:value="25.865189">
                <text:p>25.865189</text:p>
              </table:table-cell>
              <table:table-cell office:value-type="float" office:value="24.878508">
                <text:p>24.878508</text:p>
              </table:table-cell>
              <table:table-cell office:value-type="float" office:value="27.116283">
                <text:p>27.116283</text:p>
              </table:table-cell>
              <table:table-cell office:value-type="float" office:value="23.133242">
                <text:p>23.133242</text:p>
              </table:table-cell>
              <table:table-cell office:value-type="float" office:value="15.682953">
                <text:p>15.682953</text:p>
              </table:table-cell>
              <table:table-cell office:value-type="float" office:value="19.953947">
                <text:p>19.953947</text:p>
              </table:table-cell>
              <table:table-cell office:value-type="float" office:value="12.02001">
                <text:p>12.02001</text:p>
              </table:table-cell>
              <table:table-cell office:value-type="float" office:value="8.907078">
                <text:p>8.907078</text:p>
              </table:table-cell>
              <table:table-cell office:value-type="float" office:value="18.290111">
                <text:p>18.290111</text:p>
              </table:table-cell>
              <table:table-cell office:value-type="float" office:value="22.48696">
                <text:p>22.48696</text:p>
              </table:table-cell>
              <table:table-cell office:value-type="float" office:value="19.75524">
                <text:p>19.75524</text:p>
              </table:table-cell>
              <table:table-cell office:value-type="float" office:value="16.151191">
                <text:p>16.151191</text:p>
              </table:table-cell>
              <table:table-cell office:value-type="float" office:value="16.527174">
                <text:p>16.527174</text:p>
              </table:table-cell>
              <table:table-cell office:value-type="float" office:value="20.399312">
                <text:p>20.399312</text:p>
              </table:table-cell>
              <table:table-cell office:value-type="float" office:value="22.76383">
                <text:p>22.76383</text:p>
              </table:table-cell>
              <table:table-cell office:value-type="float" office:value="39.582391">
                <text:p>39.582391</text:p>
              </table:table-cell>
              <table:table-cell office:value-type="float" office:value="40.98761">
                <text:p>40.98761</text:p>
              </table:table-cell>
              <table:table-cell office:value-type="float" office:value="46.602217">
                <text:p>46.602217</text:p>
              </table:table-cell>
              <table:table-cell office:value-type="float" office:value="33.444207">
                <text:p>33.444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.417621">
                <text:p>5.417621</text:p>
              </table:table-cell>
              <table:table-cell office:value-type="float" office:value="20.762954">
                <text:p>20.762954</text:p>
              </table:table-cell>
              <table:table-cell office:value-type="float" office:value="22.555533">
                <text:p>22.555533</text:p>
              </table:table-cell>
              <table:table-cell office:value-type="float" office:value="27.134116">
                <text:p>27.134116</text:p>
              </table:table-cell>
              <table:table-cell office:value-type="float" office:value="24.624596">
                <text:p>24.624596</text:p>
              </table:table-cell>
              <table:table-cell office:value-type="float" office:value="25.020104">
                <text:p>25.020104</text:p>
              </table:table-cell>
              <table:table-cell office:value-type="float" office:value="35.627845">
                <text:p>35.627845</text:p>
              </table:table-cell>
              <table:table-cell office:value-type="float" office:value="34.327334">
                <text:p>34.327334</text:p>
              </table:table-cell>
              <table:table-cell office:value-type="float" office:value="34.100884">
                <text:p>34.100884</text:p>
              </table:table-cell>
              <table:table-cell office:value-type="float" office:value="29.166325">
                <text:p>29.166325</text:p>
              </table:table-cell>
              <table:table-cell office:value-type="float" office:value="34.337868">
                <text:p>34.337868</text:p>
              </table:table-cell>
              <table:table-cell office:value-type="float" office:value="37.206542">
                <text:p>37.206542</text:p>
              </table:table-cell>
              <table:table-cell office:value-type="float" office:value="38.422722">
                <text:p>38.422722</text:p>
              </table:table-cell>
              <table:table-cell office:value-type="float" office:value="41.657042">
                <text:p>41.657042</text:p>
              </table:table-cell>
              <table:table-cell office:value-type="float" office:value="39.509152">
                <text:p>39.509152</text:p>
              </table:table-cell>
              <table:table-cell office:value-type="float" office:value="37.589441">
                <text:p>37.589441</text:p>
              </table:table-cell>
              <table:table-cell office:value-type="float" office:value="20.816201">
                <text:p>20.816201</text:p>
              </table:table-cell>
              <table:table-cell office:value-type="float" office:value="31.422257">
                <text:p>31.422257</text:p>
              </table:table-cell>
              <table:table-cell office:value-type="float" office:value="23.214957">
                <text:p>23.214957</text:p>
              </table:table-cell>
              <table:table-cell office:value-type="float" office:value="33.022902">
                <text:p>33.022902</text:p>
              </table:table-cell>
              <table:table-cell office:value-type="float" office:value="25.308945">
                <text:p>25.308945</text:p>
              </table:table-cell>
              <table:table-cell office:value-type="float" office:value="18.374428">
                <text:p>18.374428</text:p>
              </table:table-cell>
              <table:table-cell office:value-type="float" office:value="19.390775">
                <text:p>19.390775</text:p>
              </table:table-cell>
              <table:table-cell office:value-type="float" office:value="19.212295">
                <text:p>19.212295</text:p>
              </table:table-cell>
              <table:table-cell office:value-type="float" office:value="15.661076">
                <text:p>15.661076</text:p>
              </table:table-cell>
              <table:table-cell office:value-type="float" office:value="16.261109">
                <text:p>16.261109</text:p>
              </table:table-cell>
              <table:table-cell office:value-type="float" office:value="16.0967">
                <text:p>16.0967</text:p>
              </table:table-cell>
              <table:table-cell office:value-type="float" office:value="17.082164">
                <text:p>17.082164</text:p>
              </table:table-cell>
              <table:table-cell office:value-type="float" office:value="17.618473">
                <text:p>17.618473</text:p>
              </table:table-cell>
              <table:table-cell office:value-type="float" office:value="14.173219">
                <text:p>14.173219</text:p>
              </table:table-cell>
              <table:table-cell office:value-type="float" office:value="19.268885">
                <text:p>19.268885</text:p>
              </table:table-cell>
              <table:table-cell office:value-type="float" office:value="20.460545">
                <text:p>20.460545</text:p>
              </table:table-cell>
              <table:table-cell office:value-type="float" office:value="43.178784">
                <text:p>43.178784</text:p>
              </table:table-cell>
              <table:table-cell office:value-type="float" office:value="55.89523">
                <text:p>55.89523</text:p>
              </table:table-cell>
              <table:table-cell office:value-type="float" office:value="42.563452">
                <text:p>42.563452</text:p>
              </table:table-cell>
              <table:table-cell office:value-type="float" office:value="41.623143">
                <text:p>41.623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.707343">
                <text:p>5.707343</text:p>
              </table:table-cell>
              <table:table-cell office:value-type="float" office:value="45.896504">
                <text:p>45.896504</text:p>
              </table:table-cell>
              <table:table-cell office:value-type="float" office:value="38.468535">
                <text:p>38.468535</text:p>
              </table:table-cell>
              <table:table-cell office:value-type="float" office:value="37.817454">
                <text:p>37.817454</text:p>
              </table:table-cell>
              <table:table-cell office:value-type="float" office:value="29.24936">
                <text:p>29.24936</text:p>
              </table:table-cell>
              <table:table-cell office:value-type="float" office:value="40.920603">
                <text:p>40.920603</text:p>
              </table:table-cell>
              <table:table-cell office:value-type="float" office:value="62.77454">
                <text:p>62.77454</text:p>
              </table:table-cell>
              <table:table-cell office:value-type="float" office:value="51.811957">
                <text:p>51.811957</text:p>
              </table:table-cell>
              <table:table-cell office:value-type="float" office:value="41.932262">
                <text:p>41.932262</text:p>
              </table:table-cell>
              <table:table-cell office:value-type="float" office:value="53.349297">
                <text:p>53.349297</text:p>
              </table:table-cell>
              <table:table-cell office:value-type="float" office:value="76.93237">
                <text:p>76.93237</text:p>
              </table:table-cell>
              <table:table-cell office:value-type="float" office:value="94.882503">
                <text:p>94.882503</text:p>
              </table:table-cell>
              <table:table-cell office:value-type="float" office:value="79.802003">
                <text:p>79.802003</text:p>
              </table:table-cell>
              <table:table-cell office:value-type="float" office:value="453.242835">
                <text:p>453.242835</text:p>
              </table:table-cell>
              <table:table-cell office:value-type="float" office:value="54.199816">
                <text:p>54.199816</text:p>
              </table:table-cell>
              <table:table-cell office:value-type="float" office:value="245.518141">
                <text:p>245.518141</text:p>
              </table:table-cell>
              <table:table-cell office:value-type="float" office:value="26.070144">
                <text:p>26.070144</text:p>
              </table:table-cell>
              <table:table-cell office:value-type="float" office:value="34.202602">
                <text:p>34.202602</text:p>
              </table:table-cell>
              <table:table-cell office:value-type="float" office:value="23.511806">
                <text:p>23.511806</text:p>
              </table:table-cell>
              <table:table-cell office:value-type="float" office:value="26.134079">
                <text:p>26.134079</text:p>
              </table:table-cell>
              <table:table-cell office:value-type="float" office:value="27.900848">
                <text:p>27.900848</text:p>
              </table:table-cell>
              <table:table-cell office:value-type="float" office:value="25.128239">
                <text:p>25.128239</text:p>
              </table:table-cell>
              <table:table-cell office:value-type="float" office:value="89.589549">
                <text:p>89.589549</text:p>
              </table:table-cell>
              <table:table-cell office:value-type="float" office:value="83.578671">
                <text:p>83.578671</text:p>
              </table:table-cell>
              <table:table-cell office:value-type="float" office:value="26.113085">
                <text:p>26.113085</text:p>
              </table:table-cell>
              <table:table-cell office:value-type="float" office:value="31.863821">
                <text:p>31.863821</text:p>
              </table:table-cell>
              <table:table-cell office:value-type="float" office:value="34.555669">
                <text:p>34.555669</text:p>
              </table:table-cell>
              <table:table-cell office:value-type="float" office:value="34.877104">
                <text:p>34.877104</text:p>
              </table:table-cell>
              <table:table-cell office:value-type="float" office:value="25.030364">
                <text:p>25.030364</text:p>
              </table:table-cell>
              <table:table-cell office:value-type="float" office:value="33.829503">
                <text:p>33.829503</text:p>
              </table:table-cell>
              <table:table-cell office:value-type="float" office:value="24.599078">
                <text:p>24.599078</text:p>
              </table:table-cell>
              <table:table-cell office:value-type="float" office:value="32.40194">
                <text:p>32.40194</text:p>
              </table:table-cell>
              <table:table-cell office:value-type="float" office:value="33.156014">
                <text:p>33.156014</text:p>
              </table:table-cell>
              <table:table-cell office:value-type="float" office:value="35.057444">
                <text:p>35.057444</text:p>
              </table:table-cell>
              <table:table-cell office:value-type="float" office:value="22.707241">
                <text:p>22.707241</text:p>
              </table:table-cell>
              <table:table-cell office:value-type="float" office:value="35.057444">
                <text:p>35.057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443579">
                <text:p>5.443579</text:p>
              </table:table-cell>
              <table:table-cell office:value-type="float" office:value="45.504225">
                <text:p>45.504225</text:p>
              </table:table-cell>
              <table:table-cell office:value-type="float" office:value="46.233118">
                <text:p>46.233118</text:p>
              </table:table-cell>
              <table:table-cell office:value-type="float" office:value="48.578427">
                <text:p>48.578427</text:p>
              </table:table-cell>
              <table:table-cell office:value-type="float" office:value="45.70121">
                <text:p>45.70121</text:p>
              </table:table-cell>
              <table:table-cell office:value-type="float" office:value="38.275115">
                <text:p>38.275115</text:p>
              </table:table-cell>
              <table:table-cell office:value-type="float" office:value="235.314243">
                <text:p>235.314243</text:p>
              </table:table-cell>
              <table:table-cell office:value-type="float" office:value="99.99">
                <text:p>99.99</text:p>
              </table:table-cell>
              <table:table-cell office:value-type="float" office:value="183.505351">
                <text:p>183.505351</text:p>
              </table:table-cell>
              <table:table-cell office:value-type="float" office:value="84.106131">
                <text:p>84.106131</text:p>
              </table:table-cell>
              <table:table-cell office:value-type="float" office:value="164.544384">
                <text:p>164.544384</text:p>
              </table:table-cell>
              <table:table-cell office:value-type="float" office:value="99.99">
                <text:p>99.99</text:p>
              </table:table-cell>
              <table:table-cell office:value-type="float" office:value="104.904905">
                <text:p>104.904905</text:p>
              </table:table-cell>
              <table:table-cell office:value-type="float" office:value="82.405638">
                <text:p>82.405638</text:p>
              </table:table-cell>
              <table:table-cell office:value-type="float" office:value="97.136419">
                <text:p>97.136419</text:p>
              </table:table-cell>
              <table:table-cell office:value-type="float" office:value="105.317296">
                <text:p>105.317296</text:p>
              </table:table-cell>
              <table:table-cell office:value-type="float" office:value="26.837702">
                <text:p>26.837702</text:p>
              </table:table-cell>
              <table:table-cell office:value-type="float" office:value="31.933372">
                <text:p>31.933372</text:p>
              </table:table-cell>
              <table:table-cell office:value-type="float" office:value="19.123644">
                <text:p>19.123644</text:p>
              </table:table-cell>
              <table:table-cell office:value-type="float" office:value="42.214775">
                <text:p>42.214775</text:p>
              </table:table-cell>
              <table:table-cell office:value-type="float" office:value="22.514649">
                <text:p>22.514649</text:p>
              </table:table-cell>
              <table:table-cell office:value-type="float" office:value="29.404193">
                <text:p>29.404193</text:p>
              </table:table-cell>
              <table:table-cell office:value-type="float" office:value="14.491233">
                <text:p>14.491233</text:p>
              </table:table-cell>
              <table:table-cell office:value-type="float" office:value="12.450726">
                <text:p>12.450726</text:p>
              </table:table-cell>
              <table:table-cell office:value-type="float" office:value="23.810024">
                <text:p>23.810024</text:p>
              </table:table-cell>
              <table:table-cell office:value-type="float" office:value="37.636423">
                <text:p>37.636423</text:p>
              </table:table-cell>
              <table:table-cell office:value-type="float" office:value="24.709885">
                <text:p>24.709885</text:p>
              </table:table-cell>
              <table:table-cell office:value-type="float" office:value="27.974723">
                <text:p>27.974723</text:p>
              </table:table-cell>
              <table:table-cell office:value-type="float" office:value="30.049684">
                <text:p>30.049684</text:p>
              </table:table-cell>
              <table:table-cell office:value-type="float" office:value="23.575185">
                <text:p>23.575185</text:p>
              </table:table-cell>
              <table:table-cell office:value-type="float" office:value="25.619527">
                <text:p>25.619527</text:p>
              </table:table-cell>
              <table:table-cell office:value-type="float" office:value="26.831218">
                <text:p>26.831218</text:p>
              </table:table-cell>
              <table:table-cell office:value-type="float" office:value="32.778727">
                <text:p>32.778727</text:p>
              </table:table-cell>
              <table:table-cell office:value-type="float" office:value="35.286445">
                <text:p>35.286445</text:p>
              </table:table-cell>
              <table:table-cell office:value-type="float" office:value="20.402222">
                <text:p>20.402222</text:p>
              </table:table-cell>
              <table:table-cell office:value-type="float" office:value="35.716568">
                <text:p>35.716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.739433">
                <text:p>8.739433</text:p>
              </table:table-cell>
              <table:table-cell office:value-type="float" office:value="54.720618">
                <text:p>54.720618</text:p>
              </table:table-cell>
              <table:table-cell office:value-type="float" office:value="46.078015">
                <text:p>46.078015</text:p>
              </table:table-cell>
              <table:table-cell office:value-type="float" office:value="40.432173">
                <text:p>40.432173</text:p>
              </table:table-cell>
              <table:table-cell office:value-type="float" office:value="25.90533">
                <text:p>25.90533</text:p>
              </table:table-cell>
              <table:table-cell office:value-type="float" office:value="43.945276">
                <text:p>43.945276</text:p>
              </table:table-cell>
              <table:table-cell office:value-type="float" office:value="78.695111">
                <text:p>78.695111</text:p>
              </table:table-cell>
              <table:table-cell office:value-type="float" office:value="87.309486">
                <text:p>87.309486</text:p>
              </table:table-cell>
              <table:table-cell office:value-type="float" office:value="107.379907">
                <text:p>107.379907</text:p>
              </table:table-cell>
              <table:table-cell office:value-type="float" office:value="63.942467">
                <text:p>63.942467</text:p>
              </table:table-cell>
              <table:table-cell office:value-type="float" office:value="90.752522">
                <text:p>90.75252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3.26354">
                <text:p>103.26354</text:p>
              </table:table-cell>
              <table:table-cell office:value-type="float" office:value="99.99">
                <text:p>99.99</text:p>
              </table:table-cell>
              <table:table-cell office:value-type="float" office:value="1123.699991">
                <text:p>1123.699991</text:p>
              </table:table-cell>
              <table:table-cell office:value-type="float" office:value="25.323638">
                <text:p>25.323638</text:p>
              </table:table-cell>
              <table:table-cell office:value-type="float" office:value="32.300806">
                <text:p>32.300806</text:p>
              </table:table-cell>
              <table:table-cell office:value-type="float" office:value="27.411413">
                <text:p>27.411413</text:p>
              </table:table-cell>
              <table:table-cell office:value-type="float" office:value="27.56234">
                <text:p>27.56234</text:p>
              </table:table-cell>
              <table:table-cell office:value-type="float" office:value="32.468194">
                <text:p>32.468194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6.174537">
                <text:p>46.174537</text:p>
              </table:table-cell>
              <table:table-cell office:value-type="float" office:value="99.99">
                <text:p>99.99</text:p>
              </table:table-cell>
              <table:table-cell office:value-type="float" office:value="695.662047">
                <text:p>695.662047</text:p>
              </table:table-cell>
              <table:table-cell office:value-type="float" office:value="27.725786">
                <text:p>27.725786</text:p>
              </table:table-cell>
              <table:table-cell office:value-type="float" office:value="24.5128">
                <text:p>24.5128</text:p>
              </table:table-cell>
              <table:table-cell office:value-type="float" office:value="24.317295">
                <text:p>24.317295</text:p>
              </table:table-cell>
              <table:table-cell office:value-type="float" office:value="28.912871">
                <text:p>28.912871</text:p>
              </table:table-cell>
              <table:table-cell office:value-type="float" office:value="27.382325">
                <text:p>27.382325</text:p>
              </table:table-cell>
              <table:table-cell office:value-type="float" office:value="26.83383">
                <text:p>26.83383</text:p>
              </table:table-cell>
              <table:table-cell office:value-type="float" office:value="38.563124">
                <text:p>38.563124</text:p>
              </table:table-cell>
              <table:table-cell office:value-type="float" office:value="29.581904">
                <text:p>29.581904</text:p>
              </table:table-cell>
              <table:table-cell office:value-type="float" office:value="47.342275">
                <text:p>47.342275</text:p>
              </table:table-cell>
              <table:table-cell office:value-type="float" office:value="42.49655">
                <text:p>42.49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.048529">
                <text:p>9.048529</text:p>
              </table:table-cell>
              <table:table-cell office:value-type="float" office:value="31.270852">
                <text:p>31.270852</text:p>
              </table:table-cell>
              <table:table-cell office:value-type="float" office:value="31.284867">
                <text:p>31.284867</text:p>
              </table:table-cell>
              <table:table-cell office:value-type="float" office:value="29.731537">
                <text:p>29.731537</text:p>
              </table:table-cell>
              <table:table-cell office:value-type="float" office:value="31.247459">
                <text:p>31.247459</text:p>
              </table:table-cell>
              <table:table-cell office:value-type="float" office:value="29.751406">
                <text:p>29.75140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68.225881">
                <text:p>68.225881</text:p>
              </table:table-cell>
              <table:table-cell office:value-type="float" office:value="99.99">
                <text:p>99.99</text:p>
              </table:table-cell>
              <table:table-cell office:value-type="float" office:value="122.872646">
                <text:p>122.872646</text:p>
              </table:table-cell>
              <table:table-cell office:value-type="float" office:value="119.927189">
                <text:p>119.927189</text:p>
              </table:table-cell>
              <table:table-cell office:value-type="float" office:value="68.490442">
                <text:p>68.490442</text:p>
              </table:table-cell>
              <table:table-cell office:value-type="float" office:value="61.813224">
                <text:p>61.813224</text:p>
              </table:table-cell>
              <table:table-cell office:value-type="float" office:value="103.588276">
                <text:p>103.588276</text:p>
              </table:table-cell>
              <table:table-cell office:value-type="float" office:value="29.206943">
                <text:p>29.206943</text:p>
              </table:table-cell>
              <table:table-cell office:value-type="float" office:value="36.891491">
                <text:p>36.891491</text:p>
              </table:table-cell>
              <table:table-cell office:value-type="float" office:value="32.33661">
                <text:p>32.33661</text:p>
              </table:table-cell>
              <table:table-cell office:value-type="float" office:value="31.391167">
                <text:p>31.391167</text:p>
              </table:table-cell>
              <table:table-cell office:value-type="float" office:value="26.303916">
                <text:p>26.303916</text:p>
              </table:table-cell>
              <table:table-cell office:value-type="float" office:value="53.546849">
                <text:p>53.546849</text:p>
              </table:table-cell>
              <table:table-cell office:value-type="float" office:value="38.925459">
                <text:p>38.925459</text:p>
              </table:table-cell>
              <table:table-cell office:value-type="float" office:value="50.575346">
                <text:p>50.575346</text:p>
              </table:table-cell>
              <table:table-cell office:value-type="float" office:value="149.551096">
                <text:p>149.551096</text:p>
              </table:table-cell>
              <table:table-cell office:value-type="float" office:value="155.138951">
                <text:p>155.138951</text:p>
              </table:table-cell>
              <table:table-cell office:value-type="float" office:value="28.07264">
                <text:p>28.07264</text:p>
              </table:table-cell>
              <table:table-cell office:value-type="float" office:value="25.374073">
                <text:p>25.374073</text:p>
              </table:table-cell>
              <table:table-cell office:value-type="float" office:value="30.266896">
                <text:p>30.266896</text:p>
              </table:table-cell>
              <table:table-cell office:value-type="float" office:value="26.487763">
                <text:p>26.487763</text:p>
              </table:table-cell>
              <table:table-cell office:value-type="float" office:value="25.684769">
                <text:p>25.684769</text:p>
              </table:table-cell>
              <table:table-cell office:value-type="float" office:value="30.27902">
                <text:p>30.27902</text:p>
              </table:table-cell>
              <table:table-cell office:value-type="float" office:value="60.336151">
                <text:p>60.336151</text:p>
              </table:table-cell>
              <table:table-cell office:value-type="float" office:value="53.337783">
                <text:p>53.337783</text:p>
              </table:table-cell>
              <table:table-cell office:value-type="float" office:value="50.10228">
                <text:p>50.10228</text:p>
              </table:table-cell>
              <table:table-cell office:value-type="float" office:value="58.903614">
                <text:p>58.903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.196392">
                <text:p>8.196392</text:p>
              </table:table-cell>
              <table:table-cell office:value-type="float" office:value="34.895103">
                <text:p>34.895103</text:p>
              </table:table-cell>
              <table:table-cell office:value-type="float" office:value="39.227438">
                <text:p>39.227438</text:p>
              </table:table-cell>
              <table:table-cell office:value-type="float" office:value="40.285216">
                <text:p>40.285216</text:p>
              </table:table-cell>
              <table:table-cell office:value-type="float" office:value="38.815368">
                <text:p>38.815368</text:p>
              </table:table-cell>
              <table:table-cell office:value-type="float" office:value="41.555815">
                <text:p>41.555815</text:p>
              </table:table-cell>
              <table:table-cell office:value-type="float" office:value="60.301985">
                <text:p>60.301985</text:p>
              </table:table-cell>
              <table:table-cell office:value-type="float" office:value="53.545597">
                <text:p>53.545597</text:p>
              </table:table-cell>
              <table:table-cell office:value-type="float" office:value="50.646232">
                <text:p>50.646232</text:p>
              </table:table-cell>
              <table:table-cell office:value-type="float" office:value="43.504422">
                <text:p>43.504422</text:p>
              </table:table-cell>
              <table:table-cell office:value-type="float" office:value="80.464876">
                <text:p>80.464876</text:p>
              </table:table-cell>
              <table:table-cell office:value-type="float" office:value="256.457104">
                <text:p>256.457104</text:p>
              </table:table-cell>
              <table:table-cell office:value-type="float" office:value="100.127486">
                <text:p>100.127486</text:p>
              </table:table-cell>
              <table:table-cell office:value-type="float" office:value="117.012195">
                <text:p>117.012195</text:p>
              </table:table-cell>
              <table:table-cell office:value-type="float" office:value="99.99">
                <text:p>99.99</text:p>
              </table:table-cell>
              <table:table-cell office:value-type="float" office:value="108.8076">
                <text:p>108.8076</text:p>
              </table:table-cell>
              <table:table-cell office:value-type="float" office:value="33.641755">
                <text:p>33.641755</text:p>
              </table:table-cell>
              <table:table-cell office:value-type="float" office:value="40.978809">
                <text:p>40.978809</text:p>
              </table:table-cell>
              <table:table-cell office:value-type="float" office:value="44.123698">
                <text:p>44.123698</text:p>
              </table:table-cell>
              <table:table-cell office:value-type="float" office:value="43.86008">
                <text:p>43.86008</text:p>
              </table:table-cell>
              <table:table-cell office:value-type="float" office:value="40.232588">
                <text:p>40.232588</text:p>
              </table:table-cell>
              <table:table-cell office:value-type="float" office:value="1072.352072">
                <text:p>1072.352072</text:p>
              </table:table-cell>
              <table:table-cell office:value-type="float" office:value="116.398019">
                <text:p>116.39801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8.42377">
                <text:p>28.42377</text:p>
              </table:table-cell>
              <table:table-cell office:value-type="float" office:value="32.059637">
                <text:p>32.059637</text:p>
              </table:table-cell>
              <table:table-cell office:value-type="float" office:value="34.542748">
                <text:p>34.542748</text:p>
              </table:table-cell>
              <table:table-cell office:value-type="float" office:value="34.371999">
                <text:p>34.371999</text:p>
              </table:table-cell>
              <table:table-cell office:value-type="float" office:value="34.257003">
                <text:p>34.257003</text:p>
              </table:table-cell>
              <table:table-cell office:value-type="float" office:value="32.399263">
                <text:p>32.399263</text:p>
              </table:table-cell>
              <table:table-cell office:value-type="float" office:value="41.351529">
                <text:p>41.351529</text:p>
              </table:table-cell>
              <table:table-cell office:value-type="float" office:value="40.095602">
                <text:p>40.095602</text:p>
              </table:table-cell>
              <table:table-cell office:value-type="float" office:value="38.484425">
                <text:p>38.484425</text:p>
              </table:table-cell>
              <table:table-cell office:value-type="float" office:value="42.554188">
                <text:p>42.554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.474241">
                <text:p>14.474241</text:p>
              </table:table-cell>
              <table:table-cell office:value-type="float" office:value="48.235848">
                <text:p>48.235848</text:p>
              </table:table-cell>
              <table:table-cell office:value-type="float" office:value="46.716495">
                <text:p>46.716495</text:p>
              </table:table-cell>
              <table:table-cell office:value-type="float" office:value="51.284588">
                <text:p>51.284588</text:p>
              </table:table-cell>
              <table:table-cell office:value-type="float" office:value="99.99">
                <text:p>99.99</text:p>
              </table:table-cell>
              <table:table-cell office:value-type="float" office:value="55.49003">
                <text:p>55.4900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7.53882">
                <text:p>47.53882</text:p>
              </table:table-cell>
              <table:table-cell office:value-type="float" office:value="46.125711">
                <text:p>46.125711</text:p>
              </table:table-cell>
              <table:table-cell office:value-type="float" office:value="67.872948">
                <text:p>67.872948</text:p>
              </table:table-cell>
              <table:table-cell office:value-type="float" office:value="67.357079">
                <text:p>67.357079</text:p>
              </table:table-cell>
              <table:table-cell office:value-type="float" office:value="62.739812">
                <text:p>62.739812</text:p>
              </table:table-cell>
              <table:table-cell office:value-type="float" office:value="99.99">
                <text:p>99.99</text:p>
              </table:table-cell>
              <table:table-cell office:value-type="float" office:value="607.082751">
                <text:p>607.08275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7.969013">
                <text:p>47.969013</text:p>
              </table:table-cell>
              <table:table-cell office:value-type="float" office:value="55.736464">
                <text:p>55.736464</text:p>
              </table:table-cell>
              <table:table-cell office:value-type="float" office:value="67.965164">
                <text:p>67.965164</text:p>
              </table:table-cell>
              <table:table-cell office:value-type="float" office:value="69.338742">
                <text:p>69.338742</text:p>
              </table:table-cell>
              <table:table-cell office:value-type="float" office:value="51.617577">
                <text:p>51.617577</text:p>
              </table:table-cell>
              <table:table-cell office:value-type="float" office:value="52.824908">
                <text:p>52.824908</text:p>
              </table:table-cell>
              <table:table-cell office:value-type="float" office:value="61.790625">
                <text:p>61.790625</text:p>
              </table:table-cell>
              <table:table-cell office:value-type="float" office:value="52.892386">
                <text:p>52.892386</text:p>
              </table:table-cell>
              <table:table-cell office:value-type="float" office:value="63.030738">
                <text:p>63.030738</text:p>
              </table:table-cell>
              <table:table-cell office:value-type="float" office:value="60.569768">
                <text:p>60.569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.114366">
                <text:p>18.114366</text:p>
              </table:table-cell>
              <table:table-cell office:value-type="float" office:value="99.99">
                <text:p>99.99</text:p>
              </table:table-cell>
              <table:table-cell office:value-type="float" office:value="107.496922">
                <text:p>107.496922</text:p>
              </table:table-cell>
              <table:table-cell office:value-type="float" office:value="730.366653">
                <text:p>730.366653</text:p>
              </table:table-cell>
              <table:table-cell office:value-type="float" office:value="99.99">
                <text:p>99.99</text:p>
              </table:table-cell>
              <table:table-cell office:value-type="float" office:value="140.397603">
                <text:p>140.39760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88.216956">
                <text:p>88.216956</text:p>
              </table:table-cell>
              <table:table-cell office:value-type="float" office:value="135.173343">
                <text:p>135.173343</text:p>
              </table:table-cell>
              <table:table-cell office:value-type="float" office:value="73.77122">
                <text:p>73.77122</text:p>
              </table:table-cell>
              <table:table-cell office:value-type="float" office:value="100.31003">
                <text:p>100.31003</text:p>
              </table:table-cell>
              <table:table-cell office:value-type="float" office:value="76.142964">
                <text:p>76.142964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70.440523">
                <text:p>70.440523</text:p>
              </table:table-cell>
              <table:table-cell office:value-type="float" office:value="63.016838">
                <text:p>63.016838</text:p>
              </table:table-cell>
              <table:table-cell office:value-type="float" office:value="75.152164">
                <text:p>75.152164</text:p>
              </table:table-cell>
              <table:table-cell office:value-type="float" office:value="70.480357">
                <text:p>70.480357</text:p>
              </table:table-cell>
              <table:table-cell office:value-type="float" office:value="73.032884">
                <text:p>73.032884</text:p>
              </table:table-cell>
              <table:table-cell office:value-type="float" office:value="76.632256">
                <text:p>76.632256</text:p>
              </table:table-cell>
              <table:table-cell office:value-type="float" office:value="67.764501">
                <text:p>67.764501</text:p>
              </table:table-cell>
              <table:table-cell office:value-type="float" office:value="57.134271">
                <text:p>57.134271</text:p>
              </table:table-cell>
              <table:table-cell office:value-type="float" office:value="89.852757">
                <text:p>89.852757</text:p>
              </table:table-cell>
              <table:table-cell office:value-type="float" office:value="83.41434">
                <text:p>83.41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648.475466">
                <text:p>648.475466</text:p>
              </table:table-cell>
              <table:table-cell office:value-type="float" office:value="470.322758">
                <text:p>470.322758</text:p>
              </table:table-cell>
              <table:table-cell office:value-type="float" office:value="602.021969">
                <text:p>602.021969</text:p>
              </table:table-cell>
              <table:table-cell office:value-type="float" office:value="1035.302738">
                <text:p>1035.302738</text:p>
              </table:table-cell>
              <table:table-cell office:value-type="float" office:value="1468.260765">
                <text:p>1468.26076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566.872927">
                <text:p>2566.872927</text:p>
              </table:table-cell>
              <table:table-cell office:value-type="float" office:value="3939.833809">
                <text:p>3939.833809</text:p>
              </table:table-cell>
              <table:table-cell office:value-type="float" office:value="3181.283666">
                <text:p>3181.283666</text:p>
              </table:table-cell>
              <table:table-cell office:value-type="float" office:value="2497.98872">
                <text:p>2497.98872</text:p>
              </table:table-cell>
              <table:table-cell office:value-type="float" office:value="3910.594749">
                <text:p>3910.594749</text:p>
              </table:table-cell>
              <table:table-cell office:value-type="float" office:value="6203.325987">
                <text:p>6203.325987</text:p>
              </table:table-cell>
              <table:table-cell office:value-type="float" office:value="879.249689">
                <text:p>879.249689</text:p>
              </table:table-cell>
              <table:table-cell office:value-type="float" office:value="786.049174">
                <text:p>786.049174</text:p>
              </table:table-cell>
              <table:table-cell office:value-type="float" office:value="799.773033">
                <text:p>799.773033</text:p>
              </table:table-cell>
              <table:table-cell office:value-type="float" office:value="735.110674">
                <text:p>735.110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754.422277">
                <text:p>754.422277</text:p>
              </table:table-cell>
              <table:table-cell office:value-type="float" office:value="384.481349">
                <text:p>384.481349</text:p>
              </table:table-cell>
              <table:table-cell office:value-type="float" office:value="670.578781">
                <text:p>670.578781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3.932189">
                <text:p>443.93218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27.507977">
                <text:p>427.507977</text:p>
              </table:table-cell>
              <table:table-cell office:value-type="float" office:value="389.85436">
                <text:p>389.85436</text:p>
              </table:table-cell>
              <table:table-cell office:value-type="float" office:value="430.576167">
                <text:p>430.576167</text:p>
              </table:table-cell>
              <table:table-cell office:value-type="float" office:value="1210.739992">
                <text:p>1210.739992</text:p>
              </table:table-cell>
              <table:table-cell office:value-type="float" office:value="367.40729">
                <text:p>367.4072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2714.813331">
                <text:p>12714.81333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96.355734">
                <text:p>396.355734</text:p>
              </table:table-cell>
              <table:table-cell office:value-type="float" office:value="495.911733">
                <text:p>495.911733</text:p>
              </table:table-cell>
              <table:table-cell office:value-type="float" office:value="1458.519525">
                <text:p>1458.519525</text:p>
              </table:table-cell>
              <table:table-cell office:value-type="float" office:value="458.075893">
                <text:p>458.075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1.001431">
                <text:p>111.00143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0.526126">
                <text:p>80.52612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773.996902">
                <text:p>773.996902</text:p>
              </table:table-cell>
              <table:table-cell office:value-type="float" office:value="929.901366">
                <text:p>929.901366</text:p>
              </table:table-cell>
              <table:table-cell office:value-type="float" office:value="683.524041">
                <text:p>683.524041</text:p>
              </table:table-cell>
              <table:table-cell office:value-type="float" office:value="1436.125237">
                <text:p>1436.125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.762205">
                <text:p>88.76220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1520.053187">
                <text:p>31520.05318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138.014936">
                <text:p>1138.014936</text:p>
              </table:table-cell>
              <table:table-cell office:value-type="float" office:value="1337.289174">
                <text:p>1337.289174</text:p>
              </table:table-cell>
              <table:table-cell office:value-type="float" office:value="1019.390387">
                <text:p>1019.390387</text:p>
              </table:table-cell>
              <table:table-cell office:value-type="float" office:value="1245.795032">
                <text:p>1245.795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88.264378">
                <text:p>888.26437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8027.608752">
                <text:p>8027.608752</text:p>
              </table:table-cell>
              <table:table-cell office:value-type="float" office:value="6982.516704">
                <text:p>6982.516704</text:p>
              </table:table-cell>
              <table:table-cell office:value-type="float" office:value="6303.16214">
                <text:p>6303.16214</text:p>
              </table:table-cell>
              <table:table-cell office:value-type="float" office:value="6538.697522">
                <text:p>6538.697522</text:p>
              </table:table-cell>
              <table:table-cell office:value-type="float" office:value="7921.022679">
                <text:p>7921.022679</text:p>
              </table:table-cell>
              <table:table-cell office:value-type="float" office:value="7087.029839">
                <text:p>7087.02983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5233.325343">
                <text:p>5233.325343</text:p>
              </table:table-cell>
              <table:table-cell office:value-type="float" office:value="2496.278859">
                <text:p>2496.278859</text:p>
              </table:table-cell>
              <table:table-cell office:value-type="float" office:value="6562.307085">
                <text:p>6562.307085</text:p>
              </table:table-cell>
              <table:table-cell office:value-type="float" office:value="10778.415498">
                <text:p>10778.415498</text:p>
              </table:table-cell>
              <table:table-cell office:value-type="float" office:value="4751.773172">
                <text:p>4751.77317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760.623066">
                <text:p>3760.623066</text:p>
              </table:table-cell>
              <table:table-cell office:value-type="float" office:value="3239.818526">
                <text:p>3239.818526</text:p>
              </table:table-cell>
              <table:table-cell office:value-type="float" office:value="3391.967094">
                <text:p>3391.967094</text:p>
              </table:table-cell>
              <table:table-cell office:value-type="float" office:value="4129.7038">
                <text:p>4129.7038</text:p>
              </table:table-cell>
              <table:table-cell office:value-type="float" office:value="3780.419497">
                <text:p>3780.419497</text:p>
              </table:table-cell>
              <table:table-cell office:value-type="float" office:value="3956.715107">
                <text:p>3956.71510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